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DC000005DCFD38CB171F759DE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 style:family="table">
      <style:table-properties style:width="7.2847in" fo:margin-left="0in" fo:margin-top="0in" fo:margin-bottom="0in" table:align="left"/>
    </style:style>
    <style:style style:name="Table1.A" style:family="table-column">
      <style:table-column-properties style:column-width="3.6424in"/>
    </style:style>
    <style:style style:name="Table1.B" style:family="table-column">
      <style:table-column-properties style:column-width="3.6417in"/>
    </style:style>
    <style:style style:name="Table1.1" style:family="table-row">
      <style:table-row-properties style:min-row-height="0.2083in" fo:keep-together="auto"/>
    </style:style>
    <style:style style:name="Table1.A1" style:family="table-cell">
      <style:table-cell-properties style:vertical-align="" fo:background-color="#1da64a" fo:padding="0.0694in"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3" style:family="table-row">
      <style:table-row-properties fo:keep-together="auto"/>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4" style:family="table-row">
      <style:table-row-properties fo:keep-together="auto"/>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5" style:family="table-row">
      <style:table-row-properties fo:keep-together="auto"/>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6" style:family="table-row">
      <style:table-row-properties fo:keep-together="auto"/>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7" style:family="table-row">
      <style:table-row-properties fo:keep-together="auto"/>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8" style:family="table-row">
      <style:table-row-properties style:min-row-height="0.7083in" fo:keep-together="auto"/>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9" style:family="table-row">
      <style:table-row-properties fo:keep-together="auto"/>
    </style:style>
    <style:style style:name="Table1.A9" style:family="table-cell">
      <style:table-cell-properties style:vertical-align="" fo:padding="0.0694in" fo:border="1pt solid #000000"/>
    </style:style>
    <style:style style:name="Table1.B9" style:family="table-cell">
      <style:table-cell-properties style:vertical-align="" fo:padding="0.0694in" fo:border="1pt solid #000000"/>
    </style:style>
    <style:style style:name="Table1.10" style:family="table-row">
      <style:table-row-properties fo:keep-together="auto"/>
    </style:style>
    <style:style style:name="Table1.A10" style:family="table-cell">
      <style:table-cell-properties style:vertical-align="" fo:padding="0.0694in" fo:border="1pt solid #000000"/>
    </style:style>
    <style:style style:name="Table1.B10" style:family="table-cell">
      <style:table-cell-properties style:vertical-align="" fo:padding="0.0694in" fo:border="1pt solid #000000"/>
    </style:style>
    <style:style style:name="Table1.11" style:family="table-row">
      <style:table-row-properties fo:keep-together="auto"/>
    </style:style>
    <style:style style:name="Table1.A11" style:family="table-cell">
      <style:table-cell-properties style:vertical-align="" fo:padding="0.0694in" fo:border="1pt solid #000000"/>
    </style:style>
    <style:style style:name="Table1.B11" style:family="table-cell">
      <style:table-cell-properties style:vertical-align="" fo:padding="0.0694in" fo:border="1pt solid #000000"/>
    </style:style>
    <style:style style:name="Table1.12" style:family="table-row">
      <style:table-row-properties fo:keep-together="auto"/>
    </style:style>
    <style:style style:name="Table1.A12" style:family="table-cell">
      <style:table-cell-properties style:vertical-align="" fo:padding="0.0694in" fo:border="1pt solid #000000"/>
    </style:style>
    <style:style style:name="Table1.B12" style:family="table-cell">
      <style:table-cell-properties style:vertical-align="" fo:padding="0.0694in" fo:border="1pt solid #000000"/>
    </style:style>
    <style:style style:name="Table1.13" style:family="table-row">
      <style:table-row-properties fo:keep-together="auto"/>
    </style:style>
    <style:style style:name="Table1.A13" style:family="table-cell">
      <style:table-cell-properties style:vertical-align="" fo:padding="0.0694in" fo:border="1pt solid #000000"/>
    </style:style>
    <style:style style:name="Table1.B13" style:family="table-cell">
      <style:table-cell-properties style:vertical-align="" fo:padding="0.0694in" fo:border="1pt solid #000000"/>
    </style:style>
    <style:style style:name="Table1.14" style:family="table-row">
      <style:table-row-properties fo:keep-together="auto"/>
    </style:style>
    <style:style style:name="Table1.A14" style:family="table-cell">
      <style:table-cell-properties style:vertical-align="" fo:padding="0.0694in" fo:border="1pt solid #000000"/>
    </style:style>
    <style:style style:name="Table1.B14" style:family="table-cell">
      <style:table-cell-properties style:vertical-align="" fo:padding="0.0694in" fo:border="1pt solid #000000"/>
    </style:style>
    <style:style style:name="Table1.15" style:family="table-row">
      <style:table-row-properties style:min-row-height="0.3333in" fo:keep-together="auto"/>
    </style:style>
    <style:style style:name="Table1.A15" style:family="table-cell">
      <style:table-cell-properties style:vertical-align="" fo:padding="0.0694in" fo:border="1pt solid #000000"/>
    </style:style>
    <style:style style:name="Table1.B15" style:family="table-cell">
      <style:table-cell-properties style:vertical-align="" fo:padding="0.0694in" fo:border="1pt solid #000000"/>
    </style:style>
    <style:style style:name="Table1.16" style:family="table-row">
      <style:table-row-properties fo:keep-together="auto"/>
    </style:style>
    <style:style style:name="Table1.A16" style:family="table-cell">
      <style:table-cell-properties style:vertical-align="" fo:padding="0.0694in" fo:border="1pt solid #000000"/>
    </style:style>
    <style:style style:name="Table1.B16" style:family="table-cell">
      <style:table-cell-properties style:vertical-align="" fo:padding="0.0694in" fo:border="1pt solid #000000"/>
    </style:style>
    <style:style style:name="Table1.17" style:family="table-row">
      <style:table-row-properties fo:keep-together="auto"/>
    </style:style>
    <style:style style:name="Table1.A17" style:family="table-cell">
      <style:table-cell-properties style:vertical-align="" fo:padding="0.0694in" fo:border="1pt solid #000000"/>
    </style:style>
    <style:style style:name="Table1.B17" style:family="table-cell">
      <style:table-cell-properties style:vertical-align="" fo:padding="0.0694in" fo:border="1pt solid #000000"/>
    </style:style>
    <style:style style:name="Table1.18" style:family="table-row">
      <style:table-row-properties style:min-row-height="0.3472in" fo:keep-together="auto"/>
    </style:style>
    <style:style style:name="Table1.A18" style:family="table-cell">
      <style:table-cell-properties style:vertical-align="" fo:padding="0.0694in" fo:border="1pt solid #000000"/>
    </style:style>
    <style:style style:name="Table1.B18" style:family="table-cell">
      <style:table-cell-properties style:vertical-align="" fo:padding="0.0694in" fo:border="1pt solid #000000"/>
    </style:style>
    <style:style style:name="Table1.19" style:family="table-row">
      <style:table-row-properties fo:keep-together="auto"/>
    </style:style>
    <style:style style:name="Table1.A19" style:family="table-cell">
      <style:table-cell-properties style:vertical-align="" fo:padding="0.0694in" fo:border="1pt solid #000000"/>
    </style:style>
    <style:style style:name="Table1.B19" style:family="table-cell">
      <style:table-cell-properties style:vertical-align="" fo:padding="0.0694in" fo:border="1pt solid #000000"/>
    </style:style>
    <style:style style:name="Table1.20" style:family="table-row">
      <style:table-row-properties fo:keep-together="auto"/>
    </style:style>
    <style:style style:name="Table1.A20" style:family="table-cell">
      <style:table-cell-properties style:vertical-align="" fo:padding="0.0694in" fo:border="1pt solid #000000"/>
    </style:style>
    <style:style style:name="Table1.B20" style:family="table-cell">
      <style:table-cell-properties style:vertical-align="" fo:padding="0.0694in" fo:border="1pt solid #000000"/>
    </style:style>
    <style:style style:name="Table1.21" style:family="table-row">
      <style:table-row-properties fo:keep-together="auto"/>
    </style:style>
    <style:style style:name="Table1.A21" style:family="table-cell">
      <style:table-cell-properties style:vertical-align="" fo:padding="0.0694in" fo:border="1pt solid #000000"/>
    </style:style>
    <style:style style:name="Table1.B21" style:family="table-cell">
      <style:table-cell-properties style:vertical-align="" fo:padding="0.0694in" fo:border="1pt solid #000000"/>
    </style:style>
    <style:style style:name="P1" style:family="paragraph" style:parent-style-name="Standard">
      <style:paragraph-properties>
        <style:tab-stops>
          <style:tab-stop style:position="0.1902in"/>
          <style:tab-stop style:position="0.2945in"/>
          <style:tab-stop style:position="0.5862in"/>
        </style:tab-stops>
      </style:paragraph-properties>
      <style:text-properties fo:color="#695d46" fo:font-weight="bold" style:font-weight-asian="bold"/>
    </style:style>
    <style:style style:name="P2" style:family="paragraph" style:parent-style-name="Standard">
      <style:paragraph-properties>
        <style:tab-stops>
          <style:tab-stop style:position="0.1902in"/>
          <style:tab-stop style:position="0.2945in"/>
          <style:tab-stop style:position="0.5862in"/>
        </style:tab-stops>
      </style:paragraph-properties>
    </style:style>
    <style:style style:name="P3" style:family="paragraph" style:parent-style-name="Standard">
      <style:paragraph-properties>
        <style:tab-stops>
          <style:tab-stop style:position="0.1902in"/>
          <style:tab-stop style:position="0.2945in"/>
          <style:tab-stop style:position="0.5862in"/>
        </style:tab-stops>
      </style:paragraph-properties>
    </style:style>
    <style:style style:name="P4" style:family="paragraph" style:parent-style-name="Standard">
      <style:paragraph-properties>
        <style:tab-stops>
          <style:tab-stop style:position="0.1902in"/>
          <style:tab-stop style:position="0.2945in"/>
          <style:tab-stop style:position="0.5862in"/>
        </style:tab-stops>
      </style:paragraph-properties>
      <style:text-properties fo:font-size="18pt" style:font-size-asian="18pt" style:font-size-complex="18pt"/>
    </style:style>
    <style:style style:name="P5" style:family="paragraph" style:parent-style-name="Standard">
      <style:paragraph-properties>
        <style:tab-stops>
          <style:tab-stop style:position="0.1902in"/>
          <style:tab-stop style:position="0.2945in"/>
          <style:tab-stop style:position="0.5862in"/>
        </style:tab-stops>
      </style:paragraph-properties>
      <style:text-properties fo:font-size="18pt" fo:font-weight="bold" style:font-size-asian="18pt" style:font-weight-asian="bold" style:font-size-complex="18pt"/>
    </style:style>
    <style:style style:name="P6" style:family="paragraph" style:parent-style-name="Standard">
      <style:paragraph-properties fo:line-height="100%">
        <style:tab-stops>
          <style:tab-stop style:position="0.1902in"/>
          <style:tab-stop style:position="0.2945in"/>
          <style:tab-stop style:position="0.5862in"/>
        </style:tab-stops>
      </style:paragraph-properties>
    </style:style>
    <style:style style:name="P7" style:family="paragraph" style:parent-style-name="Standard">
      <style:paragraph-properties fo:line-height="100%" fo:orphans="0" fo:widows="0">
        <style:tab-stops>
          <style:tab-stop style:position="0.1902in"/>
          <style:tab-stop style:position="0.2945in"/>
          <style:tab-stop style:position="0.5862in"/>
        </style:tab-stops>
      </style:paragraph-properties>
    </style:style>
    <style:style style:name="P8" style:family="paragraph" style:parent-style-name="Standard">
      <style:paragraph-properties fo:line-height="100%">
        <style:tab-stops>
          <style:tab-stop style:position="0.1902in"/>
          <style:tab-stop style:position="0.2945in"/>
          <style:tab-stop style:position="0.4917in"/>
          <style:tab-stop style:position="0.5862in"/>
        </style:tab-stops>
      </style:paragraph-properties>
    </style:style>
    <style:style style:name="P9" style:family="paragraph" style:parent-style-name="Standard">
      <style:paragraph-properties fo:line-height="100%">
        <style:tab-stops>
          <style:tab-stop style:position="0.1902in"/>
          <style:tab-stop style:position="0.2945in"/>
          <style:tab-stop style:position="0.5835in"/>
          <style:tab-stop style:position="0.5862in"/>
        </style:tab-stops>
      </style:paragraph-properties>
    </style:style>
    <style:style style:name="P10" style:family="paragraph" style:parent-style-name="Standard">
      <style:paragraph-properties>
        <style:tab-stops>
          <style:tab-stop style:position="0.1902in"/>
          <style:tab-stop style:position="0.2945in"/>
          <style:tab-stop style:position="0.5862in"/>
        </style:tab-stops>
      </style:paragraph-properties>
      <style:text-properties fo:font-size="14pt" fo:font-weight="bold" style:font-size-asian="14pt" style:font-weight-asian="bold" style:font-size-complex="14pt"/>
    </style:style>
    <style:style style:name="P11" style:family="paragraph" style:parent-style-name="Standard">
      <style:paragraph-properties>
        <style:tab-stops>
          <style:tab-stop style:position="0.1902in"/>
          <style:tab-stop style:position="0.2945in"/>
          <style:tab-stop style:position="0.5862in"/>
        </style:tab-stops>
      </style:paragraph-properties>
      <style:text-properties style:font-name="PT Sans Narrow" fo:font-size="14pt" style:font-name-asian="PT Sans Narrow1" style:font-size-asian="14pt" style:font-name-complex="PT Sans Narrow1" style:font-size-complex="14pt"/>
    </style:style>
    <style:style style:name="P12" style:family="paragraph" style:parent-style-name="Standard">
      <style:paragraph-properties>
        <style:tab-stops>
          <style:tab-stop style:position="0.1902in"/>
          <style:tab-stop style:position="0.2945in"/>
          <style:tab-stop style:position="0.4917in"/>
          <style:tab-stop style:position="0.5862in"/>
        </style:tab-stops>
      </style:paragraph-properties>
    </style:style>
    <style:style style:name="P13" style:family="paragraph" style:parent-style-name="Standard">
      <style:paragraph-properties>
        <style:tab-stops>
          <style:tab-stop style:position="0.1874in"/>
          <style:tab-stop style:position="0.2917in"/>
          <style:tab-stop style:position="0.5862in"/>
        </style:tab-stops>
      </style:paragraph-properties>
    </style:style>
    <style:style style:name="P14" style:family="paragraph" style:parent-style-name="Standard">
      <style:paragraph-properties fo:text-align="end" style:justify-single-word="false"/>
    </style:style>
    <style:style style:name="P15" style:family="paragraph" style:parent-style-name="Standard">
      <style:paragraph-properties fo:margin-top="0.139in" fo:margin-bottom="0in" loext:contextual-spacing="false" fo:line-height="100%">
        <style:tab-stops>
          <style:tab-stop style:position="0.1902in"/>
          <style:tab-stop style:position="0.2945in"/>
          <style:tab-stop style:position="0.5862in"/>
        </style:tab-stops>
      </style:paragraph-properties>
      <style:text-properties fo:color="#999999" fo:font-size="12pt" fo:font-weight="bold" style:font-size-asian="12pt" style:font-weight-asian="bold" style:font-size-complex="12pt"/>
    </style:style>
    <style:style style:name="P16" style:family="paragraph" style:parent-style-name="Standard">
      <style:paragraph-properties fo:margin-top="0.139in" fo:margin-bottom="0in" loext:contextual-spacing="false" fo:line-height="100%">
        <style:tab-stops>
          <style:tab-stop style:position="0.1902in"/>
          <style:tab-stop style:position="0.2945in"/>
          <style:tab-stop style:position="0.5862in"/>
        </style:tab-stops>
      </style:paragraph-properties>
      <style:text-properties style:font-name="Verdana" fo:font-size="34pt" style:font-name-asian="Verdana1" style:font-size-asian="34pt" style:font-name-complex="Verdana1" style:font-size-complex="34pt"/>
    </style:style>
    <style:style style:name="P17" style:family="paragraph" style:parent-style-name="Standard">
      <style:paragraph-properties fo:margin-left="0.5in" fo:margin-right="0in" fo:text-indent="0in" style:auto-text-indent="false">
        <style:tab-stops>
          <style:tab-stop style:position="0.1902in"/>
          <style:tab-stop style:position="0.2945in"/>
          <style:tab-stop style:position="0.5862in"/>
        </style:tab-stops>
      </style:paragraph-properties>
      <style:text-properties fo:color="#ff0000"/>
    </style:style>
    <style:style style:name="P18" style:family="paragraph" style:parent-style-name="Standard">
      <style:paragraph-properties fo:margin-left="0.5in" fo:margin-right="0in" fo:text-indent="0in" style:auto-text-indent="false">
        <style:tab-stops>
          <style:tab-stop style:position="0.1902in"/>
          <style:tab-stop style:position="0.2945in"/>
          <style:tab-stop style:position="0.5862in"/>
        </style:tab-stops>
      </style:paragraph-properties>
    </style:style>
    <style:style style:name="P19" style:family="paragraph" style:parent-style-name="Standard">
      <style:paragraph-properties fo:margin-left="0.5in" fo:margin-right="0in" fo:margin-top="0.0417in" fo:margin-bottom="0in" loext:contextual-spacing="false" fo:line-height="100%" fo:text-indent="0in" style:auto-text-indent="false">
        <style:tab-stops>
          <style:tab-stop style:position="7.2862in" style:type="right"/>
        </style:tab-stops>
      </style:paragraph-properties>
    </style:style>
    <style:style style:name="P20" style:family="paragraph" style:parent-style-name="Standard">
      <style:paragraph-properties fo:margin-top="0in" fo:margin-bottom="0.139in" loext:contextual-spacing="false" fo:line-height="100%">
        <style:tab-stops>
          <style:tab-stop style:position="0.1902in"/>
          <style:tab-stop style:position="0.2945in"/>
          <style:tab-stop style:position="0.5862in"/>
        </style:tab-stops>
      </style:paragraph-properties>
    </style:style>
    <style:style style:name="P21" style:family="paragraph" style:parent-style-name="Standard">
      <style:paragraph-properties fo:padding="0in" fo:border="none"/>
    </style:style>
    <style:style style:name="P22" style:family="paragraph" style:parent-style-name="Standard">
      <loext:graphic-properties draw:fill="solid" draw:fill-color="#ffffff"/>
      <style:paragraph-properties fo:line-height="132%" fo:text-align="justify" style:justify-single-word="false" fo:background-color="#ffffff" fo:padding="0in" fo:border="none">
        <style:tab-stops>
          <style:tab-stop style:position="0.1902in"/>
          <style:tab-stop style:position="0.2945in"/>
          <style:tab-stop style:position="0.5862in"/>
        </style:tab-stops>
      </style:paragraph-properties>
      <style:text-properties fo:color="#454d4a" fo:font-size="13pt" style:font-size-asian="13pt" style:font-size-complex="13pt" fo:background-color="#ffffff"/>
    </style:style>
    <style:style style:name="P23" style:family="paragraph" style:parent-style-name="Standard">
      <loext:graphic-properties draw:fill="solid" draw:fill-color="#ffffff"/>
      <style:paragraph-properties fo:line-height="132%" fo:text-align="justify" style:justify-single-word="false" fo:background-color="#ffffff" fo:padding="0in" fo:border="none">
        <style:tab-stops>
          <style:tab-stop style:position="0.1902in"/>
          <style:tab-stop style:position="0.2945in"/>
          <style:tab-stop style:position="0.5862in"/>
        </style:tab-stops>
      </style:paragraph-properties>
      <style:text-properties fo:color="#454d4a" fo:font-size="13pt" fo:font-style="italic" style:font-size-asian="13pt" style:font-style-asian="italic" style:font-size-complex="13pt" fo:background-color="#ffffff"/>
    </style:style>
    <style:style style:name="P24" style:family="paragraph" style:parent-style-name="Standard">
      <loext:graphic-properties draw:fill="solid" draw:fill-color="#ffffff"/>
      <style:paragraph-properties fo:line-height="132%" fo:text-align="justify" style:justify-single-word="false" fo:background-color="#ffffff" fo:padding="0in" fo:border="none">
        <style:tab-stops>
          <style:tab-stop style:position="0.1902in"/>
          <style:tab-stop style:position="0.2945in"/>
          <style:tab-stop style:position="0.5862in"/>
        </style:tab-stops>
      </style:paragraph-properties>
    </style:style>
    <style:style style:name="P25" style:family="paragraph" style:parent-style-name="Standard">
      <style:paragraph-properties fo:line-height="100%" fo:orphans="0" fo:widows="0" fo:padding="0in" fo:border="none">
        <style:tab-stops>
          <style:tab-stop style:position="0.1902in"/>
          <style:tab-stop style:position="0.2945in"/>
          <style:tab-stop style:position="0.5862in"/>
        </style:tab-stops>
      </style:paragraph-properties>
    </style:style>
    <style:style style:name="P26" style:family="paragraph" style:parent-style-name="Standard">
      <style:paragraph-properties fo:margin-left="0in" fo:margin-right="0in" fo:margin-top="0.0555in" fo:margin-bottom="0in" loext:contextual-spacing="false" fo:line-height="100%" fo:text-indent="0in" style:auto-text-indent="false">
        <style:tab-stops>
          <style:tab-stop style:position="7.2862in" style:type="right"/>
        </style:tab-stops>
      </style:paragraph-properties>
    </style:style>
    <style:style style:name="P27" style:family="paragraph" style:parent-style-name="Standard">
      <style:paragraph-properties fo:margin-left="0in" fo:margin-right="0in" fo:margin-top="0.139in" fo:margin-bottom="0in" loext:contextual-spacing="false" fo:line-height="100%" fo:text-indent="0in" style:auto-text-indent="false">
        <style:tab-stops>
          <style:tab-stop style:position="7.2862in" style:type="right"/>
        </style:tab-stops>
      </style:paragraph-properties>
    </style:style>
    <style:style style:name="P28" style:family="paragraph" style:parent-style-name="Standard">
      <style:paragraph-properties fo:margin-left="0.25in" fo:margin-right="0in" fo:margin-top="0.0417in" fo:margin-bottom="0in" loext:contextual-spacing="false" fo:line-height="100%" fo:text-indent="0in" style:auto-text-indent="false">
        <style:tab-stops>
          <style:tab-stop style:position="7.2862in" style:type="right"/>
        </style:tab-stops>
      </style:paragraph-properties>
    </style:style>
    <style:style style:name="P29" style:family="paragraph" style:parent-style-name="Standard">
      <style:paragraph-properties fo:margin-left="0.25in" fo:margin-right="0in" fo:margin-top="0.0417in" fo:margin-bottom="0.0555in" loext:contextual-spacing="false" fo:line-height="100%" fo:text-indent="0in" style:auto-text-indent="false">
        <style:tab-stops>
          <style:tab-stop style:position="7.2862in" style:type="right"/>
        </style:tab-stops>
      </style:paragraph-properties>
    </style:style>
    <style:style style:name="P30" style:family="paragraph" style:parent-style-name="Standard">
      <loext:graphic-properties draw:fill="solid" draw:fill-color="#ffffff"/>
      <style:paragraph-properties fo:margin-top="0.0972in" fo:margin-bottom="0in" loext:contextual-spacing="false" fo:line-height="105%" fo:background-color="#ffffff">
        <style:tab-stops>
          <style:tab-stop style:position="0.1902in"/>
          <style:tab-stop style:position="0.2945in"/>
          <style:tab-stop style:position="0.5862in"/>
        </style:tab-stops>
      </style:paragraph-properties>
    </style:style>
    <style:style style:name="P31" style:family="paragraph" style:parent-style-name="Standard">
      <loext:graphic-properties draw:fill="solid" draw:fill-color="#ffffff"/>
      <style:paragraph-properties fo:margin-top="0.0972in" fo:margin-bottom="0in" loext:contextual-spacing="false" fo:line-height="105%" fo:background-color="#ffffff">
        <style:tab-stops>
          <style:tab-stop style:position="0.1902in"/>
          <style:tab-stop style:position="0.2945in"/>
          <style:tab-stop style:position="0.5862in"/>
        </style:tab-stops>
      </style:paragraph-properties>
      <style:text-properties fo:background-color="#ffff00"/>
    </style:style>
    <style:style style:name="P32" style:family="paragraph" style:parent-style-name="Standard">
      <style:paragraph-properties fo:margin-top="0.4165in" fo:margin-bottom="0in" loext:contextual-spacing="false" fo:line-height="100%" fo:text-align="start" style:justify-single-word="false" fo:padding="0in" fo:border="none"/>
    </style:style>
    <style:style style:name="P33" style:family="paragraph" style:parent-style-name="Standard" style:master-page-name="First_20_Page">
      <style:paragraph-properties style:page-number="auto">
        <style:tab-stops>
          <style:tab-stop style:position="0.1902in"/>
          <style:tab-stop style:position="0.2945in"/>
          <style:tab-stop style:position="0.5862in"/>
        </style:tab-stops>
      </style:paragraph-properties>
      <style:text-properties fo:color="#695d46" style:font-name="Open Sans" fo:font-size="25pt" fo:font-weight="bold" style:font-name-asian="Open Sans1" style:font-size-asian="25pt" style:font-weight-asian="bold" style:font-name-complex="Open Sans1" style:font-size-complex="25pt"/>
    </style:style>
    <style:style style:name="P34" style:family="paragraph" style:parent-style-name="Heading_20_1">
      <style:paragraph-properties>
        <style:tab-stops>
          <style:tab-stop style:position="0.1902in"/>
          <style:tab-stop style:position="0.2945in"/>
          <style:tab-stop style:position="0.5862in"/>
        </style:tab-stops>
      </style:paragraph-properties>
    </style:style>
    <style:style style:name="P35" style:family="paragraph" style:parent-style-name="Heading_20_1">
      <loext:graphic-properties draw:fill="solid" draw:fill-color="#ffffff"/>
      <style:paragraph-properties fo:margin-top="0.0972in" fo:margin-bottom="0.0972in" loext:contextual-spacing="false" fo:line-height="105%" fo:background-color="#ffffff">
        <style:tab-stops>
          <style:tab-stop style:position="0.1902in"/>
          <style:tab-stop style:position="0.2945in"/>
          <style:tab-stop style:position="0.5862in"/>
        </style:tab-stops>
      </style:paragraph-properties>
    </style:style>
    <style:style style:name="P36" style:family="paragraph" style:parent-style-name="Heading_20_1">
      <loext:graphic-properties draw:fill="solid" draw:fill-color="#ffffff"/>
      <style:paragraph-properties fo:margin-top="0.0972in" fo:margin-bottom="0.0972in" loext:contextual-spacing="false" fo:line-height="105%" fo:break-before="page" fo:background-color="#ffffff">
        <style:tab-stops>
          <style:tab-stop style:position="0.1902in"/>
          <style:tab-stop style:position="0.2945in"/>
          <style:tab-stop style:position="0.5862in"/>
        </style:tab-stops>
      </style:paragraph-properties>
    </style:style>
    <style:style style:name="P37" style:family="paragraph" style:parent-style-name="Heading_20_1">
      <style:paragraph-properties fo:break-before="page">
        <style:tab-stops>
          <style:tab-stop style:position="0.1902in"/>
          <style:tab-stop style:position="0.2945in"/>
          <style:tab-stop style:position="0.5862in"/>
        </style:tab-stops>
      </style:paragraph-properties>
    </style:style>
    <style:style style:name="P38" style:family="paragraph" style:parent-style-name="Heading_20_1">
      <style:paragraph-properties fo:line-height="115%" fo:padding="0in" fo:border="none">
        <style:tab-stops>
          <style:tab-stop style:position="0.1902in"/>
          <style:tab-stop style:position="0.2945in"/>
          <style:tab-stop style:position="0.5862in"/>
        </style:tab-stops>
      </style:paragraph-properties>
    </style:style>
    <style:style style:name="P39" style:family="paragraph" style:parent-style-name="Heading_20_1">
      <style:paragraph-properties fo:margin-top="0in" fo:margin-bottom="0.0972in" loext:contextual-spacing="false" fo:line-height="115%" fo:padding="0in" fo:border="none">
        <style:tab-stops>
          <style:tab-stop style:position="0.1902in"/>
          <style:tab-stop style:position="0.2945in"/>
          <style:tab-stop style:position="0.5862in"/>
        </style:tab-stops>
      </style:paragraph-properties>
    </style:style>
    <style:style style:name="P40" style:family="paragraph" style:parent-style-name="Heading_20_3">
      <style:paragraph-properties>
        <style:tab-stops>
          <style:tab-stop style:position="0.1902in"/>
          <style:tab-stop style:position="0.2945in"/>
          <style:tab-stop style:position="0.5862in"/>
        </style:tab-stops>
      </style:paragraph-properties>
    </style:style>
    <style:style style:name="P41" style:family="paragraph" style:parent-style-name="Heading_20_2">
      <style:paragraph-properties>
        <style:tab-stops>
          <style:tab-stop style:position="0.1902in"/>
          <style:tab-stop style:position="0.2945in"/>
          <style:tab-stop style:position="0.4917in"/>
          <style:tab-stop style:position="0.5862in"/>
        </style:tab-stops>
      </style:paragraph-properties>
    </style:style>
    <style:style style:name="P42" style:family="paragraph" style:parent-style-name="Heading_20_2">
      <style:paragraph-properties>
        <style:tab-stops>
          <style:tab-stop style:position="0.1902in"/>
          <style:tab-stop style:position="0.2945in"/>
          <style:tab-stop style:position="0.5862in"/>
        </style:tab-stops>
      </style:paragraph-properties>
    </style:style>
    <style:style style:name="P43" style:family="paragraph" style:parent-style-name="Heading_20_2">
      <style:paragraph-properties fo:margin-top="0in" fo:margin-bottom="0in" loext:contextual-spacing="false" fo:line-height="100%">
        <style:tab-stops>
          <style:tab-stop style:position="0.1902in"/>
          <style:tab-stop style:position="0.2945in"/>
          <style:tab-stop style:position="0.4917in"/>
          <style:tab-stop style:position="0.5862in"/>
        </style:tab-stops>
      </style:paragraph-properties>
    </style:style>
    <style:style style:name="P44" style:family="paragraph" style:parent-style-name="Heading_20_2">
      <style:paragraph-properties fo:line-height="115%" fo:padding="0in" fo:border="none">
        <style:tab-stops>
          <style:tab-stop style:position="0.1902in"/>
          <style:tab-stop style:position="0.2945in"/>
          <style:tab-stop style:position="0.5862in"/>
        </style:tab-stops>
      </style:paragraph-properties>
    </style:style>
    <style:style style:name="P45" style:family="paragraph" style:parent-style-name="Heading_20_2">
      <style:paragraph-properties fo:break-before="page">
        <style:tab-stops>
          <style:tab-stop style:position="0.1902in"/>
          <style:tab-stop style:position="0.2945in"/>
          <style:tab-stop style:position="0.5862in"/>
        </style:tab-stops>
      </style:paragraph-properties>
    </style:style>
    <style:style style:name="P46" style:family="paragraph" style:parent-style-name="Subtitle">
      <style:paragraph-properties fo:margin-top="0.139in" fo:margin-bottom="0.139in" loext:contextual-spacing="false" fo:line-height="100%">
        <style:tab-stops>
          <style:tab-stop style:position="0.1902in"/>
          <style:tab-stop style:position="0.2945in"/>
          <style:tab-stop style:position="0.5862in"/>
        </style:tab-stops>
      </style:paragraph-properties>
    </style:style>
    <style:style style:name="P47" style:family="paragraph" style:parent-style-name="Subtitle">
      <style:paragraph-properties fo:margin-left="0.5in" fo:margin-right="0in" fo:margin-top="0.4165in" fo:margin-bottom="0in" loext:contextual-spacing="false" fo:line-height="100%" fo:text-align="end" style:justify-single-word="false" fo:text-indent="0in" style:auto-text-indent="false" fo:padding="0in" fo:border="none"/>
      <style:text-properties fo:color="#1da64a" fo:font-size="10pt" style:font-size-asian="10pt" style:font-size-complex="10pt"/>
    </style:style>
    <style:style style:name="T1" style:family="text">
      <style:text-properties fo:color="#695d46" style:font-name="Open Sans" fo:font-size="27pt" fo:font-weight="bold" style:font-name-asian="Open Sans1" style:font-size-asian="27pt" style:font-weight-asian="bold" style:font-name-complex="Open Sans1" style:font-size-complex="27pt"/>
    </style:style>
    <style:style style:name="T2" style:family="text">
      <style:text-properties style:font-name="Verdana" style:font-name-asian="Verdana1" style:font-name-complex="Verdana1"/>
    </style:style>
    <style:style style:name="T3" style:family="text">
      <style:text-properties style:font-name="Verdana" fo:font-size="34pt" style:font-name-asian="Verdana1" style:font-size-asian="34pt" style:font-name-complex="Verdana1" style:font-size-complex="34pt"/>
    </style:style>
    <style:style style:name="T4" style:family="text">
      <style:text-properties fo:color="#008575" fo:font-size="16pt" style:font-size-asian="16pt" style:font-size-complex="16pt"/>
    </style:style>
    <style:style style:name="T5" style:family="text">
      <style:text-properties fo:font-size="14pt" fo:font-weight="bold" style:font-size-asian="14pt" style:font-weight-asian="bold" style:font-size-complex="14pt"/>
    </style:style>
    <style:style style:name="T6" style:family="text">
      <style:text-properties fo:color="#1155cc" fo:font-size="14pt" style:text-underline-style="solid" style:text-underline-width="auto" style:text-underline-color="font-color" style:font-size-asian="14pt" style:font-size-complex="14pt"/>
    </style:style>
    <style:style style:name="T7" style:family="text">
      <style:text-properties fo:color="#1155cc"/>
    </style:style>
    <style:style style:name="T8" style:family="text">
      <style:text-properties fo:color="#1155cc" style:text-underline-style="solid" style:text-underline-width="auto" style:text-underline-color="font-color"/>
    </style:style>
    <style:style style:name="T9" style:family="text">
      <style:text-properties fo:color="#1155cc" fo:font-style="italic" style:font-style-asian="italic"/>
    </style:style>
    <style:style style:name="T10" style:family="text">
      <style:text-properties fo:color="#1155cc" fo:font-style="italic" style:text-underline-style="solid" style:text-underline-width="auto" style:text-underline-color="font-color" style:font-style-asian="italic"/>
    </style:style>
    <style:style style:name="T11" style:family="text">
      <style:text-properties fo:font-size="12pt" style:font-size-asian="12pt" style:font-size-complex="12pt"/>
    </style:style>
    <style:style style:name="T12" style:family="text">
      <style:text-properties fo:font-size="12pt" style:font-size-asian="12pt" style:font-size-complex="12pt" fo:background-color="#ffffff"/>
    </style:style>
    <style:style style:name="T13" style:family="text">
      <style:text-properties fo:font-size="8pt" fo:font-weight="bold" style:font-size-asian="8pt" style:font-weight-asian="bold" style:font-size-complex="8pt"/>
    </style:style>
    <style:style style:name="T14" style:family="text">
      <style:text-properties fo:font-size="8pt" style:font-size-asian="8pt" style:font-size-complex="8pt"/>
    </style:style>
    <style:style style:name="T15" style:family="text">
      <style:text-properties fo:font-size="8pt" style:font-size-asian="8pt" style:font-size-complex="8pt" fo:background-color="#00ff00"/>
    </style:style>
    <style:style style:name="T16" style:family="text">
      <style:text-properties fo:font-size="8pt" style:font-size-asian="8pt" style:font-size-complex="8pt" fo:background-color="#ffff00"/>
    </style:style>
    <style:style style:name="T17" style:family="text">
      <style:text-properties fo:font-size="18pt" fo:font-weight="bold" style:font-size-asian="18pt" style:font-weight-asian="bold" style:font-size-complex="18pt"/>
    </style:style>
    <style:style style:name="T18" style:family="text">
      <style:text-properties fo:font-size="23pt" style:font-size-asian="23pt" style:font-size-complex="23pt"/>
    </style:style>
    <style:style style:name="T19" style:family="text">
      <style:text-properties fo:color="#ff0000"/>
    </style:style>
    <style:style style:name="T20" style:family="text">
      <style:text-properties fo:color="#222222" fo:font-size="30pt" style:font-size-asian="30pt" style:font-size-complex="30pt" fo:background-color="#ffffff"/>
    </style:style>
    <style:style style:name="T21" style:family="text">
      <style:text-properties fo:color="#454d4a" fo:font-size="13pt" fo:font-style="italic" style:font-size-asian="13pt" style:font-style-asian="italic" style:font-size-complex="13pt" fo:background-color="#ffffff"/>
    </style:style>
    <style:style style:name="T22" style:family="text">
      <style:text-properties fo:font-variant="normal" fo:text-transform="none" fo:color="#000000"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23" style:family="text">
      <style:text-properties fo:font-variant="normal" fo:text-transform="none" fo:color="#000000" style:text-line-through-style="none" style:text-line-through-type="none" style:text-position="0% 100%" style:font-name="Verdana" fo:font-size="11pt" fo:font-style="normal" style:text-underline-style="none" fo:font-weight="normal" style:font-name-asian="Verdana1" style:font-size-asian="11pt" style:font-style-asian="normal" style:font-weight-asian="normal" style:font-name-complex="Verdana1" style:font-size-complex="11pt"/>
    </style:style>
    <style:style style:name="T24" style:family="text">
      <style:text-properties fo:font-weight="bold" style:font-weight-asian="bold"/>
    </style:style>
    <style:style style:name="T25" style:family="text">
      <style:text-properties fo:color="#f3f3f3" fo:font-size="12pt" fo:font-weight="bold" style:font-size-asian="12pt" style:font-weight-asian="bold" style:font-size-complex="12pt"/>
    </style:style>
    <style:style style:name="T26" style:family="text">
      <style:text-properties style:text-underline-style="solid" style:text-underline-width="auto" style:text-underline-color="font-color"/>
    </style:style>
    <style:style style:name="T27" style:family="text">
      <style:text-properties fo:color="#2e3338"/>
    </style:style>
    <style:style style:name="T28" style:family="text">
      <style:text-properties fo:color="#2e3338" style:font-name="Arial" fo:font-size="11.5pt" style:font-name-asian="Arial1" style:font-size-asian="11.5pt" style:font-name-complex="Arial1" style:font-size-complex="11.5pt"/>
    </style:style>
    <style:style style:name="T29" style:family="text">
      <style:text-properties fo:color="#2e3338" style:font-name="Arial" fo:font-size="11.5pt" fo:font-style="italic" style:font-name-asian="Arial1" style:font-size-asian="11.5pt" style:font-style-asian="italic" style:font-name-complex="Arial1" style:font-size-complex="11.5pt"/>
    </style:style>
    <style:style style:name="T30" style:family="text">
      <style:text-properties fo:color="#2e3338" style:font-name="Arial" fo:font-size="11.5pt" fo:background-color="#e06666" loext:char-shading-value="0" style:font-name-asian="Arial1" style:font-size-asian="11.5pt" style:font-name-complex="Arial1" style:font-size-complex="11.5pt"/>
    </style:style>
    <style:style style:name="T31" style:family="text">
      <style:text-properties style:font-name="Arial" fo:font-size="18pt" style:text-underline-style="solid" style:text-underline-width="auto" style:text-underline-color="font-color" style:font-name-asian="Arial1" style:font-size-asian="18pt" style:font-name-complex="Arial1" style:font-size-complex="18pt"/>
    </style:style>
    <style:style style:name="T32" style:family="text">
      <style:text-properties style:font-name="Arial" style:font-name-asian="Arial1" style:font-name-complex="Arial1"/>
    </style:style>
    <style:style style:name="T33" style:family="text">
      <style:text-properties fo:font-size="10pt" fo:font-style="italic" style:font-size-asian="10pt" style:font-style-asian="italic" style:font-size-complex="10pt"/>
    </style:style>
    <style:style style:name="T34" style:family="text">
      <style:text-properties fo:font-size="10pt" style:font-size-asian="10pt" style:font-size-complex="10pt"/>
    </style:style>
    <style:style style:name="T35" style:family="text">
      <style:text-properties fo:font-style="italic" style:font-style-asian="italic"/>
    </style:style>
    <style:style style:name="T36" style:family="text">
      <style:text-properties fo:font-style="italic" fo:background-color="#e06666" loext:char-shading-value="0" style:font-style-asian="italic"/>
    </style:style>
    <style:style style:name="T37" style:family="text">
      <style:text-properties fo:background-color="#00ff00"/>
    </style:style>
    <style:style style:name="T38" style:family="text">
      <style:text-properties fo:background-color="#e06666" loext:char-shading-value="0"/>
    </style:style>
    <style:style style:name="T39" style:family="text">
      <style:text-properties fo:background-color="#666666" loext:char-shading-value="0"/>
    </style:style>
    <style:style style:name="T40" style:family="text">
      <style:text-properties fo:background-color="#ffff00"/>
    </style:style>
    <style:style style:name="T41" style:family="text">
      <style:text-properties fo:background-color="#000080"/>
    </style:style>
    <style:style style:name="T42" style:family="text">
      <style:text-properties fo:background-color="#00ffff"/>
    </style:style>
    <style:style style:name="T43" style:family="text">
      <style:text-properties fo:background-color="#ea9999" loext:char-shading-value="0"/>
    </style:style>
    <style:style style:name="T44" style:family="text">
      <style:text-properties fo:background-color="#ffffff"/>
    </style:style>
    <style:style style:name="fr1" style:family="graphic" style:parent-style-name="Graphics">
      <style:graphic-properties fo:margin-left="0.0626in" fo:margin-right="0.0626in" fo:margin-top="0.0626in" fo:margin-bottom="0.0626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oft-page-break/></text:p>
      <text:p text:style-name="P2"><text:span text:style-name="T1">ORGANISATIONSSTRUKTUR VON FRIDAYS FOR FUTURE DEUTSCHLAND</text:span></text:p>
      <text:p text:style-name="P1"/>
      <text:p text:style-name="P15"/>
      <text:p text:style-name="P4"/>
      <text:p text:style-name="P46"><text:bookmark text:name="_osoyhcrw5dem"/><text:span text:style-name="T2"><text:tab/><text:tab/><text:tab/><text:tab/><text:tab/><text:tab/><text:tab/><text:tab/><text:tab/><text:tab/>07.07.2019</text:span></text:p>
      <text:p text:style-name="P6"><text:span text:style-name="T4"><text:tab/><text:tab/><text:tab/><text:tab/><text:tab/><text:tab/><text:tab/><text:tab/><text:tab/><text:tab/>Fridays for Future </text:span></text:p>
      <text:p text:style-name="P2"><text:span text:style-name="T5"><text:tab/><text:tab/><text:tab/><text:tab/><text:tab/><text:tab/><text:tab/><text:tab/><text:tab/><text:tab/>Struktur Arbeitsgruppe (AG)</text:span></text:p>
      <text:p text:style-name="P2"><text:span text:style-name="T5"><text:tab/><text:tab/><text:tab/><text:tab/><text:tab/><text:tab/><text:tab/><text:tab/><text:tab/><text:tab/></text:span><text:a xlink:type="simple" xlink:href="mailto:struktur@fridaysforfuture.de" text:style-name="ListLabel_20_1" text:visited-style-name="ListLabel_20_1"><text:span text:style-name="T6">struktur@fridaysforfuture.de</text:span></text:a></text:p>
      <text:p text:style-name="P2"/>
      <text:p text:style-name="P2"/>
      <text:p text:style-name="P2"/>
      <text:p text:style-name="P2"/>
      <text:p text:style-name="P2"/>
      <text:p text:style-name="P2"><text:span text:style-name="T5">AG - Sprecher*innen</text:span></text:p>
      <text:p text:style-name="P2"><text:span text:style-name="T11">Philipp (Bamberg) </text:span></text:p>
      <text:p text:style-name="P2"><text:span text:style-name="T11">Yannik (Berlin)</text:span></text:p>
      <text:p text:style-name="P10"/>
      <text:p text:style-name="P16"/>
      <text:p text:style-name="P34"><text:bookmark text:name="_3ulzclgcy2lq"/><text:span text:style-name="T3">Vorwort</text:span></text:p>
      <text:p text:style-name="P5"><text:soft-page-break/></text:p>
      <text:p text:style-name="P2"><text:span text:style-name="T17"><text:s/>Anmerkungen zum Strukturpapier</text:span><text:span text:style-name="T18"> </text:span></text:p>
      <text:p text:style-name="P17"/>
      <text:p text:style-name="P17"/>
      <text:p text:style-name="P18"><text:span text:style-name="T19">Das Strukturpapier steht unter dem gemeinschaftlichen Copyright der Ersteller*innen der <text:s/>Fridays for Future Struktur AG. Vor Veröffentlichung darf das Dokument nur an von uns ausgewählten Orten erscheinen. Weitere Kopien sind eine Copyrightverletzung.</text:span></text:p>
      <text:p text:style-name="P17"/>
      <text:p text:style-name="P2"/>
      <text:p text:style-name="P2"/>
      <text:p text:style-name="P2">Hallo Klimaaktivist*innen,</text:p>
      <text:p text:style-name="P2"/>
      <text:p text:style-name="P20">diese Organisationsstruktur ist von der Fridays for Future Struktur AG nach bestem Wissen und Gewissen erstellt worden, um die derzeitigen Anforderungen von Fridays for Future vollumfänglich erfüllen zu können. Damit wollen wir aber auch klarstellen, dass diese Struktur die Fridays for Future Bewegung unterstützen und fördern soll, und sich Fridays for Future nicht einer vorgegebenen Struktur anpassen darf.</text:p>
      <text:p text:style-name="P20">Bei der Entwicklung der neuen Struktur haben wir auf zwei Dinge großen Wert gelegt, zum einen sollen die nötigen Veränderungen innerhalb der Bewegung möglichst gering sein. Damit soll gewährleistet werden, dass sich niemand von etwas Neuem, etwas Unbekannten überfordert fühlt. Zum anderen muss die Basisdemokratie, die eine Graswurzelbewegung wie Fridays for Future ausmacht, sinnvoll mit effizienten Strukturen verschmolzen werden, denn nur wenn wir eine gewisse Effizienz besitzen, können wir als Fridays for Future Deutschland schlagkräftig und handlungsfähig sein, und vor allem auch bleiben, wenn wir weiter wachsen und etwas verändern wollen.</text:p>
      <text:p text:style-name="P2">Wir haben ein ausgewogenes, dynamisches System von Basisdemokratie und liberalen Strukturen, die uns den nötigen Freiraum geben uns frei zu entfalten und unsere Visionen zu verwirklichen, erschaffen. Dieses System besteht aus vielen einzelnen Regelungen, welche die Verteilung von Aufgaben, Verantwortungen und Pflichten auf deutschlandweiter Ebene transparent ermöglichen. Wir gestalten das Zusammenspiel zwischen den einzelnen Teilen der Bundesebene unter dem gemeinsamen Ziel einer Konsensbildung im digitalen/postmodernen Zeitalter, die schnell aber auch qualitativ handeln kann.</text:p>
      <text:p text:style-name="P22"/>
      <text:p text:style-name="P22"/>
      <text:p text:style-name="P22"/>
      <text:p text:style-name="P24"><text:span text:style-name="T21">Die Struktur AG</text:span></text:p>
      <text:p text:style-name="P23"/>
      <text:p text:style-name="P34"><text:bookmark text:name="_w79qfrd05k7s"/>Gliederung</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3ulzclgcy2lq" text:style-name="Index_20_Link" text:visited-style-name="Index_20_Link"><text:span text:style-name="T22">Vorwort</text:span></text:a><text:span text:style-name="T22"><text:tab/>1</text:span></text:p>
          <text:p text:style-name="P27"><text:a xlink:type="simple" xlink:href="#_w79qfrd05k7s" text:style-name="Index_20_Link" text:visited-style-name="Index_20_Link"><text:span text:style-name="T22">Gliederung</text:span></text:a><text:span text:style-name="T22"><text:tab/>2</text:span></text:p>
          <text:p text:style-name="P27"><text:soft-page-break/><text:a xlink:type="simple" xlink:href="#_msowmijwqf5d" text:style-name="Index_20_Link" text:visited-style-name="Index_20_Link"><text:span text:style-name="T22">Allgemeine und terminologische Abkürzungen - Glossar</text:span></text:a><text:span text:style-name="T22"><text:tab/>4</text:span></text:p>
          <text:p text:style-name="P27"><text:a xlink:type="simple" xlink:href="#_nsb3ivpmdjw" text:style-name="Index_20_Link" text:visited-style-name="Index_20_Link"><text:span text:style-name="T22">1. Ortsgruppen</text:span></text:a><text:span text:style-name="T22"><text:tab/>6</text:span></text:p>
          <text:p text:style-name="P28"><text:a xlink:type="simple" xlink:href="#_b553r91etv4v" text:style-name="Index_20_Link" text:visited-style-name="Index_20_Link"><text:span text:style-name="T23">1.1 Organisation der Ortsgruppen</text:span></text:a><text:span text:style-name="T23"><text:tab/>6</text:span></text:p>
          <text:p text:style-name="P28"><text:a xlink:type="simple" xlink:href="#_obhxncezu4n4" text:style-name="Index_20_Link" text:visited-style-name="Index_20_Link"><text:span text:style-name="T23">1.2 Transparenz</text:span></text:a><text:span text:style-name="T23"><text:tab/>6</text:span></text:p>
          <text:p text:style-name="P27"><text:a xlink:type="simple" xlink:href="#_f3rn1pwi8njq" text:style-name="Index_20_Link" text:visited-style-name="Index_20_Link"><text:span text:style-name="T22">2. Delegierte</text:span></text:a><text:span text:style-name="T22"><text:tab/>6</text:span></text:p>
          <text:p text:style-name="P28"><text:a xlink:type="simple" xlink:href="#_if8nrbn3kt1s" text:style-name="Index_20_Link" text:visited-style-name="Index_20_Link"><text:span text:style-name="T23">2.1 Der*Die Delegierte</text:span></text:a><text:span text:style-name="T23"><text:tab/>6</text:span></text:p>
          <text:p text:style-name="P28"><text:a xlink:type="simple" xlink:href="#_ukpq00sanx0r" text:style-name="Index_20_Link" text:visited-style-name="Index_20_Link"><text:span text:style-name="T23">2.2 Aufgaben</text:span></text:a><text:span text:style-name="T23"><text:tab/>7</text:span></text:p>
          <text:p text:style-name="P28"><text:a xlink:type="simple" xlink:href="#_jmjkc9bw0jza" text:style-name="Index_20_Link" text:visited-style-name="Index_20_Link"><text:span text:style-name="T23">2.3 Abstimmungen</text:span></text:a><text:span text:style-name="T23"><text:tab/>7</text:span></text:p>
          <text:p text:style-name="P19"><text:a xlink:type="simple" xlink:href="#_h8dj8ltj670s" text:style-name="Index_20_Link" text:visited-style-name="Index_20_Link"><text:span text:style-name="T23">2.3.1 Dringende Abstimmungen</text:span></text:a><text:span text:style-name="T23"><text:tab/>7</text:span></text:p>
          <text:p text:style-name="P28"><text:a xlink:type="simple" xlink:href="#_c9gx54ichr48" text:style-name="Index_20_Link" text:visited-style-name="Index_20_Link"><text:span text:style-name="T23">2.4 Transparenz</text:span></text:a><text:span text:style-name="T23"><text:tab/>7</text:span></text:p>
          <text:p text:style-name="P27"><text:a xlink:type="simple" xlink:href="#_nx7b3bv1nyr7" text:style-name="Index_20_Link" text:visited-style-name="Index_20_Link"><text:span text:style-name="T22">3. Delegierten-Telefonkonferenz (Deli-TK)</text:span></text:a><text:span text:style-name="T22"><text:tab/>8</text:span></text:p>
          <text:p text:style-name="P28"><text:a xlink:type="simple" xlink:href="#_7y8y4ppmxn6g" text:style-name="Index_20_Link" text:visited-style-name="Index_20_Link"><text:span text:style-name="T23">3.1 Die Deli-TK</text:span></text:a><text:span text:style-name="T23"><text:tab/>8</text:span></text:p>
          <text:p text:style-name="P28"><text:a xlink:type="simple" xlink:href="#_9b1eep65mpcp" text:style-name="Index_20_Link" text:visited-style-name="Index_20_Link"><text:span text:style-name="T23">3.2 Vorbereitung</text:span></text:a><text:span text:style-name="T23"><text:tab/>8</text:span></text:p>
          <text:p text:style-name="P28"><text:a xlink:type="simple" xlink:href="#_aopnuv9ka53o" text:style-name="Index_20_Link" text:visited-style-name="Index_20_Link"><text:span text:style-name="T23">3.3 Durchführung/Entscheidungsfindung</text:span></text:a><text:span text:style-name="T23"><text:tab/>8</text:span></text:p>
          <text:p text:style-name="P28"><text:a xlink:type="simple" xlink:href="#_5jrd7ghgj561" text:style-name="Index_20_Link" text:visited-style-name="Index_20_Link"><text:span text:style-name="T23">3.4 Aufschiebendes Vetorecht</text:span></text:a><text:span text:style-name="T23"><text:tab/>9</text:span></text:p>
          <text:p text:style-name="P28"><text:a xlink:type="simple" xlink:href="#_uea3b6hlqmy2" text:style-name="Index_20_Link" text:visited-style-name="Index_20_Link"><text:span text:style-name="T23">3.5 Dringende Abstimmung</text:span></text:a><text:span text:style-name="T23"><text:tab/>10</text:span></text:p>
          <text:p text:style-name="P28"><text:a xlink:type="simple" xlink:href="#_1xxosztl5f3w" text:style-name="Index_20_Link" text:visited-style-name="Index_20_Link"><text:span text:style-name="T23">3.6 Zuständigkeit von AGs, bei Themen für die Deli-TK</text:span></text:a><text:span text:style-name="T23"><text:tab/>10</text:span></text:p>
          <text:p text:style-name="P28"><text:a xlink:type="simple" xlink:href="#_m58kqzkukmn2" text:style-name="Index_20_Link" text:visited-style-name="Index_20_Link"><text:span text:style-name="T23">3.7 Moderation</text:span></text:a><text:span text:style-name="T23"><text:tab/>11</text:span></text:p>
          <text:p text:style-name="P28"><text:a xlink:type="simple" xlink:href="#_v96q1uyul62q" text:style-name="Index_20_Link" text:visited-style-name="Index_20_Link"><text:span text:style-name="T23">3.8 Protokoll</text:span></text:a><text:span text:style-name="T23"><text:tab/>11</text:span></text:p>
          <text:p text:style-name="P28"><text:a xlink:type="simple" xlink:href="#_l0j6aw4p7jhb" text:style-name="Index_20_Link" text:visited-style-name="Index_20_Link"><text:span text:style-name="T23">3.9 Gewichtung der Stimmen der delegierten Personen</text:span></text:a><text:span text:style-name="T23"><text:tab/>11</text:span></text:p>
          <text:p text:style-name="P28"><text:a xlink:type="simple" xlink:href="#_ceu45xvxijml" text:style-name="Index_20_Link" text:visited-style-name="Index_20_Link"><text:span text:style-name="T23">3.10 Transparenz</text:span></text:a><text:span text:style-name="T23"><text:tab/>12</text:span></text:p>
          <text:p text:style-name="P28"><text:soft-page-break/><text:a xlink:type="simple" xlink:href="#_epmplly4twhc" text:style-name="Index_20_Link" text:visited-style-name="Index_20_Link"><text:span text:style-name="T23">3.11 Stimmungsbild in der Deli-TK</text:span></text:a><text:span text:style-name="T23"><text:tab/>12</text:span></text:p>
          <text:p text:style-name="P27"><text:a xlink:type="simple" xlink:href="#_geuukp1u9bzf" text:style-name="Index_20_Link" text:visited-style-name="Index_20_Link"><text:span text:style-name="T22">4. Communication Task Force (CTF)</text:span></text:a><text:span text:style-name="T22"><text:tab/>12</text:span></text:p>
          <text:p text:style-name="P28"><text:a xlink:type="simple" xlink:href="#_9ilkcaf6mdly" text:style-name="Index_20_Link" text:visited-style-name="Index_20_Link"><text:span text:style-name="T23">4.1 Die CTF</text:span></text:a><text:span text:style-name="T23"><text:tab/>12</text:span></text:p>
          <text:p text:style-name="P28"><text:a xlink:type="simple" xlink:href="#_7e85ofg7nl66" text:style-name="Index_20_Link" text:visited-style-name="Index_20_Link"><text:span text:style-name="T23">4.2 Aufgabenbereiche</text:span></text:a><text:span text:style-name="T23"><text:tab/>12</text:span></text:p>
          <text:p text:style-name="P28"><text:a xlink:type="simple" xlink:href="#_vt5x4wrnzymu" text:style-name="Index_20_Link" text:visited-style-name="Index_20_Link"><text:span text:style-name="T23">4.3 Anforderungen</text:span></text:a><text:span text:style-name="T23"><text:tab/>13</text:span></text:p>
          <text:p text:style-name="P28"><text:a xlink:type="simple" xlink:href="#_qpnddx2qzdpb" text:style-name="Index_20_Link" text:visited-style-name="Index_20_Link"><text:span text:style-name="T23">4.4 Transparenz</text:span></text:a><text:span text:style-name="T23"><text:tab/>13</text:span></text:p>
          <text:p text:style-name="P28"><text:a xlink:type="simple" xlink:href="#_ugtp40qz8l1f" text:style-name="Index_20_Link" text:visited-style-name="Index_20_Link"><text:span text:style-name="T23">4.5 Neue Mitglieder</text:span></text:a><text:span text:style-name="T23"><text:tab/>13</text:span></text:p>
          <text:p text:style-name="P28"><text:a xlink:type="simple" xlink:href="#_slikitsj17g7" text:style-name="Index_20_Link" text:visited-style-name="Index_20_Link"><text:span text:style-name="T23">4.6 Ausschließen/Entmachten von Mitgliedern</text:span></text:a><text:span text:style-name="T23"><text:tab/>14</text:span></text:p>
          <text:p text:style-name="P27"><text:a xlink:type="simple" xlink:href="#_foel929qbi8a" text:style-name="Index_20_Link" text:visited-style-name="Index_20_Link"><text:span text:style-name="T22">5. Arbeitsgruppen (AGs)</text:span></text:a><text:span text:style-name="T22"><text:tab/>14</text:span></text:p>
          <text:p text:style-name="P28"><text:a xlink:type="simple" xlink:href="#_lyf8unczja2g" text:style-name="Index_20_Link" text:visited-style-name="Index_20_Link"><text:span text:style-name="T23">5.1 Legitimierung</text:span></text:a><text:span text:style-name="T23"><text:tab/>14</text:span></text:p>
          <text:p text:style-name="P28"><text:a xlink:type="simple" xlink:href="#_3htqpo78dakt" text:style-name="Index_20_Link" text:visited-style-name="Index_20_Link"><text:span text:style-name="T23">5.2 Neubildung einer AG</text:span></text:a><text:span text:style-name="T23"><text:tab/>14</text:span></text:p>
          <text:p text:style-name="P28"><text:a xlink:type="simple" xlink:href="#_xnd4c8oy4jfs" text:style-name="Index_20_Link" text:visited-style-name="Index_20_Link"><text:span text:style-name="T23">5.3 Rechenschaft</text:span></text:a><text:span text:style-name="T23"><text:tab/>15</text:span></text:p>
          <text:p text:style-name="P28"><text:a xlink:type="simple" xlink:href="#_ioq0dwlmshsl" text:style-name="Index_20_Link" text:visited-style-name="Index_20_Link"><text:span text:style-name="T23">5.4 Zugänglichkeit</text:span></text:a><text:span text:style-name="T23"><text:tab/>15</text:span></text:p>
          <text:p text:style-name="P28"><text:a xlink:type="simple" xlink:href="#_n6l69kydtuu8" text:style-name="Index_20_Link" text:visited-style-name="Index_20_Link"><text:span text:style-name="T23">5.5 Auflösen von AGs</text:span></text:a><text:span text:style-name="T23"><text:tab/>15</text:span></text:p>
          <text:p text:style-name="P28"><text:a xlink:type="simple" xlink:href="#_yj0h7o4nmeph" text:style-name="Index_20_Link" text:visited-style-name="Index_20_Link"><text:span text:style-name="T23">5.6 Transparenz</text:span></text:a><text:span text:style-name="T23"><text:tab/>16</text:span></text:p>
          <text:p text:style-name="P28"><text:a xlink:type="simple" xlink:href="#_v26rg2vtks8o" text:style-name="Index_20_Link" text:visited-style-name="Index_20_Link"><text:span text:style-name="T23">5.7 Entscheidungsfindung</text:span></text:a><text:span text:style-name="T23"><text:tab/>16</text:span></text:p>
          <text:p text:style-name="P27"><text:a xlink:type="simple" xlink:href="#_qa6td9wghoqp" text:style-name="Index_20_Link" text:visited-style-name="Index_20_Link"><text:span text:style-name="T22">6. AG - Sprecher*innen Konferenz</text:span></text:a><text:span text:style-name="T22"><text:tab/>16</text:span></text:p>
          <text:p text:style-name="P28"><text:a xlink:type="simple" xlink:href="#_298289dd3la" text:style-name="Index_20_Link" text:visited-style-name="Index_20_Link"><text:span text:style-name="T23">6.1 Die AG - Sprecher*innen Konferenz</text:span></text:a><text:span text:style-name="T23"><text:tab/>16</text:span></text:p>
          <text:p text:style-name="P28"><text:a xlink:type="simple" xlink:href="#_dxkrfxq9edme" text:style-name="Index_20_Link" text:visited-style-name="Index_20_Link"><text:span text:style-name="T23">6.2 Zusammensetzung</text:span></text:a><text:span text:style-name="T23"><text:tab/>16</text:span></text:p>
          <text:p text:style-name="P28"><text:a xlink:type="simple" xlink:href="#_ggcv0014xucz" text:style-name="Index_20_Link" text:visited-style-name="Index_20_Link"><text:span text:style-name="T23">6.3 Aufgaben</text:span></text:a><text:span text:style-name="T23"><text:tab/>17</text:span></text:p>
          <text:p text:style-name="P28"><text:a xlink:type="simple" xlink:href="#_nczqq8jbxw3" text:style-name="Index_20_Link" text:visited-style-name="Index_20_Link"><text:span text:style-name="T23">6.4 Vetorecht</text:span></text:a><text:span text:style-name="T23"><text:tab/>17</text:span></text:p>
          <text:p text:style-name="P27"><text:soft-page-break/><text:a xlink:type="simple" xlink:href="#_nwbe7m8m3b7k" text:style-name="Index_20_Link" text:visited-style-name="Index_20_Link"><text:span text:style-name="T24">7. Kommunikationswege</text:span></text:a><text:span text:style-name="T24"><text:tab/>18</text:span></text:p>
          <text:p text:style-name="P28"><text:a xlink:type="simple" xlink:href="#_4uqennt17b3k" text:style-name="Index_20_Link" text:visited-style-name="Index_20_Link"><text:span text:style-name="T23">7.1 Kontakt zur CTF</text:span></text:a><text:span text:style-name="T23"><text:tab/>18</text:span></text:p>
          <text:p text:style-name="P28"><text:a xlink:type="simple" xlink:href="#_gri6e72acm7s" text:style-name="Index_20_Link" text:visited-style-name="Index_20_Link"><text:span text:style-name="T23">7.2 Ausgehend von der CTF</text:span></text:a><text:span text:style-name="T23"><text:tab/>18</text:span></text:p>
          <text:p text:style-name="P19"><text:a xlink:type="simple" xlink:href="#_j15bhuiv1o78" text:style-name="Index_20_Link" text:visited-style-name="Index_20_Link"><text:span text:style-name="T23">7.2.1 CTF zu OGs</text:span></text:a><text:span text:style-name="T23"><text:tab/>18</text:span></text:p>
          <text:p text:style-name="P19"><text:a xlink:type="simple" xlink:href="#_z21r7xu0ma8s" text:style-name="Index_20_Link" text:visited-style-name="Index_20_Link"><text:span text:style-name="T23">7.2.2 CTF zu AGSK</text:span></text:a><text:span text:style-name="T23"><text:tab/>18</text:span></text:p>
          <text:p text:style-name="P19"><text:a xlink:type="simple" xlink:href="#_uxu6f8kh5lyj" text:style-name="Index_20_Link" text:visited-style-name="Index_20_Link"><text:span text:style-name="T23">7.2.3 CTF zu AGs</text:span></text:a><text:span text:style-name="T23"><text:tab/>18</text:span></text:p>
          <text:p text:style-name="P19"><text:a xlink:type="simple" xlink:href="#_vh8ci9j63j0k" text:style-name="Index_20_Link" text:visited-style-name="Index_20_Link"><text:span text:style-name="T23">7.2.4 CTF zu Delis</text:span></text:a><text:span text:style-name="T23"><text:tab/>18</text:span></text:p>
          <text:p text:style-name="P28"><text:a xlink:type="simple" xlink:href="#_tf2nh02qohms" text:style-name="Index_20_Link" text:visited-style-name="Index_20_Link"><text:span text:style-name="T23">7.3 Ausgehend von den Delis</text:span></text:a><text:span text:style-name="T23"><text:tab/>18</text:span></text:p>
          <text:p text:style-name="P19"><text:a xlink:type="simple" xlink:href="#_fsht5qr10jk1" text:style-name="Index_20_Link" text:visited-style-name="Index_20_Link"><text:span text:style-name="T23">7.3.1 Deli zu Deli</text:span></text:a><text:span text:style-name="T23"><text:tab/>18</text:span></text:p>
          <text:p text:style-name="P19"><text:a xlink:type="simple" xlink:href="#_pj5g8c4bprfp" text:style-name="Index_20_Link" text:visited-style-name="Index_20_Link"><text:span text:style-name="T23">7.3.2 Deli zu CTF</text:span></text:a><text:span text:style-name="T23"><text:tab/>19</text:span></text:p>
          <text:p text:style-name="P19"><text:a xlink:type="simple" xlink:href="#_nlk7svkbe3dg" text:style-name="Index_20_Link" text:visited-style-name="Index_20_Link"><text:span text:style-name="T23">7.3.3 Deli zu AGs</text:span></text:a><text:span text:style-name="T23"><text:tab/>19</text:span></text:p>
          <text:p text:style-name="P19"><text:a xlink:type="simple" xlink:href="#_xdju6o6e44bo" text:style-name="Index_20_Link" text:visited-style-name="Index_20_Link"><text:span text:style-name="T23">7.3.4 Delis zu AGSK</text:span></text:a><text:span text:style-name="T23"><text:tab/>19</text:span></text:p>
          <text:p text:style-name="P28"><text:a xlink:type="simple" xlink:href="#_8eg2kw1onqr9" text:style-name="Index_20_Link" text:visited-style-name="Index_20_Link"><text:span text:style-name="T23">7.4 Ausgehend von den AGs</text:span></text:a><text:span text:style-name="T23"><text:tab/>19</text:span></text:p>
          <text:p text:style-name="P19"><text:a xlink:type="simple" xlink:href="#_xfmhlrc9ufcd" text:style-name="Index_20_Link" text:visited-style-name="Index_20_Link"><text:span text:style-name="T23">7.4.1 AGs zu CTF</text:span></text:a><text:span text:style-name="T23"><text:tab/>19</text:span></text:p>
          <text:p text:style-name="P19"><text:a xlink:type="simple" xlink:href="#_2501qf778gub" text:style-name="Index_20_Link" text:visited-style-name="Index_20_Link"><text:span text:style-name="T23">7.4.2 AGs zu AGs</text:span></text:a><text:span text:style-name="T23"><text:tab/>19</text:span></text:p>
          <text:p text:style-name="P28"><text:a xlink:type="simple" xlink:href="#_vx70d3tpod4f" text:style-name="Index_20_Link" text:visited-style-name="Index_20_Link"><text:span text:style-name="T23">7.5 Ausgehend von der AGSK</text:span></text:a><text:span text:style-name="T23"><text:tab/>19</text:span></text:p>
          <text:p text:style-name="P19"><text:a xlink:type="simple" xlink:href="#_3t2ra8fwb7ch" text:style-name="Index_20_Link" text:visited-style-name="Index_20_Link"><text:span text:style-name="T23">7.5.1 <text:s/>AGSK zu CTF</text:span></text:a><text:span text:style-name="T23"><text:tab/>19</text:span></text:p>
          <text:p text:style-name="P19"><text:a xlink:type="simple" xlink:href="#_tlyjm4as8vj" text:style-name="Index_20_Link" text:visited-style-name="Index_20_Link"><text:span text:style-name="T23">7.5.2 AGSK zu Delis/OGs</text:span></text:a><text:span text:style-name="T23"><text:tab/>19</text:span></text:p>
          <text:p text:style-name="P27"><text:a xlink:type="simple" xlink:href="#_objwu6htcscw" text:style-name="Index_20_Link" text:visited-style-name="Index_20_Link"><text:span text:style-name="T22">8. Task Forces (TFs)</text:span></text:a><text:span text:style-name="T22"><text:tab/>20</text:span></text:p>
          <text:p text:style-name="P28"><text:a xlink:type="simple" xlink:href="#_1m1pr0sxx876" text:style-name="Index_20_Link" text:visited-style-name="Index_20_Link"><text:span text:style-name="T23">8.1 Legitimierung</text:span></text:a><text:span text:style-name="T23"><text:tab/>20</text:span></text:p>
          <text:p text:style-name="P28"><text:a xlink:type="simple" xlink:href="#_9e1pgzodd9b8" text:style-name="Index_20_Link" text:visited-style-name="Index_20_Link"><text:span text:style-name="T23">8.2 Neubildung einer Task Force</text:span></text:a><text:span text:style-name="T23"><text:tab/>20</text:span></text:p>
          <text:p text:style-name="P28"><text:soft-page-break/><text:a xlink:type="simple" xlink:href="#_7g1wmq6vmr5k" text:style-name="Index_20_Link" text:visited-style-name="Index_20_Link"><text:span text:style-name="T23">8.3 Rechenschaft</text:span></text:a><text:span text:style-name="T23"><text:tab/>20</text:span></text:p>
          <text:p text:style-name="P28"><text:a xlink:type="simple" xlink:href="#_x4yp1dqdymv0" text:style-name="Index_20_Link" text:visited-style-name="Index_20_Link"><text:span text:style-name="T23">8.4 Zugänglichkeit</text:span></text:a><text:span text:style-name="T23"><text:tab/>20</text:span></text:p>
          <text:p text:style-name="P28"><text:a xlink:type="simple" xlink:href="#_d6b9glnog36n" text:style-name="Index_20_Link" text:visited-style-name="Index_20_Link"><text:span text:style-name="T23">8.5 Auflösen einer Task Force</text:span></text:a><text:span text:style-name="T23"><text:tab/>20</text:span></text:p>
          <text:p text:style-name="P28"><text:a xlink:type="simple" xlink:href="#_qwyffhny423a" text:style-name="Index_20_Link" text:visited-style-name="Index_20_Link"><text:span text:style-name="T23">8.6 Transparenz</text:span></text:a><text:span text:style-name="T23"><text:tab/>21</text:span></text:p>
          <text:p text:style-name="P29"><text:a xlink:type="simple" xlink:href="#_70el879vdiu0" text:style-name="Index_20_Link" text:visited-style-name="Index_20_Link"><text:span text:style-name="T23">8.7 Entscheidungsfindung</text:span></text:a><text:span text:style-name="T23"><text:tab/>21</text:span></text:p>
        </text:index-body>
      </text:table-of-content>
      <text:p text:style-name="P2"/>
      <text:p text:style-name="P2"/>
      <text:p text:style-name="P30"/>
      <text:p text:style-name="P31"/>
      <text:p text:style-name="P35"><text:bookmark text:name="_gtyarm6ihgr1"/></text:p>
      <text:p text:style-name="P35"><text:bookmark text:name="_mn18i6t4ownn"/></text:p>
      <text:p text:style-name="P36"><text:bookmark text:name="_msowmijwqf5d"/>Allgemeine und terminologische Abkürzungen - Glossar</text:p>
      <text:p text:style-name="P11"/>
      <table:table table:name="Table1" table:style-name="Table1">
        <table:table-column table:style-name="Table1.A"/>
        <table:table-column table:style-name="Table1.B"/>
        <text:soft-page-break/>
        <table:table-row table:style-name="Table1.1">
          <table:table-cell table:style-name="Table1.A1" office:value-type="string">
            <text:p text:style-name="P7"><text:span text:style-name="T25">Abkürzungen:</text:span></text:p>
          </table:table-cell>
          <table:table-cell table:style-name="Table1.A1" office:value-type="string">
            <text:p text:style-name="P7"><text:span text:style-name="T25">Erklärung/ Definition:</text:span></text:p>
          </table:table-cell>
        </table:table-row>
        <table:table-row table:style-name="Table1.2">
          <table:table-cell table:style-name="Table1.A2" office:value-type="string">
            <text:p text:style-name="P7">Arbeitsgruppe (AG)</text:p>
          </table:table-cell>
          <table:table-cell table:style-name="Table1.B2" office:value-type="string">
            <text:p text:style-name="P6">Gruppe aus Spezialisten*innen, die sich mit einem bestimmten Thema beschäftigen.</text:p>
          </table:table-cell>
        </table:table-row>
        <table:table-row table:style-name="Table1.3">
          <table:table-cell table:style-name="Table1.A3" office:value-type="string">
            <text:p text:style-name="P7">Delegierte*r (Deli)</text:p>
          </table:table-cell>
          <table:table-cell table:style-name="Table1.B3" office:value-type="string">
            <text:p text:style-name="P6">Sprecher*innen der Ortsgruppen, sowie Informationsschnittstelle zwischen Bundesebene und Ortsgruppen.</text:p>
          </table:table-cell>
        </table:table-row>
        <table:table-row table:style-name="Table1.4">
          <table:table-cell table:style-name="Table1.A4" office:value-type="string">
            <text:p text:style-name="P2">dringende Abstimmung</text:p>
          </table:table-cell>
          <table:table-cell table:style-name="Table1.B4" office:value-type="string">
            <text:p text:style-name="P2">Wenn durch einen regulären Abstimmungsprozess nicht in nötiger Zeit Entscheidungen gefällt werden können (also es der Bewegung sonst Schaden könnte, oder das Thema der Abstimmung ansonsten bereits überholt wäre <text:a xlink:type="simple" xlink:href="#_uea3b6hlqmy2" text:style-name="ListLabel_20_2" text:visited-style-name="ListLabel_20_2"><text:span text:style-name="T7">(vgl. </text:span></text:a><text:a xlink:type="simple" xlink:href="#_uea3b6hlqmy2" text:style-name="ListLabel_20_3" text:visited-style-name="ListLabel_20_3"><text:span text:style-name="T8">3.5 dringende Abstimmung</text:span></text:a><text:a xlink:type="simple" xlink:href="#_uea3b6hlqmy2" text:style-name="ListLabel_20_2" text:visited-style-name="ListLabel_20_2"><text:span text:style-name="T7">, §1-4)</text:span></text:a>).</text:p>
          </table:table-cell>
        </table:table-row>
        <table:table-row table:style-name="Table1.5">
          <table:table-cell table:style-name="Table1.A5" office:value-type="string">
            <text:p text:style-name="P7">Ortsgruppe (OG)</text:p>
          </table:table-cell>
          <table:table-cell table:style-name="Table1.B5" office:value-type="string">
            <text:p text:style-name="P6">Lokale Gruppierung zur Organisation von Demonstrationen, unabhängig und demokratisch organisiert.</text:p>
          </table:table-cell>
        </table:table-row>
        <table:table-row table:style-name="Table1.6">
          <table:table-cell table:style-name="Table1.A6" office:value-type="string">
            <text:p text:style-name="P7">Communication Task Force (CTF)</text:p>
          </table:table-cell>
          <table:table-cell table:style-name="Table1.B6" office:value-type="string">
            <text:p text:style-name="P6">Zentrale Informationsschnittstelle/ Verteiler*in, Organisator*in der Bundesebene.</text:p>
          </table:table-cell>
        </table:table-row>
        <table:table-row table:style-name="Table1.7">
          <table:table-cell table:style-name="Table1.A7" office:value-type="string">
            <text:p text:style-name="P7">Tagesordnung (TO)</text:p>
          </table:table-cell>
          <table:table-cell table:style-name="Table1.B7" office:value-type="string">
            <text:p text:style-name="P6">Die Tagesordnung ist eine Sammlung aller Themen, die in der TK besprochen werden sollen.</text:p>
          </table:table-cell>
        </table:table-row>
        <table:table-row table:style-name="Table1.8">
          <table:table-cell table:style-name="Table1.A8" office:value-type="string">
            <text:p text:style-name="P7">aufschiebendes Veto</text:p>
          </table:table-cell>
          <table:table-cell table:style-name="Table1.B8" office:value-type="string">
            <text:p text:style-name="P6">Ist eine Art des Vetos, es bedeutet: „Wir müssen nochmal über die Entscheidung diskutieren”.</text:p>
          </table:table-cell>
        </table:table-row>
        <table:table-row table:style-name="Table1.9">
          <table:table-cell table:style-name="Table1.A9" office:value-type="string">
            <text:p text:style-name="P2">imperatives Mandat</text:p>
          </table:table-cell>
          <table:table-cell table:style-name="Table1.B9" office:value-type="string">
            <text:p text:style-name="P6">Dies ist ein Vertrauensvotum basierend auf Kompetenz. Kann jederzeit gegeben und wieder entzogen werden.</text:p>
          </table:table-cell>
        </table:table-row>
        <table:table-row table:style-name="Table1.10">
          <table:table-cell table:style-name="Table1.A10" office:value-type="string">
            <text:p text:style-name="P2">basisdemokratisch</text:p>
          </table:table-cell>
          <table:table-cell table:style-name="Table1.B10" office:value-type="string">
            <text:p text:style-name="P6">Jede*r ist mit dem*r anderen auf gleicher Augenhöhe, eine Abgrenzung durch Ränge ist nicht gestattet.</text:p>
          </table:table-cell>
        </table:table-row>
        <table:table-row table:style-name="Table1.11">
          <table:table-cell table:style-name="Table1.A11" office:value-type="string">
            <text:p text:style-name="P2">einfach (Mehrheit)</text:p>
          </table:table-cell>
          <table:table-cell table:style-name="Table1.B11" office:value-type="string">
            <text:p text:style-name="P6">Jede Stimme, die abgegeben <text:span text:style-name="T26">wurde.</text:span></text:p>
          </table:table-cell>
        </table:table-row>
        <table:table-row table:style-name="Table1.12">
          <table:table-cell table:style-name="Table1.A12" office:value-type="string">
            <text:p text:style-name="P2">absolut (Mehrheit)</text:p>
          </table:table-cell>
          <table:table-cell table:style-name="Table1.B12" office:value-type="string">
            <text:p text:style-name="P6">Jede Stimme, die abgegeben werden <text:span text:style-name="T26">könnte.</text:span></text:p>
          </table:table-cell>
        </table:table-row>
        <table:table-row table:style-name="Table1.13">
          <table:table-cell table:style-name="Table1.A13" office:value-type="string">
            <text:p text:style-name="P2">Tagesordnungspunkt (TOP)</text:p>
          </table:table-cell>
          <table:table-cell table:style-name="Table1.B13" office:value-type="string">
            <text:p text:style-name="P25">Das sind die einzelnen Themen einer Tagesordnung.</text:p>
          </table:table-cell>
        </table:table-row>
        <table:table-row table:style-name="Table1.14">
          <table:table-cell table:style-name="Table1.A14" office:value-type="string">
            <text:p text:style-name="P2">Bundesebene</text:p>
          </table:table-cell>
          <table:table-cell table:style-name="Table1.B14" office:value-type="string">
            <text:p text:style-name="P25"><text:span text:style-name="T27">Alle deutschlandweiten Organe (AGs, Deli-TK, CTF, AGSK).</text:span></text:p>
          </table:table-cell>
        </table:table-row>
        <table:table-row table:style-name="Table1.15">
          <table:table-cell table:style-name="Table1.A15" office:value-type="string">
            <text:p text:style-name="P2">AGSK </text:p>
          </table:table-cell>
          <table:table-cell table:style-name="Table1.B15" office:value-type="string">
            <text:p text:style-name="P25"><text:span text:style-name="T27">AG Sprecher*innen Konferenz; Austausch der einzelnen Sprecher*innen für die Arbeitsgruppen.</text:span></text:p>
          </table:table-cell>
        </table:table-row>
        <table:table-row table:style-name="Table1.16">
          <table:table-cell table:style-name="Table1.A16" office:value-type="string">
            <text:p text:style-name="P2">CTF-News</text:p>
          </table:table-cell>
          <table:table-cell table:style-name="Table1.B16" office:value-type="string">
            <text:p text:style-name="P25"><text:span text:style-name="T27">Interner Newsletter der CTF zur Informationsweitergabe an die Klimaaktivist*innen.</text:span></text:p>
          </table:table-cell>
        </table:table-row>
        <table:table-row table:style-name="Table1.17">
          <table:table-cell table:style-name="Table1.A17" office:value-type="string">
            <text:p text:style-name="P2">Deli-Infostream</text:p>
          </table:table-cell>
          <table:table-cell table:style-name="Table1.B17" office:value-type="string">
            <text:p text:style-name="P25"><text:span text:style-name="T27">Ersetzt die Namensgebung der Whatsapp Gruppe „Wichtige Infos Delegierte”.</text:span></text:p>
          </table:table-cell>
        </table:table-row>
        <table:table-row table:style-name="Table1.18">
          <table:table-cell table:style-name="Table1.A18" office:value-type="string">
            <text:p text:style-name="P2">Deli-TK</text:p>
          </table:table-cell>
          <table:table-cell table:style-name="Table1.B18" office:value-type="string">
            <text:p text:style-name="P25"><text:span text:style-name="T27">Delegierten Telefonkonferenz: Beginn des Entscheidungsprozesses oder Verkündung der Abstimmungsergebnisse.</text:span></text:p>
          </table:table-cell>
        </table:table-row>
        <table:table-row table:style-name="Table1.19">
          <table:table-cell table:style-name="Table1.A19" office:value-type="string">
            <text:p text:style-name="P2">Bericht</text:p>
          </table:table-cell>
          <table:table-cell table:style-name="Table1.B19" office:value-type="string">
            <text:p text:style-name="P2">Kurze Rechenschaftsablage über Stand und Arbeit der AG. Produkte einer AG, die sich immer wiederholen, können ebenfalls als Bericht fungieren.</text:p>
          </table:table-cell>
        </table:table-row>
        <table:table-row table:style-name="Table1.20">
          <table:table-cell table:style-name="Table1.A20" office:value-type="string">
            <text:p text:style-name="P2">systemimmanente Kontrolle</text:p>
          </table:table-cell>
          <table:table-cell table:style-name="Table1.B20" office:value-type="string">
            <text:p text:style-name="P25"><text:span text:style-name="T27">Ist die Kontrolle, welche im System selbst eingebaut ist.</text:span></text:p>
          </table:table-cell>
        </table:table-row>
        <table:table-row table:style-name="Table1.21">
          <table:table-cell table:style-name="Table1.A21" office:value-type="string">
            <text:p text:style-name="P2">Stimmungsbild in der Deli-TK</text:p>
          </table:table-cell>
          <table:table-cell table:style-name="Table1.B21" office:value-type="string">
            <text:p text:style-name="P25"><text:span text:style-name="T27">Ein Stimmungsbild kann in einer Deli-TK von jedem berufen werden, dies wird von der Moderation unterstützt und im Protokoll festgehalten. Ein Stimmungsbild soll die Einschätzung der aktuell teilnehmenden Delegierten abbilden, um Abstimmungen zu initiierten oder um Task Forces zu legitimieren.</text:span></text:p>
          </table:table-cell>
        </table:table-row>
      </table:table>
      <text:p text:style-name="P2"/>
      <text:p text:style-name="P2"/>
      <text:p text:style-name="P34"><text:bookmark text:name="_kmg9jruyfcbi"/></text:p>
      <text:p text:style-name="P37"><text:bookmark text:name="_nsb3ivpmdjw"/>1. Ortsgruppen</text:p>
      <text:p text:style-name="P43"><text:bookmark text:name="_b553r91etv4v"/>1.1 Organisation der Ortsgruppen</text:p>
      <text:p text:style-name="P8"><text:span text:style-name="T14">(1)</text:span> <text:tab/>Die OGs sind selbst organisiert</text:p>
      <text:p text:style-name="P8"><text:span text:style-name="T14">(2)</text:span> <text:tab/>Die OGs sind von der Bundesebene unabhängig</text:p>
      <text:p text:style-name="P9"><text:span text:style-name="T14"><text:tab/>(2.1)</text:span><text:tab/>Die Bundesebene ist abhängig von den Abstimmungen der OGs</text:p>
      <text:p text:style-name="P6"><text:span text:style-name="T14">(3)</text:span> <text:tab/>Die OGs handeln eigenverantwortlich</text:p>
      <text:p text:style-name="P8"><text:span text:style-name="T14">(4)</text:span> <text:tab/>Es können von außen (Bundesebene) ausschließlich Tipps und Handlungsempfehlungen <text:s text:c="4"/><text:tab/><text:tab/>gegeben werden</text:p>
      <text:p text:style-name="P8"><text:span text:style-name="T14">(5)</text:span> <text:tab/>Der Leitfaden wird von der AG Regionalgruppen AG erstellt und zur Verfügung gestellt<text:tab/></text:p>
      <text:p text:style-name="P41"><text:bookmark text:name="_obhxncezu4n4"/>1.2 Transparenz</text:p>
      <text:p text:style-name="P12"><text:span text:style-name="T14">(1)</text:span><text:tab/><text:tab/>Die OGs müssen niemandem außerhalb der OG Rechenschaft ablegen</text:p>
      <text:p text:style-name="P2"><text:span text:style-name="T14"><text:tab/>(1.1)</text:span><text:tab/>Begründet durch die Dezentralität &amp; Eigenverantwortlichkeit der OGs</text:p>
      <text:p text:style-name="P12"><text:span text:style-name="T14">(2)</text:span><text:tab/><text:tab/>Es wird aber empfohlen die Anregungen aus dem Leitfaden der AG <text:tab/><text:tab/><text:tab/><text:tab/><text:tab/><text:tab/>Regionalgruppenbetreuung umzusetzen<text:span text:style-name="T33"> </text:span><text:a xlink:type="simple" xlink:href="#_b553r91etv4v" text:style-name="ListLabel_20_4" text:visited-style-name="ListLabel_20_4"><text:span text:style-name="T9">(vgl. </text:span></text:a><text:a xlink:type="simple" xlink:href="#_b553r91etv4v" text:style-name="ListLabel_20_5" text:visited-style-name="ListLabel_20_5"><text:span text:style-name="T10">1.1 Organisation der Ortsgruppen</text:span></text:a><text:a xlink:type="simple" xlink:href="#_b553r91etv4v" text:style-name="ListLabel_20_4" text:visited-style-name="ListLabel_20_4"><text:span text:style-name="T9">, §5)</text:span></text:a></text:p>
      <text:p text:style-name="P12"><text:span text:style-name="T14">(3)<text:tab/><text:tab/></text:span>Die OGs sollten auf der Website fridaysforfuture.de einen Messengerdienst als <text:tab/><text:tab/><text:tab/><text:tab/>Informationsmöglichkeit &amp; Einstiegspunkt anbieten</text:p>
      <text:p text:style-name="P2"><text:span text:style-name="T14">(4)<text:tab/><text:tab/></text:span>Es gibt für die Kontaktmöglichkeit zu einer Ortsgruppe eine Liste mit allen OGs, diese <text:tab/><text:tab/><text:tab/>enthält eine Email Adresse, die öffentlich auf der Website fridaysforfuture.de einsehbar <text:tab/><text:tab/>sein muss</text:p>
      <text:p text:style-name="P38"><text:bookmark text:name="_f3rn1pwi8njq"/>2. Delegierte</text:p>
      <text:p text:style-name="P44"><text:bookmark text:name="_if8nrbn3kt1s"/>2.1 Der*Die Delegierte</text:p>
      <text:p text:style-name="P13"><text:span text:style-name="T14">(1)</text:span><text:tab/><text:tab/>Es gibt mindestens zwei Delegierte, maximal drei Delegierte pro OG, damit kann die<text:tab/><text:tab/><text:tab/>Arbeit untereinander aufgeteilt werden<text:span text:style-name="T14"><text:tab/></text:span></text:p>
      <text:p text:style-name="P13"><text:span text:style-name="T14"><text:tab/>(1.1)<text:tab/></text:span>Sie haben nur <text:span text:style-name="T24">eine</text:span> gemeinsame Stimme <text:a xlink:type="simple" xlink:href="#_jmjkc9bw0jza" text:style-name="ListLabel_20_2" text:visited-style-name="ListLabel_20_2"><text:span text:style-name="T7">(vgl. </text:span></text:a><text:a xlink:type="simple" xlink:href="#_jmjkc9bw0jza" text:style-name="ListLabel_20_3" text:visited-style-name="ListLabel_20_3"><text:span text:style-name="T8">2.3 Abstimmungen</text:span></text:a><text:a xlink:type="simple" xlink:href="#_jmjkc9bw0jza" text:style-name="ListLabel_20_2" text:visited-style-name="ListLabel_20_2"><text:span text:style-name="T7">, §3)</text:span></text:a> </text:p>
      <text:p text:style-name="P2"><text:span text:style-name="T14">(2)<text:tab/><text:tab/></text:span>Delegierte müssen ihren*seinen Vornamen und die Telefonnummer an die AG <text:tab/><text:tab/><text:tab/><text:tab/>Regionalgruppenbetreuung weitergeben</text:p>
      <text:p text:style-name="P2"><text:span text:style-name="T14">(3)<text:tab/><text:tab/></text:span>Delegierte werden von den OGs selbst bestimmt und legitimiert. Als Hilfsmittel gibt es <text:tab/><text:tab/><text:tab/>den Leitfaden der AG Regionalgruppenbetreuung</text:p>
      <text:p text:style-name="P2"><text:span text:style-name="T14">(4)<text:tab/><text:tab/></text:span>Wer durch die zugehörige OG als Delegierte*r legitimiert ist, muss sich bei der AG <text:tab/><text:tab/><text:tab/>Regionalgruppenbetreuung registrieren. Diese Person wird durch die AG <text:tab/><text:tab/><text:tab/><text:tab/><text:tab/>Regionalgruppenbetreuung verifiziert und überprüft. Danach darf die delegierte Person für <text:tab/><text:tab/>seine*ihre OG bei bundesweiten Abstimmungen, vor allem bei der Deli-TK, teilnehmen</text:p>
      <text:p text:style-name="P2"><text:soft-page-break/><text:span text:style-name="T14"><text:tab/>(4.1)<text:tab/></text:span>Durch diese Überprüfung wird „gefälschten” OGs vorgebeugt, die die <text:tab/><text:tab/><text:tab/><text:tab/><text:tab/><text:tab/>Beschlussfähigkeit der Deli-TK kompromittieren könnten</text:p>
      <text:p text:style-name="P2"><text:span text:style-name="T14"><text:tab/>(4.2)<text:tab/></text:span>Bei Verlust der Legitimation eines Delis, muss unverzüglich mit der AG <text:tab/><text:tab/><text:tab/><text:tab/><text:tab/>Regionalgruppenbetreuung Kontakt aufgenommen werden</text:p>
      <text:p text:style-name="P42"><text:bookmark text:name="_odkbafn3x4aq"/></text:p>
      <text:p text:style-name="P45"><text:bookmark text:name="_ukpq00sanx0r"/>2.2 Aufgaben</text:p>
      <text:p text:style-name="P2"><text:span text:style-name="T14">(1)<text:tab/><text:tab/></text:span>Delegierte sollen Informationen, die sie durch die Deli-TKs o.Ä. <text:a xlink:type="simple" xlink:href="#_vh8ci9j63j0k" text:style-name="ListLabel_20_4" text:visited-style-name="ListLabel_20_4"><text:span text:style-name="T9">(vgl. </text:span></text:a><text:a xlink:type="simple" xlink:href="#_vh8ci9j63j0k" text:style-name="ListLabel_20_5" text:visited-style-name="ListLabel_20_5"><text:span text:style-name="T10">7.2.4 CTF zu Delis</text:span></text:a><text:a xlink:type="simple" xlink:href="#_vh8ci9j63j0k" text:style-name="ListLabel_20_4" text:visited-style-name="ListLabel_20_4"><text:span text:style-name="T9">, <text:tab/><text:tab/>§1,2)</text:span></text:a> erhalten an die OGs weiterleiten</text:p>
      <text:p text:style-name="P2"><text:span text:style-name="T14">(2)<text:tab/><text:tab/></text:span>Delegierte stellen die Schnittstelle zwischen OGs und Bundesebene dar und repräsentieren <text:tab/><text:tab/>in Abstimmungen die OGs <text:a xlink:type="simple" xlink:href="#_jmjkc9bw0jza" text:style-name="ListLabel_20_2" text:visited-style-name="ListLabel_20_2"><text:span text:style-name="T7">(vgl. </text:span></text:a><text:a xlink:type="simple" xlink:href="#_jmjkc9bw0jza" text:style-name="ListLabel_20_3" text:visited-style-name="ListLabel_20_3"><text:span text:style-name="T8">2.3 Abstimmungen</text:span></text:a><text:a xlink:type="simple" xlink:href="#_jmjkc9bw0jza" text:style-name="ListLabel_20_2" text:visited-style-name="ListLabel_20_2"><text:span text:style-name="T7">, §3)</text:span></text:a></text:p>
      <text:p text:style-name="P42"><text:bookmark text:name="_jmjkc9bw0jza"/>2.3 Abstimmungen</text:p>
      <text:p text:style-name="P2"><text:span text:style-name="T14">(1)<text:tab/><text:tab/></text:span>Der*Die Delegierte reicht von Bundesebene angefragte Entscheidungen an die OG weiter</text:p>
      <text:p text:style-name="P2"><text:span text:style-name="T14">(2)<text:tab/><text:tab/></text:span>In der OG wird über die Fragestellung entschieden <text:a xlink:type="simple" xlink:href="#_b553r91etv4v" text:style-name="ListLabel_20_4" text:visited-style-name="ListLabel_20_4"><text:span text:style-name="T9">(vgl. </text:span></text:a><text:a xlink:type="simple" xlink:href="#_b553r91etv4v" text:style-name="ListLabel_20_5" text:visited-style-name="ListLabel_20_5"><text:span text:style-name="T10">1.1 Organisation der Ortsgruppen</text:span></text:a><text:a xlink:type="simple" xlink:href="#_b553r91etv4v" text:style-name="ListLabel_20_4" text:visited-style-name="ListLabel_20_4"><text:span text:style-name="T9">, <text:tab/><text:tab/>§5)</text:span></text:a></text:p>
      <text:p text:style-name="P2"><text:span text:style-name="T14">(3)<text:tab/><text:tab/></text:span>Die Meinung der OG gibt der*die Deli in der folgenden Abstimmung wieder, <text:span text:style-name="T26">nicht die <text:tab/><text:tab/><text:tab/>eigene Meinung</text:span></text:p>
      <text:p text:style-name="P40"><text:bookmark text:name="_h8dj8ltj670s"/>2.3.1 Dringende Abstimmungen </text:p>
      <text:p text:style-name="P2"><text:span text:style-name="T14">(1)<text:tab/><text:tab/></text:span>Die OGs sind in ihren Handlungen unabhängig, daher geben wir ausschließlich <text:span text:style-name="T26">Vorschläge </text:span><text:tab/><text:tab/>wie die OG bei einer zeitkritischen Entscheidung vorgehen kann <text:a xlink:type="simple" xlink:href="#_uea3b6hlqmy2" text:style-name="ListLabel_20_4" text:visited-style-name="ListLabel_20_4"><text:span text:style-name="T9">(vgl. </text:span></text:a><text:a xlink:type="simple" xlink:href="#_uea3b6hlqmy2" text:style-name="ListLabel_20_5" text:visited-style-name="ListLabel_20_5"><text:span text:style-name="T10">3.5 Dringende <text:tab/><text:tab/><text:tab/>Abstimmung</text:span></text:a><text:a xlink:type="simple" xlink:href="#_uea3b6hlqmy2" text:style-name="ListLabel_20_4" text:visited-style-name="ListLabel_20_4"><text:span text:style-name="T9">, §1)</text:span></text:a></text:p>
      <text:p text:style-name="P2"><text:span text:style-name="T14">(2)<text:tab/><text:tab/></text:span><text:span text:style-name="T26">Basisdemokratisch:</text:span></text:p>
      <text:p text:style-name="P2"><text:span text:style-name="T14"><text:tab/>(2.1)<text:tab/></text:span>Die dringende Entscheidung wird an die Delis kommuniziert <text:a xlink:type="simple" xlink:href="#_vh8ci9j63j0k" text:style-name="ListLabel_20_4" text:visited-style-name="ListLabel_20_4"><text:span text:style-name="T9">(vgl. </text:span></text:a><text:a xlink:type="simple" xlink:href="#_vh8ci9j63j0k" text:style-name="ListLabel_20_5" text:visited-style-name="ListLabel_20_5"><text:span text:style-name="T10">7.2.4 CTF zu Delis</text:span></text:a><text:a xlink:type="simple" xlink:href="#_vh8ci9j63j0k" text:style-name="ListLabel_20_4" text:visited-style-name="ListLabel_20_4"><text:span text:style-name="T9">, <text:tab/><text:tab/><text:tab/>§1,2)</text:span></text:a></text:p>
      <text:p text:style-name="P2"><text:span text:style-name="T14"><text:tab/>(2.2)<text:tab/></text:span>Die Delis tragen die Frage in ihre OGs</text:p>
      <text:p text:style-name="P2"><text:span text:style-name="T14"><text:tab/>(2.3)<text:tab/></text:span>Die OG entscheidet in Anbetracht der zur Verfügung stehenden Zeit, so demokratisch <text:tab/><text:tab/><text:tab/>wie möglich</text:p>
      <text:p text:style-name="P2"><text:span text:style-name="T14"><text:tab/>(2.4)<text:tab/></text:span>Der*Die Deli gibt pünktlich, durch das vom Antragstellenden vorgegeben Verfahren, <text:tab/><text:tab/><text:tab/>Rückmeldung</text:p>
      <text:p text:style-name="P2"><text:span text:style-name="T14">(3)</text:span><text:tab/><text:tab/><text:span text:style-name="T26">imperatives Mandat:</text:span></text:p>
      <text:p text:style-name="P2"><text:span text:style-name="T15"><text:tab/></text:span><text:span text:style-name="T14">(3.1)<text:tab/></text:span>Die Delis entscheiden nach bestem Wissen und Gewissen selbst für die OG, ohne <text:tab/><text:tab/><text:tab/><text:tab/>vorherigen direkten Informationsaustausch mit dieser zu haben</text:p>
      <text:p text:style-name="P2"><text:span text:style-name="T14"><text:tab/>(3.2)<text:tab/></text:span>Die getroffene Entscheidung muss der*die Deli im Nachhinein klar kommunizieren und <text:tab/><text:tab/><text:tab/>auch vor seiner*ihrer OG begründen können</text:p>
      <text:p text:style-name="P2"><text:span text:style-name="T14"><text:tab/>(3.3)</text:span><text:tab/>Wenn die OG mit der Entscheidung des Delis unzufrieden ist, kann diese Entscheidung <text:tab/><text:tab/><text:tab/>nach Ablauf der Frist nicht mehr angefochten werden</text:p>
      <text:p text:style-name="P2"><text:span text:style-name="T14"><text:tab/>(3.4)<text:tab/></text:span>Auch wenn die OG mit der Entscheidung des Delis unzufrieden ist, bzw. diese nicht <text:tab/><text:tab/><text:tab/>nachvollziehen kann hat die OG das Recht entsprechende (z.B. personelle) <text:tab/><text:tab/><text:tab/><text:tab/><text:tab/>Konsequenzen zu ziehen</text:p>
      <text:p text:style-name="P2"/>
      <text:p text:style-name="P42"><text:bookmark text:name="_c9gx54ichr48"/>2.4 Transparenz</text:p>
      <text:p text:style-name="P2"><text:soft-page-break/><text:span text:style-name="T14">(1)<text:tab/><text:tab/></text:span>Es gibt eine Delegiertenliste mit Vornamen, OG und der Kontaktmöglichkeit per Email <text:tab/><text:tab/><text:tab/>([Ortsgruppe]@fridaysforfuture.de) zur Ortsgruppe</text:p>
      <text:p text:style-name="P2"><text:span text:style-name="T14"><text:tab/>(1.1)<text:tab/></text:span>Diese Liste ist für alle Delis und AGs zugänglich</text:p>
      <text:p text:style-name="P2"><text:span text:style-name="T14">(2)</text:span><text:tab/><text:tab/>Es gibt eine Delegiertenliste mit Vornamen, OG, Telefonnummer und Email der <text:tab/><text:tab/><text:tab/><text:tab/>Ortsgruppe, diese ist nur der CTF und der AG Regionalgruppenbetreuung zugänglich</text:p>
      <text:p text:style-name="P2"><text:span text:style-name="T14"><text:tab/>(2.1)<text:tab/></text:span>Nur wenn der*die Deli es ausdrücklich erlauben, darf seine*ihre Telefonnummer, auf <text:tab/><text:tab/><text:tab/>Anfrage, an Delegierte und AGs, durch die AG Regionalgruppenbetreuung, <text:tab/><text:tab/><text:tab/><text:tab/><text:tab/>(<text:a xlink:type="simple" xlink:href="mailto:regional@fridaysforfuture.de" text:style-name="ListLabel_20_5" text:visited-style-name="ListLabel_20_5"><text:span text:style-name="T10">regional@fridaysforfuture.de</text:span></text:a><text:span text:style-name="T35">)</text:span> herausgegeben werden</text:p>
      <text:p text:style-name="P2"><text:span text:style-name="T14"><text:tab/>(2.2)<text:tab/></text:span>Jede*r der seine*ihre Kontaktdaten hinterlegt, muss eine entsprechende <text:tab/><text:tab/><text:tab/><text:tab/><text:tab/>Datenschutz/Einverständniserklärung abgeben</text:p>
      <text:p text:style-name="P2"><text:span text:style-name="T14">(3)<text:tab/><text:tab/></text:span>Diese Listen werden von der AG Regionalgruppenbetreuung geführt und verwaltet</text:p>
      <text:p text:style-name="P2"/>
      <text:p text:style-name="P39"><text:bookmark text:name="_nx7b3bv1nyr7"/>3. Delegierten-Telefonkonferenz (Deli-TK)</text:p>
      <text:p text:style-name="P42"><text:bookmark text:name="_7y8y4ppmxn6g"/>3.1 Die Deli-TK</text:p>
      <text:p text:style-name="P2"><text:span text:style-name="T14">(1)<text:tab/><text:tab/></text:span>Die Deli-TK ist nicht dazu gedacht hier Diskussionen zu führen. Das ist mit der <text:tab/><text:tab/><text:tab/><text:tab/>vorhandenen Teilnehmer*innenzahl nicht möglich</text:p>
      <text:p text:style-name="P2"><text:span text:style-name="T14"><text:tab/>(1.1)<text:tab/></text:span>Es werden daher entweder Ergebnisse, bzw. Fakten vorgestellt, ausgearbeitete <text:tab/><text:tab/><text:tab/><text:tab/>Konzepte oder Fragestellungen präsentiert, sowie kurz erklärt</text:p>
      <text:p text:style-name="P2"><text:span text:style-name="T14"><text:tab/>(1.2)<text:tab/></text:span>Die Möglichkeit für Verständnisfragen eingeräumt, und den Delis zur Diskussion in die <text:tab/><text:tab/><text:tab/>OGs gegeben</text:p>
      <text:p text:style-name="P2"><text:span text:style-name="T14"><text:tab/>(1.3)<text:tab/></text:span>Innerhalb von elf Tagen (2. Donnerstag nach Vorstellung, 21 Uhr) wird durch die <text:tab/><text:tab/><text:tab/><text:tab/>Delis über eine Fragestellung abgestimmt <text:a xlink:type="simple" xlink:href="#_aopnuv9ka53o" text:style-name="ListLabel_20_4" text:visited-style-name="ListLabel_20_4"><text:span text:style-name="T9">(vgl. </text:span></text:a><text:a xlink:type="simple" xlink:href="#_aopnuv9ka53o" text:style-name="ListLabel_20_5" text:visited-style-name="ListLabel_20_5"><text:span text:style-name="T10">3.3 Durchführung / <text:tab/><text:tab/><text:tab/><text:tab/><text:tab/><text:tab/>Entscheidungsfindung</text:span></text:a><text:a xlink:type="simple" xlink:href="#_aopnuv9ka53o" text:style-name="ListLabel_20_4" text:visited-style-name="ListLabel_20_4"><text:span text:style-name="T9">, §4.3)</text:span></text:a></text:p>
      <text:p text:style-name="P44"><text:bookmark text:name="_9b1eep65mpcp"/>3.2 Vorbereitung</text:p>
      <text:p text:style-name="P2"><text:span text:style-name="T14">(1)<text:tab/><text:tab/></text:span>Die Vorbereitung der Deli-TK ist die Aufgabe der CTF<text:span text:style-name="T35"> </text:span><text:a xlink:type="simple" xlink:href="#_5cfiakh2kv99" text:style-name="ListLabel_20_4" text:visited-style-name="ListLabel_20_4"><text:span text:style-name="T9">(vgl. </text:span></text:a><text:a xlink:type="simple" xlink:href="#_5cfiakh2kv99" text:style-name="ListLabel_20_5" text:visited-style-name="ListLabel_20_5"><text:span text:style-name="T10">4.2 Aufgabenbereiche</text:span></text:a><text:a xlink:type="simple" xlink:href="#_5cfiakh2kv99" text:style-name="ListLabel_20_4" text:visited-style-name="ListLabel_20_4"><text:span text:style-name="T9">, §1)</text:span></text:a><text:span text:style-name="T35"> </text:span><text:s/></text:p>
      <text:p text:style-name="P2"><text:span text:style-name="T14">(2)<text:tab/><text:tab/></text:span>Alle Themen die in der TK besprochen werden sollen (→ Tagesordnungspunkte) <text:tab/>müssen <text:tab/><text:tab/>bis Freitag, 20 Uhr an die CTF übermittelt werden</text:p>
      <text:p text:style-name="P2"><text:span text:style-name="T14"><text:tab/>(2.1)<text:tab/></text:span>Entscheidungen über zusätzliche TOPs trifft der*die Delegierte selbstständig</text:p>
      <text:p text:style-name="P2"><text:span text:style-name="T14"><text:tab/>(2.2)<text:tab/></text:span>Spätere Einreichungen werden nur berücksichtigt, wenn diese dringend sind. Die <text:tab/><text:tab/><text:tab/><text:tab/>Deli-TK darf später eingereichte Punkte mit einfacher Mehrheit (50%+1) ablehnen</text:p>
      <text:p text:style-name="P2"><text:span text:style-name="T14">(3)<text:tab/><text:tab/></text:span>Moderator*in und Protokollant*in werden von der CTF vorgeschlagen und in der Deli-TK <text:tab/><text:tab/>bestätigt, bzw. es wird in der TK eine Alternative festgelegt</text:p>
      <text:p text:style-name="P2"><text:span text:style-name="T14"><text:tab/>(3.1)<text:tab/></text:span>Allen Deli-TK Teilnehmer*innen wird am Anfang der TK die Möglichkeit eingeräumt, <text:tab/><text:tab/><text:tab/>Einspruch gegen die von der CTF vorgeschlagenen Personen einzulegen</text:p>
      <text:p text:style-name="P2"><text:span text:style-name="T14"><text:tab/>(3.2)<text:tab/></text:span>Wenn sich keine alternativen Personen finden, üben die im Zweifel stehenden <text:tab/><text:tab/><text:tab/><text:tab/>Personen weiterhin diese Rolle aus</text:p>
      <text:p text:style-name="P42"><text:bookmark text:name="_aopnuv9ka53o"/><text:soft-page-break/>3.3 Durchführung/Entscheidungsfindung</text:p>
      <text:p text:style-name="P2"><text:span text:style-name="T14">(1)<text:tab/><text:tab/></text:span>AG-Sprecher*innen sind nur bei Bedarf (in TO ersichtlich, eingeladen durch die CTF) in der <text:tab/><text:tab/>Deli-TK anwesend</text:p>
      <text:p text:style-name="P2"><text:span text:style-name="T14">(2)<text:tab/><text:tab/></text:span>Zu Beginn der Deli-TK werden zuerst Moderator*in und Protokollant*in bestätigt <text:a xlink:type="simple" xlink:href="#_9b1eep65mpcp" text:style-name="ListLabel_20_4" text:visited-style-name="ListLabel_20_4"><text:span text:style-name="T9">(vgl. </text:span></text:a><text:a xlink:type="simple" xlink:href="#_9b1eep65mpcp" text:style-name="ListLabel_20_5" text:visited-style-name="ListLabel_20_5"><text:span text:style-name="T10">3.2 <text:tab/><text:tab/>Vorbereitung</text:span></text:a><text:a xlink:type="simple" xlink:href="#_9b1eep65mpcp" text:style-name="ListLabel_20_4" text:visited-style-name="ListLabel_20_4"><text:span text:style-name="T9">, §3)</text:span></text:a>, sowie über die Zulässigkeit aller nach der Frist <text:a xlink:type="simple" xlink:href="#_9b1eep65mpcp" text:style-name="ListLabel_20_4" text:visited-style-name="ListLabel_20_4"><text:span text:style-name="T9">(vgl. </text:span></text:a><text:a xlink:type="simple" xlink:href="#_9b1eep65mpcp" text:style-name="ListLabel_20_5" text:visited-style-name="ListLabel_20_5"><text:span text:style-name="T10">3.2 Vorbereitung</text:span></text:a><text:a xlink:type="simple" xlink:href="#_9b1eep65mpcp" text:style-name="ListLabel_20_4" text:visited-style-name="ListLabel_20_4"><text:span text:style-name="T9">, <text:tab/><text:tab/>§2)</text:span></text:a> eingereichten TOPs entschieden<text:span text:style-name="T35"> </text:span><text:a xlink:type="simple" xlink:href="#_9b1eep65mpcp" text:style-name="ListLabel_20_4" text:visited-style-name="ListLabel_20_4"><text:span text:style-name="T9">(vgl. </text:span></text:a><text:a xlink:type="simple" xlink:href="#_9b1eep65mpcp" text:style-name="ListLabel_20_5" text:visited-style-name="ListLabel_20_5"><text:span text:style-name="T10">3.2 Vorbereitung</text:span></text:a><text:a xlink:type="simple" xlink:href="#_9b1eep65mpcp" text:style-name="ListLabel_20_4" text:visited-style-name="ListLabel_20_4"><text:span text:style-name="T9">, §2.1)</text:span></text:a></text:p>
      <text:p text:style-name="P2"><text:span text:style-name="T14">(3)<text:tab/><text:tab/></text:span>Die TO wird chronologisch abgearbeitet</text:p>
      <text:p text:style-name="P2"><text:span text:style-name="T14">(4)<text:tab/><text:tab/></text:span>Für jede Deli-TK wird von der CTF ein Abstimmungsformular für alle Abstimmungen <text:tab/><text:tab/><text:tab/>erstellt</text:p>
      <text:p text:style-name="P2"><text:span text:style-name="T14">(5)<text:tab/><text:tab/></text:span>Anhand der TO werden Themen und Anliegen durch den Antragstellenden mündlich <text:tab/><text:tab/><text:tab/>vorgetragen</text:p>
      <text:p text:style-name="P2"><text:span text:style-name="T14"><text:tab/>(5.1)<text:tab/></text:span>Im Voraus wird dazu ein Abstimmungsformular von der CTF, in enger Absprache mit <text:tab/><text:tab/><text:tab/>dem Antragstellenden, vorbereitet</text:p>
      <text:p text:style-name="P2"><text:span text:style-name="T14"><text:tab/>(5.2)<text:tab/></text:span>Dieses Formular wird bei der TK ausgegeben, sowie allen anderen Delis zur Verfügung <text:tab/><text:tab/><text:tab/>gestellt <text:a xlink:type="simple" xlink:href="#_vh8ci9j63j0k" text:style-name="ListLabel_20_4" text:visited-style-name="ListLabel_20_4"><text:span text:style-name="T9">(vgl. </text:span></text:a><text:a xlink:type="simple" xlink:href="#_vh8ci9j63j0k" text:style-name="ListLabel_20_5" text:visited-style-name="ListLabel_20_5"><text:span text:style-name="T10">7.2.4 CTF zu Delis</text:span></text:a><text:a xlink:type="simple" xlink:href="#_vh8ci9j63j0k" text:style-name="ListLabel_20_4" text:visited-style-name="ListLabel_20_4"><text:span text:style-name="T9">, §2)</text:span></text:a></text:p>
      <text:p text:style-name="P2"><text:span text:style-name="T14"><text:tab/>(5.3)<text:tab/></text:span>Das Formular wird innerhalb von elf Tagen (2. Donnerstag nach Vorstellung, 21 Uhr) <text:tab/><text:tab/><text:tab/>von den Delegierten, in Absprache mit den jeweiligen OGs, ausgefüllt (Sie geben dabei <text:tab/><text:tab/><text:tab/>nicht die eigene, sondern die Meinung der OG weiter)</text:p>
      <text:p text:style-name="P2"><text:span text:style-name="T14"><text:tab/>(5.4)<text:tab/></text:span>Später zurückgemeldete Ergebnisse werden nicht mehr berücksichtigt</text:p>
      <text:p text:style-name="P2"><text:span text:style-name="T14"><text:tab/>(5.5)<text:tab/></text:span>Optional kann die OG hierbei auch Feedback mit angeben</text:p>
      <text:p text:style-name="P2"><text:span text:style-name="T14"><text:tab/>(5.6)<text:tab/></text:span>Für ein positives Ergebnis der Abstimmung ist eine einfache Mehrheit (50%+1) nötig</text:p>
      <text:p text:style-name="P2"><text:span text:style-name="T14"><text:tab/>(5.7)<text:tab/></text:span>Das Ergebnis sollte in der folgende Deli-TK kurz vom Antragstellenden vorgestellt <text:tab/><text:tab/><text:tab/><text:tab/>werden<text:tab/><text:tab/><text:tab/><text:tab/></text:p>
      <text:p text:style-name="P2"><text:span text:style-name="T14">(6)<text:tab/><text:tab/></text:span>Verfahrens- und Verständnisfragen zu einem Thema können unverzüglich in der Deli-TK <text:tab/><text:tab/>gestellt werden</text:p>
      <text:p text:style-name="P2"><text:span text:style-name="T14"><text:tab/>(6.1)<text:tab/></text:span>Die Moderation ist angehalten, dabei die Zeit im Auge zu behalten</text:p>
      <text:p text:style-name="P2"><text:span text:style-name="T14">(7)<text:tab/><text:tab/></text:span>Inhaltliches Feedback wird nicht mündlich in der TK geäußert, sondern wird schriftlich mit <text:s/><text:tab/><text:tab/>dem Formular übermittelt</text:p>
      <text:p text:style-name="P2"><text:span text:style-name="T14"><text:tab/>(7.1)<text:tab/></text:span>Die CTF stellt in Abstimmung mit dem Antragstellenden hierfür ein Formular bereit</text:p>
      <text:p text:style-name="P2"><text:span text:style-name="T14"><text:tab/>(7.2)<text:tab/></text:span>Die antragstellende Person hat Einsicht auf die Ergebnisse der Abstimmung <text:a xlink:type="simple" xlink:href="#_5cfiakh2kv99" text:style-name="ListLabel_20_4" text:visited-style-name="ListLabel_20_4"><text:span text:style-name="T9">(vgl. </text:span></text:a><text:a xlink:type="simple" xlink:href="#_5cfiakh2kv99" text:style-name="ListLabel_20_5" text:visited-style-name="ListLabel_20_5"><text:span text:style-name="T10">4.2 <text:tab/><text:tab/><text:tab/>Aufgabenbereiche</text:span></text:a><text:a xlink:type="simple" xlink:href="#_5cfiakh2kv99" text:style-name="ListLabel_20_4" text:visited-style-name="ListLabel_20_4"><text:span text:style-name="T9">, §1.3)</text:span></text:a></text:p>
      <text:p text:style-name="P2"><text:span text:style-name="T14"><text:tab/>(7.3)<text:tab/></text:span>Feedback sollte schriftlich vom Antragstellenden beantwortet werden</text:p>
      <text:p text:style-name="P2"><text:span text:style-name="T14"><text:tab/>(7.4)<text:tab/></text:span>Die antragstellende Person darf zu dem erhaltenen Feedback in der nächsten Deli-TK <text:tab/><text:tab/><text:tab/>Stellung nehmen</text:p>
      <text:p text:style-name="P2"><text:span text:style-name="T14">(8)<text:tab/><text:tab/></text:span>Für Änderungen an der Struktur ist eine einfache ⅔ Mehrheit notwendig, ein Veto ist <text:tab/><text:tab/><text:tab/>hierbei nicht zugelassen</text:p>
      <text:p text:style-name="P42"><text:bookmark text:name="_5jrd7ghgj561"/><text:soft-page-break/>3.4 Aufschiebendes Vetorecht</text:p>
      <text:p text:style-name="P2"><text:span text:style-name="T14">(1)<text:tab/><text:tab/></text:span>Das Veto ist ein aufschiebendes Veto</text:p>
      <text:p text:style-name="P2"><text:span text:style-name="T14">(2)<text:tab/><text:tab/></text:span>Ein Veto kann von jeder OG eingelegt werden, es ist als ultima ratio anzusehen</text:p>
      <text:p text:style-name="P2"><text:span text:style-name="T14"><text:tab/>(2.1)<text:tab/></text:span>Das Veto muss innerhalb der Rückmeldefrist für reguläre Abstimmungen zusammen <text:tab/><text:tab/><text:tab/>mit einem konstruktiven Feedback, <text:a xlink:type="simple" xlink:href="#_aopnuv9ka53o" text:style-name="ListLabel_20_4" text:visited-style-name="ListLabel_20_4"><text:span text:style-name="T9">(vgl. </text:span></text:a><text:a xlink:type="simple" xlink:href="#_aopnuv9ka53o" text:style-name="ListLabel_20_5" text:visited-style-name="ListLabel_20_5"><text:span text:style-name="T10">3.3 Durchführung / Entscheidungsfindung</text:span></text:a><text:a xlink:type="simple" xlink:href="#_aopnuv9ka53o" text:style-name="ListLabel_20_4" text:visited-style-name="ListLabel_20_4"><text:span text:style-name="T9">, <text:tab/><text:tab/><text:tab/>§4.3)</text:span></text:a><text:span text:style-name="T35"> </text:span>eingereicht werden. Spätere Rückmeldungen können nicht mehr berücksichtigt <text:tab/><text:tab/><text:tab/>werden</text:p>
      <text:p text:style-name="P2"><text:span text:style-name="T14"><text:tab/>(2.2)<text:tab/></text:span>das konstruktive Feedback (= Begründung des Vetos) muss von einer einfachen ⅓ <text:tab/><text:tab/><text:tab/><text:tab/>Zustimmung in der darauf folgenden Deli-TK angenommen werden</text:p>
      <text:p text:style-name="P2"><text:span text:style-name="T14"><text:tab/>(2.3)<text:tab/></text:span>Bei positivem Ausgang der Abstimmung in §2.2 muss der dem Veto zugrunde liegende <text:tab/><text:tab/><text:tab/>Entwurf überarbeitet werden</text:p>
      <text:p text:style-name="P2"><text:span text:style-name="T14"><text:tab/>(2.4)</text:span><text:tab/>Für die Kompromissfindung sind vier Tage (bis Donnerstag, 20 Uhr) angesetzt</text:p>
      <text:p text:style-name="P2"><text:span text:style-name="T14"><text:tab/>(2.5)<text:tab/></text:span>Die Kompromissfindung wird durch die Moderation unterstützt. Diese wird <text:tab/><text:tab/><text:tab/><text:tab/><text:tab/>durch die CTF gestellt</text:p>
      <text:p text:style-name="P2"><text:span text:style-name="T14"><text:tab/>(2.6)<text:tab/></text:span>Wird ein Kompromiss erzielt und das Veto aufgehoben, wird dieser überarbeitete <text:tab/><text:tab/><text:tab/><text:tab/>Entwurf zur Abstimmung gestellt, dies hat bis Donnerstag, 22 Uhr zu erfolgen. Für die <text:tab/><text:tab/><text:tab/>Annahme ist eine einfache Mehrheit (50%+1) notwendig</text:p>
      <text:p text:style-name="P2"><text:span text:style-name="T14"><text:tab/>(2.7)<text:tab/></text:span>Ist es zu zu keiner Einigung gekommen, wird der ursprüngliche Entwurf zur <text:tab/><text:tab/><text:tab/><text:tab/><text:tab/>Abstimmung gestellt, dies hat bis Samstag, 20 Uhr zu erfolgen. Für die Annahme ist <text:tab/><text:tab/><text:tab/>eine einfache ¾ Mehrheit notwendig</text:p>
      <text:p text:style-name="P2"><text:span text:style-name="T14"><text:tab/>(2.8)<text:tab/></text:span>Ist die Abstimmung nach §2.6 oder §2.7 gescheitert, ist der Entwurf endgültig <text:tab/><text:tab/><text:tab/><text:tab/>abgelehnt</text:p>
      <text:p text:style-name="P2"><text:span text:style-name="T14"><text:tab/>(2.9)<text:tab/></text:span>Für die Abstimmungen nach §2.6 und §2.7 gilt das Recht der dringenden Abstimmung <text:tab/><text:tab/><text:tab/><text:a xlink:type="simple" xlink:href="#_h8dj8ltj670s" text:style-name="ListLabel_20_2" text:visited-style-name="ListLabel_20_2"><text:span text:style-name="T7">(vgl. </text:span></text:a><text:a xlink:type="simple" xlink:href="#_h8dj8ltj670s" text:style-name="ListLabel_20_3" text:visited-style-name="ListLabel_20_3"><text:span text:style-name="T8">2.3.1 Dringende Abstimmungen</text:span></text:a><text:a xlink:type="simple" xlink:href="#_h8dj8ltj670s" text:style-name="ListLabel_20_2" text:visited-style-name="ListLabel_20_2"><text:span text:style-name="T7">, §1-3)</text:span></text:a>, dafür sind 70 Stunden, also nach §2.6 <text:tab/><text:tab/><text:tab/>bis Samstag, 20 Uhr, anzusetzen</text:p>
      <text:p text:style-name="P2"><text:span text:style-name="T14">(3)<text:tab/><text:tab/></text:span>Bei negativem Ausgang der Abstimmung, unabhängig möglicher Vetos, wird der Entwurf <text:tab/><text:tab/>verworfen</text:p>
      <text:p text:style-name="P2"><text:span text:style-name="T14">(4)<text:tab/><text:tab/></text:span>Eine OG muss bis Do, 21 Uhr das Veto mit Begründung einlegen, daraufhin muss die <text:tab/><text:tab/><text:tab/>CTF alle Vetos samt Begründungen bis Freitag, 9 Uhr an alle Delis kommunizieren</text:p>
      <text:p text:style-name="P2"><text:span text:style-name="T14"><text:tab/>(4.1)<text:tab/></text:span>Über die Zulässigkeit des eingelegten Vetos wird durch eine dringende Abstimmung <text:tab/><text:tab/><text:tab/><text:a xlink:type="simple" xlink:href="#_uea3b6hlqmy2" text:style-name="ListLabel_20_4" text:visited-style-name="ListLabel_20_4"><text:span text:style-name="T9">(vgl. </text:span></text:a><text:a xlink:type="simple" xlink:href="#_uea3b6hlqmy2" text:style-name="ListLabel_20_5" text:visited-style-name="ListLabel_20_5"><text:span text:style-name="T10">3.5 Dringende Abstimmung</text:span></text:a><text:a xlink:type="simple" xlink:href="#_uea3b6hlqmy2" text:style-name="ListLabel_20_4" text:visited-style-name="ListLabel_20_4"><text:span text:style-name="T9">, §2)</text:span></text:a><text:span text:style-name="T35"> </text:span>entschieden, dafür ist Zeit bis Sonntag, 16 Uhr</text:p>
      <text:p text:style-name="P2"><text:span text:style-name="T14"><text:tab/>(4.2)<text:tab/></text:span>Das Veto muss schriftlich und im Vetoteil-Feedbackbogen begründet werden</text:p>
      <text:p text:style-name="P2"><text:span text:style-name="T14">(5)<text:tab/><text:tab/></text:span>Bei Abstimmungen, die die Änderungen oder das Abschaffen des Vetorechts betreffen, ist <text:tab/><text:tab/>kein Veto zulässig</text:p>
      <text:p text:style-name="P2"><text:span text:style-name="T14"><text:tab/>(5.1)<text:tab/></text:span>Für die Änderung des Vetorechts wird eine einfache ⅔ Mehrheit benötigt</text:p>
      <text:p text:style-name="P2"><text:span text:style-name="T14"><text:tab/>(5.2)<text:tab/></text:span>Für das Abschaffen des Vetorechts wird eine einfache ¾ Mehrheit benötigt</text:p>
      <text:p text:style-name="P42"><text:bookmark text:name="_uea3b6hlqmy2"/>3.5 Dringende Abstimmung</text:p>
      <text:p text:style-name="P2"><text:span text:style-name="T14">(1)<text:tab/><text:tab/></text:span>Eine dringende Abstimmung ist als ultima ratio anzusehen, sie ist daher nur anzuwenden, <text:tab/><text:tab/>wenn durch einen regulären Abstimmungsprozess der Fridays for Future Bewegung <text:tab/><text:tab/><text:tab/>Schaden zugefügt wird, oder das Thema der Abstimmung ansonsten bereits überholt wäre</text:p>
      <text:p text:style-name="P2"><text:soft-page-break/><text:tab/><text:span text:style-name="T14">(1.1)<text:tab/></text:span>Der Zeitrahmen der für eine dringende Abstimmung zur Verfügung steht, wird von <text:tab/><text:tab/><text:tab/><text:tab/>dem <text:tab/>Antragstellenden festgelegt</text:p>
      <text:p text:style-name="P2"><text:span text:style-name="T14"><text:tab/>(1.2)<text:tab/></text:span>Bei jeder dringenden Abstimmung gibt es die Option „nicht dringend”, wird dieser <text:tab/><text:tab/><text:tab/><text:tab/>Punkt mit einer einfachen Mehrheit angenommen, wird ein reguläres Verfahren <text:tab/><text:tab/><text:tab/><text:tab/>durchgeführt.</text:p>
      <text:p text:style-name="P2"><text:span text:style-name="T14"><text:tab/>(1.3)<text:tab/></text:span>Bei Abstimmungen nach <text:a xlink:type="simple" xlink:href="#_5jrd7ghgj561" text:style-name="ListLabel_20_2" text:visited-style-name="ListLabel_20_2"><text:span text:style-name="T7">(vgl. </text:span></text:a><text:a xlink:type="simple" xlink:href="#_5jrd7ghgj561" text:style-name="ListLabel_20_3" text:visited-style-name="ListLabel_20_3"><text:span text:style-name="T8">3.4 I. Aufschiebendes Veto</text:span></text:a><text:a xlink:type="simple" xlink:href="#_5jrd7ghgj561" text:style-name="ListLabel_20_2" text:visited-style-name="ListLabel_20_2"><text:span text:style-name="T7">, §2.6-2.7)</text:span></text:a> ist kein Veto <text:tab/><text:tab/><text:tab/><text:tab/>zulässig</text:p>
      <text:p text:style-name="P2"><text:span text:style-name="T14">(2)<text:tab/><text:tab/></text:span>Die Frage über die Zulässigkeit eines Vetos wird ebenfalls als dringende Abstimmungen<text:tab/><text:tab/>behandelt <text:a xlink:type="simple" xlink:href="#_5jrd7ghgj561" text:style-name="ListLabel_20_2" text:visited-style-name="ListLabel_20_2"><text:span text:style-name="T7">(vgl. </text:span></text:a><text:a xlink:type="simple" xlink:href="#_5jrd7ghgj561" text:style-name="ListLabel_20_3" text:visited-style-name="ListLabel_20_3"><text:span text:style-name="T8">3.4 I. Aufschiebendes Veto</text:span></text:a><text:a xlink:type="simple" xlink:href="#_5jrd7ghgj561" text:style-name="ListLabel_20_2" text:visited-style-name="ListLabel_20_2"><text:span text:style-name="T7">, §2.2-2.3)</text:span></text:a></text:p>
      <text:p text:style-name="P2"><text:span text:style-name="T14">(3)<text:tab/><text:tab/></text:span>Die CTF kommuniziert dringende Abstimmungen über den Kommunikationsweg <text:a xlink:type="simple" xlink:href="#_vh8ci9j63j0k" text:style-name="ListLabel_20_4" text:visited-style-name="ListLabel_20_4"><text:span text:style-name="T9">(vgl. </text:span></text:a><text:a xlink:type="simple" xlink:href="#_vh8ci9j63j0k" text:style-name="ListLabel_20_5" text:visited-style-name="ListLabel_20_5"><text:span text:style-name="T10">7.2.4 <text:tab/><text:tab/>CTF zu Delis,</text:span></text:a><text:a xlink:type="simple" xlink:href="#_vh8ci9j63j0k" text:style-name="ListLabel_20_4" text:visited-style-name="ListLabel_20_4"><text:span text:style-name="T9"> §2)</text:span></text:a></text:p>
      <text:p text:style-name="P2"><text:span text:style-name="T14">(4)<text:tab/><text:tab/></text:span>Mögliche Vorschläge für die Umsetzung der Entscheidungsfindung innerhalb der OG bei <text:tab/><text:tab/>einer dringenden Entscheidung, sind in <text:a xlink:type="simple" xlink:href="#_h8dj8ltj670s" text:style-name="ListLabel_20_4" text:visited-style-name="ListLabel_20_4"><text:span text:style-name="T9">(vgl. </text:span></text:a><text:a xlink:type="simple" xlink:href="#_h8dj8ltj670s" text:style-name="ListLabel_20_5" text:visited-style-name="ListLabel_20_5"><text:span text:style-name="T10">2.3.1 Dringende Abstimmungen</text:span></text:a><text:a xlink:type="simple" xlink:href="#_h8dj8ltj670s" text:style-name="ListLabel_20_4" text:visited-style-name="ListLabel_20_4"><text:span text:style-name="T9">, §1-3)</text:span></text:a><text:span text:style-name="T28"> zu <text:tab/><text:tab/><text:tab/>finden</text:span></text:p>
      <text:p text:style-name="P2"><text:span text:style-name="T14">(5)<text:tab/><text:tab/></text:span>Ein Veto ist hier zulässig, die CTF entscheidet das weitere Verfahren nach Dringlichkeit</text:p>
      <text:p text:style-name="P2"><text:span text:style-name="T14"><text:tab/>(5.1)<text:tab/></text:span>Bei Abstimmungen nach <text:a xlink:type="simple" xlink:href="#_5jrd7ghgj561" text:style-name="ListLabel_20_2" text:visited-style-name="ListLabel_20_2"><text:span text:style-name="T7">(vgl. </text:span></text:a><text:a xlink:type="simple" xlink:href="#_5jrd7ghgj561" text:style-name="ListLabel_20_3" text:visited-style-name="ListLabel_20_3"><text:span text:style-name="T8">3.4 I. Aufschiebendes Veto</text:span></text:a><text:a xlink:type="simple" xlink:href="#_5jrd7ghgj561" text:style-name="ListLabel_20_2" text:visited-style-name="ListLabel_20_2"><text:span text:style-name="T7">, §2.6-2.7)</text:span></text:a> ist kein Veto <text:tab/><text:tab/><text:tab/><text:tab/>zulässig</text:p>
      <text:p text:style-name="P42"><text:bookmark text:name="_1xxosztl5f3w"/>3.6 Zuständigkeit von AGs, bei Themen für die Deli-TK</text:p>
      <text:p text:style-name="P2"><text:span text:style-name="T14">(1)<text:tab/><text:tab/></text:span>Jede AG kann über die AGSK oder das Formular direkt TOPs einreichen <text:a xlink:type="simple" xlink:href="#_xfmhlrc9ufcd" text:style-name="ListLabel_20_4" text:visited-style-name="ListLabel_20_4"><text:span text:style-name="T9">(vgl. </text:span></text:a><text:a xlink:type="simple" xlink:href="#_xfmhlrc9ufcd" text:style-name="ListLabel_20_5" text:visited-style-name="ListLabel_20_5"><text:span text:style-name="T10">7.4.1 AGs zu <text:tab/><text:tab/>CTF</text:span></text:a><text:a xlink:type="simple" xlink:href="#_xfmhlrc9ufcd" text:style-name="ListLabel_20_4" text:visited-style-name="ListLabel_20_4"><text:span text:style-name="T9">, §1-3)</text:span></text:a><text:span text:style-name="T35"> und </text:span><text:a xlink:type="simple" xlink:href="#_3t2ra8fwb7ch" text:style-name="ListLabel_20_4" text:visited-style-name="ListLabel_20_4"><text:span text:style-name="T9">(vgl. </text:span></text:a><text:a xlink:type="simple" xlink:href="#_3t2ra8fwb7ch" text:style-name="ListLabel_20_5" text:visited-style-name="ListLabel_20_5"><text:span text:style-name="T10">7.5.1 AGSK zu CTF</text:span></text:a><text:a xlink:type="simple" xlink:href="#_3t2ra8fwb7ch" text:style-name="ListLabel_20_4" text:visited-style-name="ListLabel_20_4"><text:span text:style-name="T9">, §1-2)</text:span></text:a></text:p>
      <text:p text:style-name="P2"><text:span text:style-name="T14">(2)<text:tab/><text:tab/></text:span>Jeder bei der CTF für die Deli-TK eingereichte TOP zur Vorstellung eines Konzeptes oder <text:tab/><text:tab/>einer Fragestellung, wird von der CTF an die AGSK weitergeleitet</text:p>
      <text:p text:style-name="P2"><text:span text:style-name="T14"><text:tab/>(2.1)<text:tab/></text:span>Die AGSK entscheidet mit einer absoluten Mehrheit (50%+1), ob der Sachverhalt in <text:tab/><text:tab/><text:tab/>die Zuständigkeit einer AG fällt</text:p>
      <text:p text:style-name="P2"><text:span text:style-name="T14">(3)<text:tab/><text:tab/></text:span><text:span text:style-name="T26">Es betrifft eine AG</text:span></text:p>
      <text:p text:style-name="P2"><text:span text:style-name="T14"><text:tab/>(3.1)<text:tab/></text:span>Diese AG kümmert sich um das Problem</text:p>
      <text:p text:style-name="P2"><text:span text:style-name="T14"><text:tab/>(3.2)<text:tab/></text:span>Während der Problemlösung steht man im Austausch mit dem Antragstellenden</text:p>
      <text:p text:style-name="P2"><text:span text:style-name="T14"><text:tab/>(3.3)<text:tab/></text:span>Bei Fragen die den AGs zu wichtig erscheinen, können sie selbstständig entscheiden, <text:tab/><text:tab/><text:tab/>mit der Deli-TK Rücksprache zu halten, also darüber abstimmen lassen <text:a xlink:type="simple" xlink:href="#_aopnuv9ka53o" text:style-name="ListLabel_20_4" text:visited-style-name="ListLabel_20_4"><text:span text:style-name="T9">(vgl. </text:span></text:a><text:a xlink:type="simple" xlink:href="#_aopnuv9ka53o" text:style-name="ListLabel_20_5" text:visited-style-name="ListLabel_20_5"><text:span text:style-name="T10">3.3 <text:tab/><text:tab/><text:tab/><text:tab/>Durchführung / Entscheidungsfindung</text:span></text:a><text:a xlink:type="simple" xlink:href="#_aopnuv9ka53o" text:style-name="ListLabel_20_4" text:visited-style-name="ListLabel_20_4"><text:span text:style-name="T9">, §4)</text:span></text:a></text:p>
      <text:p text:style-name="P2"><text:span text:style-name="T14">(4)<text:tab/><text:tab/></text:span><text:span text:style-name="T26">Es ist keine AG zuständig</text:span></text:p>
      <text:p text:style-name="P2"><text:span text:style-name="T14"><text:tab/>(4.1)<text:tab/></text:span>Das Problem wird an den Antragstellenden zurückverwiesen</text:p>
      <text:p text:style-name="P2"><text:span text:style-name="T14"><text:tab/>(4.2)<text:tab/></text:span>Diese*r bearbeitet das Problem eigenverantwortlich (Hilfe von anderen Seiten ist <text:tab/><text:tab/><text:tab/><text:tab/>ausdrücklich erwünscht) oder erstellt, wenn es der Sachverhalt seiner*ihrer Meinung <text:tab/><text:tab/><text:tab/>nach erfordert, ein AG-Konzept für eine neue AG und präsentiert dies der Deli-TK <text:a xlink:type="simple" xlink:href="#_3htqpo78dakt" text:style-name="ListLabel_20_4" text:visited-style-name="ListLabel_20_4"><text:span text:style-name="T9">(vgl. <text:tab/><text:tab/><text:tab/></text:span></text:a><text:a xlink:type="simple" xlink:href="#_3htqpo78dakt" text:style-name="ListLabel_20_5" text:visited-style-name="ListLabel_20_5"><text:span text:style-name="T10">5.2 Neubildung einer AG</text:span></text:a><text:a xlink:type="simple" xlink:href="#_3htqpo78dakt" text:style-name="ListLabel_20_4" text:visited-style-name="ListLabel_20_4"><text:span text:style-name="T9">, §1-3)</text:span></text:a></text:p>
      <text:p text:style-name="P2"><text:span text:style-name="T14"><text:tab/>(4.3)<text:tab/></text:span>Das ausgearbeitete Problem wird auf die TO der nächsten Deli-TK gesetzt, weiterer <text:tab/><text:tab/><text:tab/>Ablauf <text:a xlink:type="simple" xlink:href="#_aopnuv9ka53o" text:style-name="ListLabel_20_4" text:visited-style-name="ListLabel_20_4"><text:span text:style-name="T9">(vgl. </text:span></text:a><text:a xlink:type="simple" xlink:href="#_aopnuv9ka53o" text:style-name="ListLabel_20_5" text:visited-style-name="ListLabel_20_5"><text:span text:style-name="T10">3.3 Durchführung / Entscheidungsfindung</text:span></text:a><text:a xlink:type="simple" xlink:href="#_aopnuv9ka53o" text:style-name="ListLabel_20_4" text:visited-style-name="ListLabel_20_4"><text:span text:style-name="T9">, §3-6)</text:span></text:a></text:p>
      <text:p text:style-name="P2"><text:span text:style-name="T14">(5)<text:tab/><text:tab/></text:span>Wenn der Antragstellende nicht mit der Entscheidung der AGSK einverstanden ist, <text:tab/><text:tab/><text:tab/>bzw. kein Kompromiss gefunden werden kann, wird diese Frage in der nächsten Deli-TK <text:tab/><text:tab/>vorgestellt </text:p>
      <text:p text:style-name="P2"><text:soft-page-break/><text:span text:style-name="T14"><text:tab/>(5.1)<text:tab/></text:span>Zur Klärung des Konfliktes in der Deli-TK gilt der in <text:a xlink:type="simple" xlink:href="#_aopnuv9ka53o" text:style-name="ListLabel_20_4" text:visited-style-name="ListLabel_20_4"><text:span text:style-name="T9">(vgl. </text:span></text:a><text:a xlink:type="simple" xlink:href="#_aopnuv9ka53o" text:style-name="ListLabel_20_5" text:visited-style-name="ListLabel_20_5"><text:span text:style-name="T10">3.3 Durchführung / <text:tab/><text:tab/><text:tab/><text:tab/>Entscheidungsfindung</text:span></text:a><text:a xlink:type="simple" xlink:href="#_aopnuv9ka53o" text:style-name="ListLabel_20_4" text:visited-style-name="ListLabel_20_4"><text:span text:style-name="T9">, §1-6)</text:span></text:a><text:span text:style-name="T35"> </text:span>definierte Ablauf</text:p>
      <text:p text:style-name="P2"><text:span text:style-name="T14"><text:tab/>(5.2)<text:tab/></text:span>Dieses Ergebnis ist bindend</text:p>
      <text:p text:style-name="P42"><text:bookmark text:name="_m58kqzkukmn2"/>3.7 Moderation</text:p>
      <text:p text:style-name="P2"><text:span text:style-name="T14">(1)<text:tab/><text:tab/></text:span>Die Moderation ist neutral, diese*r bezieht daher zu keinem inhaltlichen Aspekt <text:tab/><text:tab/><text:tab/><text:tab/>Stellung</text:p>
      <text:p text:style-name="P2"><text:span text:style-name="T14"><text:tab/>(1.1)<text:tab/></text:span>Daher darf der*die Moderator*in während dieser Konferenz weder als Deli noch als <text:tab/><text:tab/><text:tab/>AG-Sprecher*in aktiv sein <text:a xlink:type="simple" xlink:href="#_9b1eep65mpcp" text:style-name="ListLabel_20_4" text:visited-style-name="ListLabel_20_4"><text:span text:style-name="T9">(vgl. </text:span></text:a><text:a xlink:type="simple" xlink:href="#_9b1eep65mpcp" text:style-name="ListLabel_20_5" text:visited-style-name="ListLabel_20_5"><text:span text:style-name="T10">3.2 Vorbereitung</text:span></text:a><text:a xlink:type="simple" xlink:href="#_9b1eep65mpcp" text:style-name="ListLabel_20_4" text:visited-style-name="ListLabel_20_4"><text:span text:style-name="T9">, §3)</text:span></text:a></text:p>
      <text:p text:style-name="P2"><text:span text:style-name="T14">(2)<text:tab/><text:tab/></text:span>Die einzige Aufgabe der Moderation ist das Gespräch zu leiten, also Redner*innen <text:tab/><text:tab/><text:tab/>aufrufen und die TO abarbeiten</text:p>
      <text:p text:style-name="P2"><text:span text:style-name="T14"><text:tab/>(2.1)<text:tab/></text:span>Teil dieser Aufgabe ist es die verfügbare Zeit im Auge zu behalten und wenn nötig, <text:tab/><text:tab/><text:tab/><text:tab/>einzugreifen <text:a xlink:type="simple" xlink:href="#_aopnuv9ka53o" text:style-name="ListLabel_20_4" text:visited-style-name="ListLabel_20_4"><text:span text:style-name="T9">(vgl. </text:span></text:a><text:a xlink:type="simple" xlink:href="#_aopnuv9ka53o" text:style-name="ListLabel_20_5" text:visited-style-name="ListLabel_20_5"><text:span text:style-name="T10">3.3 Durchführung / Entscheidungsfindung</text:span></text:a><text:a xlink:type="simple" xlink:href="#_aopnuv9ka53o" text:style-name="ListLabel_20_4" text:visited-style-name="ListLabel_20_4"><text:span text:style-name="T9">, §5.1)</text:span></text:a></text:p>
      <text:p text:style-name="P44"><text:bookmark text:name="_v96q1uyul62q"/>3.8 Protokoll</text:p>
      <text:p text:style-name="P2"><text:span text:style-name="T14">(1)<text:tab/><text:tab/></text:span>Es wird von einem zuvor festgelegten Protokollant*in Protokoll geführt <text:a xlink:type="simple" xlink:href="#_9b1eep65mpcp" text:style-name="ListLabel_20_4" text:visited-style-name="ListLabel_20_4"><text:span text:style-name="T9">(vgl. </text:span></text:a><text:a xlink:type="simple" xlink:href="#_9b1eep65mpcp" text:style-name="ListLabel_20_5" text:visited-style-name="ListLabel_20_5"><text:span text:style-name="T10">3.2 <text:tab/><text:tab/><text:tab/><text:tab/>Vorbereitung</text:span></text:a><text:a xlink:type="simple" xlink:href="#_9b1eep65mpcp" text:style-name="ListLabel_20_4" text:visited-style-name="ListLabel_20_4"><text:span text:style-name="T9">, §3)</text:span></text:a></text:p>
      <text:p text:style-name="P2"><text:span text:style-name="T14">(2)<text:tab/><text:tab/></text:span>Jedes Protokoll muss durch die CTF über den Deli-Infostream <text:a xlink:type="simple" xlink:href="#_vh8ci9j63j0k" text:style-name="ListLabel_20_5" text:visited-style-name="ListLabel_20_5"><text:span text:style-name="T10">(</text:span></text:a><text:a xlink:type="simple" xlink:href="#_vh8ci9j63j0k" text:style-name="ListLabel_20_4" text:visited-style-name="ListLabel_20_4"><text:span text:style-name="T9">vgl. </text:span></text:a><text:a xlink:type="simple" xlink:href="#_vh8ci9j63j0k" text:style-name="ListLabel_20_5" text:visited-style-name="ListLabel_20_5"><text:span text:style-name="T10">7.2.4 CTF zu Delis</text:span></text:a><text:a xlink:type="simple" xlink:href="#_vh8ci9j63j0k" text:style-name="ListLabel_20_4" text:visited-style-name="ListLabel_20_4"><text:span text:style-name="T9">, <text:tab/><text:tab/><text:tab/>§2)</text:span></text:a>, <text:a xlink:type="simple" xlink:href="#_z21r7xu0ma8s" text:style-name="ListLabel_20_4" text:visited-style-name="ListLabel_20_4"><text:span text:style-name="T9">(vgl. </text:span></text:a><text:a xlink:type="simple" xlink:href="#_z21r7xu0ma8s" text:style-name="ListLabel_20_5" text:visited-style-name="ListLabel_20_5"><text:span text:style-name="T10">7.2.2 CTF zu AGSK</text:span></text:a><text:a xlink:type="simple" xlink:href="#_z21r7xu0ma8s" text:style-name="ListLabel_20_4" text:visited-style-name="ListLabel_20_4"><text:span text:style-name="T9">, §1)</text:span></text:a> und die CTF-News <text:a xlink:type="simple" xlink:href="#_uxu6f8kh5lyj" text:style-name="ListLabel_20_4" text:visited-style-name="ListLabel_20_4"><text:span text:style-name="T9">(vgl. </text:span></text:a><text:a xlink:type="simple" xlink:href="#_uxu6f8kh5lyj" text:style-name="ListLabel_20_5" text:visited-style-name="ListLabel_20_5"><text:span text:style-name="T10">7.2.3 CTF zu AGs</text:span></text:a><text:a xlink:type="simple" xlink:href="#_uxu6f8kh5lyj" text:style-name="ListLabel_20_4" text:visited-style-name="ListLabel_20_4"><text:span text:style-name="T9">, §1)</text:span></text:a>, <text:a xlink:type="simple" xlink:href="#_j15bhuiv1o78" text:style-name="ListLabel_20_4" text:visited-style-name="ListLabel_20_4"><text:span text:style-name="T9">(vgl. <text:tab/><text:tab/>7</text:span></text:a><text:a xlink:type="simple" xlink:href="#_j15bhuiv1o78" text:style-name="ListLabel_20_5" text:visited-style-name="ListLabel_20_5"><text:span text:style-name="T10">.2.1 CTF zu OGs</text:span></text:a><text:a xlink:type="simple" xlink:href="#_j15bhuiv1o78" text:style-name="ListLabel_20_4" text:visited-style-name="ListLabel_20_4"><text:span text:style-name="T9">, §1-2)</text:span></text:a> zugänglich gemacht werden</text:p>
      <text:p text:style-name="P2"><text:tab/><text:span text:style-name="T14">(2.1)<text:tab/></text:span>Es wird angeraten das Protokoll als Kurzprotokoll zu veröffentlichen, sowie den Link <text:tab/><text:tab/><text:tab/>zur ausführlichen Version beizufügen</text:p>
      <text:p text:style-name="P2"><text:span text:style-name="T14"><text:tab/>(2.2)<text:tab/></text:span>Es wird angeraten keine Links zu Abstimmungen, etc. an nicht autorisierte Stellen <text:tab/><text:tab/><text:tab/><text:tab/>weiterzuleiten</text:p>
      <text:p text:style-name="P42"><text:bookmark text:name="_l0j6aw4p7jhb"/>3.9 Gewichtung der Stimmen der delegierten Personen</text:p>
      <text:p text:style-name="P2"><text:span text:style-name="T14">(1)</text:span><text:tab/><text:tab/>Die Voraussetzungen um an einer Abstimmung teilnehmen zu können sind unter <text:a xlink:type="simple" xlink:href="#_if8nrbn3kt1s" text:style-name="ListLabel_20_2" text:visited-style-name="ListLabel_20_2"><text:span text:style-name="T7">(vgl. </text:span></text:a><text:a xlink:type="simple" xlink:href="#_if8nrbn3kt1s" text:style-name="ListLabel_20_3" text:visited-style-name="ListLabel_20_3"><text:span text:style-name="T8">2.1 <text:tab/><text:tab/>Der*Die Delegierte</text:span></text:a><text:a xlink:type="simple" xlink:href="#_if8nrbn3kt1s" text:style-name="ListLabel_20_2" text:visited-style-name="ListLabel_20_2"><text:span text:style-name="T7">, §4)</text:span></text:a> zu finden<text:tab/> </text:p>
      <text:p text:style-name="P2"><text:span text:style-name="T14">(2)<text:tab/><text:tab/></text:span>Die Stimmen aller OGs werden gleich gewichtet. Jede OG hat also <text:span text:style-name="T24">eine </text:span>Stimme</text:p>
      <text:p text:style-name="P2"><text:span text:style-name="T14"><text:tab/>(2.1)<text:tab/></text:span>Jegliche Art einer Gewichtung von Stimmen würde massive Differenzen zwischen den <text:tab/><text:tab/><text:tab/>einzelnen OGs auslösen</text:p>
      <text:p text:style-name="P42"><text:bookmark text:name="_ceu45xvxijml"/>3.10 Transparenz</text:p>
      <text:p text:style-name="P2"><text:span text:style-name="T14">(1)<text:tab/><text:tab/></text:span>Die Protokolle der Deli-TK müssen zeitnah durch die CTF zugänglich gemacht werden <text:tab/><text:tab/><text:tab/><text:a xlink:type="simple" xlink:href="#_v96q1uyul62q" text:style-name="ListLabel_20_2" text:visited-style-name="ListLabel_20_2"><text:span text:style-name="T7">(vgl. </text:span></text:a><text:a xlink:type="simple" xlink:href="#_v96q1uyul62q" text:style-name="ListLabel_20_3" text:visited-style-name="ListLabel_20_3"><text:span text:style-name="T8">3.8 Protokoll</text:span></text:a><text:a xlink:type="simple" xlink:href="#_v96q1uyul62q" text:style-name="ListLabel_20_2" text:visited-style-name="ListLabel_20_2"><text:span text:style-name="T7">, §2)</text:span></text:a></text:p>
      <text:p text:style-name="P2"><text:span text:style-name="T14"><text:tab/>(1.1)<text:tab/></text:span>Zusätzlich muss die CTF gleichzeitig ein Dokument veröffentlichen mit allen getroffen <text:tab/><text:tab/><text:tab/>Entscheidungen aus dem ersichtlich ist, wie jede OG abgestimmt hat. Dieses muss <text:tab/><text:tab/><text:tab/>für alle OGs zugänglich sein <text:a xlink:type="simple" xlink:href="#_j15bhuiv1o78" text:style-name="ListLabel_20_2" text:visited-style-name="ListLabel_20_2"><text:span text:style-name="T7">(vgl. </text:span></text:a><text:a xlink:type="simple" xlink:href="#_j15bhuiv1o78" text:style-name="ListLabel_20_3" text:visited-style-name="ListLabel_20_3"><text:span text:style-name="T8">7.2.1 CTF zu OGs</text:span></text:a><text:a xlink:type="simple" xlink:href="#_j15bhuiv1o78" text:style-name="ListLabel_20_2" text:visited-style-name="ListLabel_20_2"><text:span text:style-name="T7">, §2)</text:span></text:a></text:p>
      <text:p text:style-name="P2"><text:span text:style-name="T14"><text:tab/>(1.2)<text:tab/></text:span>Damit ist gewährleistet, dass die Informationen auch abseits der Delis zu den OGs <text:tab/><text:tab/><text:tab/><text:tab/>gelangen können <text:a xlink:type="simple" xlink:href="#_j15bhuiv1o78" text:style-name="ListLabel_20_2" text:visited-style-name="ListLabel_20_2"><text:span text:style-name="T7">(vgl. </text:span></text:a><text:a xlink:type="simple" xlink:href="#_j15bhuiv1o78" text:style-name="ListLabel_20_3" text:visited-style-name="ListLabel_20_3"><text:span text:style-name="T8">7.2.1 CTF zu OGs</text:span></text:a><text:a xlink:type="simple" xlink:href="#_j15bhuiv1o78" text:style-name="ListLabel_20_2" text:visited-style-name="ListLabel_20_2"><text:span text:style-name="T7">, §2)</text:span></text:a></text:p>
      <text:p text:style-name="P2"><text:span text:style-name="T14">(2)<text:tab/><text:tab/></text:span>Alle Dokumente sollten als PDF veröffentlicht werden</text:p>
      <text:p text:style-name="P2"><text:soft-page-break/><text:span text:style-name="T14">(3)<text:tab/><text:tab/></text:span>Alle im Protokoll genannten Personen stimmen der Kontaktaufnahme durch die genannten <text:tab/><text:tab/>Kanäle zu</text:p>
      <text:p text:style-name="P42"><text:bookmark text:name="_epmplly4twhc"/>3.11 Stimmungsbild in der Deli-TK</text:p>
      <text:p text:style-name="P2"><text:span text:style-name="T14">(1)</text:span> Ein Stimmungsbild kann in einer Deli-TK von jeder*jedem berufen werden.</text:p>
      <text:p text:style-name="P2"><text:s text:c="5"/><text:span text:style-name="T14">(1.1) </text:span>Dies wird von der Moderation unterstützt und muss im Protokoll festgehalten <text:tab/><text:tab/><text:tab/><text:tab/>werden.</text:p>
      <text:p text:style-name="P2"><text:span text:style-name="T14">(2)</text:span> Ein Stimmungsbild kann für generelle Sachverhalte genutzt werden, ersetzt aber keine <text:tab/><text:tab/> reguläre Abstimmung.</text:p>
      <text:p text:style-name="P2"><text:span text:style-name="T14">(3)</text:span> Ein Stimmungsbild kann eine Task Force legitimieren.</text:p>
      <text:p text:style-name="P34"><text:bookmark text:name="_geuukp1u9bzf"/>4. Communication Task Force (CTF)</text:p>
      <text:p text:style-name="P42"><text:bookmark text:name="_9ilkcaf6mdly"/>4.1 Die CTF</text:p>
      <text:p text:style-name="P2"><text:span text:style-name="T14">(1)<text:tab/><text:tab/></text:span>Die CTF ist für die interne Kommunikation von Fridays for Future Deutschland zuständig. <text:tab/><text:tab/>Deswegen ist die CTF nicht mit anderen AGs gleichzusetzen und unterliegt anderen <text:tab/><text:tab/><text:tab/>Regeln</text:p>
      <text:p text:style-name="P2"><text:span text:style-name="T14">(2)<text:tab/><text:tab/></text:span>Es ist jederzeit (Nachtruhe von 23 bis 7 Uhr) eine*n Ansprechpartner*in unter einer <text:tab/><text:tab/><text:tab/><text:tab/>einheitlichen Telefonnummer (Notfallnummer!) zu erreichen, Anrufe an diese Nummer <text:tab/><text:tab/><text:tab/>werden an ein Mitglied der CTF mit „Bereitschaftsdienst” durchgestellt</text:p>
      <text:p text:style-name="P2"><text:span text:style-name="T14"><text:tab/>(2.1)<text:tab/></text:span>Diese Nummer sollte genutzt werden, um relevante Anliegen der Fridays for Future <text:tab/><text:tab/><text:tab/>Deutschland Bewegung abzuklären, welche nicht durch reguläre <text:tab/><text:tab/><text:tab/><text:tab/><text:tab/><text:tab/>Kommunikationswege zu klären sind</text:p>
      <text:p text:style-name="P2"><text:span text:style-name="T14">(3)<text:tab/><text:tab/></text:span>Für die CTF besteht eine eigene Messengergruppe. Diese ist ausschließlich für CTF <text:tab/><text:tab/><text:tab/>Mitglieder, andere Teilnehmer*innen (vor allem der AGSK) sind hier nicht zugelassen </text:p>
      <text:p text:style-name="P2"><text:span text:style-name="T14"><text:tab/>(3.1)<text:tab/></text:span>Diese Gruppe dient der internen Aufgabenteilung, sowie der Organisation der CTF</text:p>
      <text:p text:style-name="P42"><text:bookmark text:name="_7e85ofg7nl66"/>4.2 Aufgabenbereiche</text:p>
      <text:p text:style-name="P2"><text:span text:style-name="T14">(1)<text:tab/><text:tab/></text:span>Die Deli-TK vorbereiten und organisieren <text:a xlink:type="simple" xlink:href="#_9b1eep65mpcp" text:style-name="ListLabel_20_2" text:visited-style-name="ListLabel_20_2"><text:span text:style-name="T7">(vgl. </text:span></text:a><text:a xlink:type="simple" xlink:href="#_9b1eep65mpcp" text:style-name="ListLabel_20_3" text:visited-style-name="ListLabel_20_3"><text:span text:style-name="T8">3.2 Vorbereitung</text:span></text:a><text:a xlink:type="simple" xlink:href="#_9b1eep65mpcp" text:style-name="ListLabel_20_2" text:visited-style-name="ListLabel_20_2"><text:span text:style-name="T7">, §1-3)</text:span></text:a></text:p>
      <text:p text:style-name="P2"><text:span text:style-name="T14"><text:tab/>(1.1)<text:tab/></text:span>Zusammentragen aller für die Deli-TK eingereichten TOPs</text:p>
      <text:p text:style-name="P2"><text:span text:style-name="T14"><text:tab/>(1.2)<text:tab/></text:span>Erstellen der TO aus den einzelnen TOPs, die vorläufige TO sollte am Samstag an die <text:tab/><text:tab/><text:tab/>AGs, AGSK und durch den Deli- Infostream veröffentlicht werden <text:a xlink:type="simple" xlink:href="#_z21r7xu0ma8s" text:style-name="ListLabel_20_2" text:visited-style-name="ListLabel_20_2"><text:span text:style-name="T7">(vgl. </text:span></text:a><text:a xlink:type="simple" xlink:href="#_z21r7xu0ma8s" text:style-name="ListLabel_20_3" text:visited-style-name="ListLabel_20_3"><text:span text:style-name="T8">7.2.2 CTF zu <text:tab/><text:tab/><text:tab/>AGSK</text:span></text:a><text:a xlink:type="simple" xlink:href="#_z21r7xu0ma8s" text:style-name="ListLabel_20_2" text:visited-style-name="ListLabel_20_2"><text:span text:style-name="T7">, §1)</text:span></text:a>, <text:a xlink:type="simple" xlink:href="#_uxu6f8kh5lyj" text:style-name="ListLabel_20_2" text:visited-style-name="ListLabel_20_2"><text:span text:style-name="T7">(vgl. </text:span></text:a><text:a xlink:type="simple" xlink:href="#_uxu6f8kh5lyj" text:style-name="ListLabel_20_3" text:visited-style-name="ListLabel_20_3"><text:span text:style-name="T8">7.2.3 CTF zu AGs</text:span></text:a><text:a xlink:type="simple" xlink:href="#_uxu6f8kh5lyj" text:style-name="ListLabel_20_2" text:visited-style-name="ListLabel_20_2"><text:span text:style-name="T7">, §1,1.1)</text:span></text:a> und <text:a xlink:type="simple" xlink:href="#_vh8ci9j63j0k" text:style-name="ListLabel_20_2" text:visited-style-name="ListLabel_20_2"><text:span text:style-name="T7">(vgl. </text:span></text:a><text:a xlink:type="simple" xlink:href="#_vh8ci9j63j0k" text:style-name="ListLabel_20_3" text:visited-style-name="ListLabel_20_3"><text:span text:style-name="T8">7.2.4 CTF zu Delis</text:span></text:a><text:a xlink:type="simple" xlink:href="#_vh8ci9j63j0k" text:style-name="ListLabel_20_2" text:visited-style-name="ListLabel_20_2"><text:span text:style-name="T7">, §2)</text:span></text:a></text:p>
      <text:p text:style-name="P2"><text:span text:style-name="T14"><text:tab/>(1.3)<text:tab/></text:span>Umfragen in Zusammenarbeit mit dem Antragstellenden für Deli- TK vorbereiten, <text:tab/><text:tab/><text:tab/><text:tab/>durchführen und das Ergebnis dem Antragstellenden zugänglich machen <text:a xlink:type="simple" xlink:href="#_aopnuv9ka53o" text:style-name="ListLabel_20_2" text:visited-style-name="ListLabel_20_2"><text:span text:style-name="T7">(vgl. </text:span></text:a><text:a xlink:type="simple" xlink:href="#_aopnuv9ka53o" text:style-name="ListLabel_20_3" text:visited-style-name="ListLabel_20_3"><text:span text:style-name="T8">3.3 <text:tab/><text:tab/><text:tab/><text:tab/>Durchführung / Entscheidungsfindung</text:span></text:a><text:a xlink:type="simple" xlink:href="#_aopnuv9ka53o" text:style-name="ListLabel_20_2" text:visited-style-name="ListLabel_20_2"><text:span text:style-name="T7">, §4.7)</text:span></text:a></text:p>
      <text:p text:style-name="P2"><text:span text:style-name="T14"><text:tab/>(1.4)<text:tab/></text:span>Protokolle verwalten und einheitlich layouten</text:p>
      <text:p text:style-name="P2"><text:span text:style-name="T14">(2)<text:tab/><text:tab/></text:span>Die CTF hat für alle Seiten als Informationsverteilung zu fungieren <text:a xlink:type="simple" xlink:href="#_j15bhuiv1o78" text:style-name="ListLabel_20_2" text:visited-style-name="ListLabel_20_2"><text:span text:style-name="T7">(vgl. </text:span></text:a><text:a xlink:type="simple" xlink:href="#_j15bhuiv1o78" text:style-name="ListLabel_20_3" text:visited-style-name="ListLabel_20_3"><text:span text:style-name="T8">7.2.1 CTF zu OGs</text:span></text:a><text:a xlink:type="simple" xlink:href="#_j15bhuiv1o78" text:style-name="ListLabel_20_2" text:visited-style-name="ListLabel_20_2"><text:span text:style-name="T7">, <text:tab/><text:tab/>§2)</text:span></text:a>, <text:a xlink:type="simple" xlink:href="#_z21r7xu0ma8s" text:style-name="ListLabel_20_2" text:visited-style-name="ListLabel_20_2"><text:span text:style-name="T7">(vgl. </text:span></text:a><text:a xlink:type="simple" xlink:href="#_z21r7xu0ma8s" text:style-name="ListLabel_20_3" text:visited-style-name="ListLabel_20_3"><text:span text:style-name="T8">7.2.2 CTF zu AGSK</text:span></text:a><text:a xlink:type="simple" xlink:href="#_z21r7xu0ma8s" text:style-name="ListLabel_20_2" text:visited-style-name="ListLabel_20_2"><text:span text:style-name="T7">, §1)</text:span></text:a>, <text:a xlink:type="simple" xlink:href="#_uxu6f8kh5lyj" text:style-name="ListLabel_20_2" text:visited-style-name="ListLabel_20_2"><text:span text:style-name="T7">(vgl. </text:span></text:a><text:a xlink:type="simple" xlink:href="#_uxu6f8kh5lyj" text:style-name="ListLabel_20_3" text:visited-style-name="ListLabel_20_3"><text:span text:style-name="T8">7.2.3 CTF zu AGs</text:span></text:a><text:a xlink:type="simple" xlink:href="#_uxu6f8kh5lyj" text:style-name="ListLabel_20_2" text:visited-style-name="ListLabel_20_2"><text:span text:style-name="T7">, §1,1.1)</text:span></text:a>, <text:a xlink:type="simple" xlink:href="#_vh8ci9j63j0k" text:style-name="ListLabel_20_2" text:visited-style-name="ListLabel_20_2"><text:span text:style-name="T7">(vgl. </text:span></text:a><text:a xlink:type="simple" xlink:href="#_vh8ci9j63j0k" text:style-name="ListLabel_20_3" text:visited-style-name="ListLabel_20_3"><text:span text:style-name="T8">7.2.4 CTF zu <text:tab/><text:tab/><text:tab/>Delis</text:span></text:a><text:a xlink:type="simple" xlink:href="#_vh8ci9j63j0k" text:style-name="ListLabel_20_2" text:visited-style-name="ListLabel_20_2"><text:span text:style-name="T7">, §2)</text:span></text:a></text:p>
      <text:p text:style-name="P2"><text:span text:style-name="T14">(3)<text:tab/><text:tab/></text:span>Pflegen der Liste mit allen AGs auf Bundesebene</text:p>
      <text:p text:style-name="P2"><text:soft-page-break/><text:span text:style-name="T14"><text:tab/>(3.1)<text:tab/></text:span>Diese Liste enthält eine vollständige Liste aller AGs, samt Email Adressen und <text:tab/><text:tab/><text:tab/><text:tab/>zusätzlich jeweils noch eine kurze Beschreibung ihrer Aufgaben, sowie eine kurze <text:tab/><text:tab/><text:tab/><text:tab/>Selbstdarstellung der AG</text:p>
      <text:p text:style-name="P2"><text:span text:style-name="T14"><text:tab/>(3.2)<text:tab/></text:span>Diese Liste ist öffentlich einsehbar und dient unter anderem der Außendarstellung</text:p>
      <text:p text:style-name="P2"><text:span text:style-name="T14">(4)<text:tab/><text:tab/></text:span>Die CTF stellt sechs der Admins pro Deli Chat Gruppen (Info &amp; Diskussion) (WA/ <text:tab/><text:tab/><text:tab/>Telegram)</text:p>
      <text:p text:style-name="P2"><text:span text:style-name="T14">(5)<text:tab/><text:tab/></text:span>Ansprechpartner*in vermitteln, um Personen an die richtige Stelle zu verweisen</text:p>
      <text:p text:style-name="P42"><text:bookmark text:name="_vt5x4wrnzymu"/>4.3 Anforderungen</text:p>
      <text:p text:style-name="P2"><text:span text:style-name="T14">(1)<text:tab/><text:tab/></text:span>Die CTF ist keine „normale” AG, hier gelten besondere Anforderungen und Regeln</text:p>
      <text:p text:style-name="P2"><text:span text:style-name="T14">(2)<text:tab/><text:tab/></text:span>Jedes Mitglied trägt eine sehr hohe Verantwortung und muss sich dieser bewusst sein</text:p>
      <text:p text:style-name="P2"><text:span text:style-name="T14">(3)<text:tab/><text:tab/></text:span>Zum Schutz der Mitglieder ist Erfahrung in einer Bundes-AG nötig</text:p>
      <text:p text:style-name="P2"><text:span text:style-name="T14"><text:tab/>(3.1)<text:tab/></text:span>Man sollte ebenfalls große, konstante zeitliche Ressourcen verfügbar haben</text:p>
      <text:p text:style-name="P2"><text:span text:style-name="T14"><text:tab/>(3.2)<text:tab/></text:span>Jedes Mitglied sollte sich seiner*ihrer Vorbildfunktion bewusst sein und sich deswegen <text:tab/><text:tab/><text:tab/>in keinster Weise mögliche kontroverse oder negative Aktionen in der Öffentlichkeit <text:tab/><text:tab/><text:tab/>leisten oder geleistet haben</text:p>
      <text:p text:style-name="P2"><text:span text:style-name="T14">(4)<text:tab/><text:tab/></text:span>Man darf kein*e AG-Sprecher*in sein</text:p>
      <text:p text:style-name="P2"><text:span text:style-name="T14">(5)<text:tab/><text:tab/></text:span>CTF hat für Mitglieder höchste Priorität</text:p>
      <text:p text:style-name="P2"><text:span text:style-name="T14"><text:tab/>(5.1)<text:tab/></text:span>Alle CTF Aufgaben (z.B. TKs) haben für Mitglieder Priorität. Wenn nötig sind alle <text:tab/><text:tab/><text:tab/><text:tab/>anderen Aufgaben für Fridays for Future zu vernachlässigen</text:p>
      <text:p text:style-name="P42"><text:bookmark text:name="_qpnddx2qzdpb"/>4.4 Transparenz</text:p>
      <text:p text:style-name="P2"><text:span text:style-name="T14">(1)<text:tab/><text:tab/></text:span>Eine Liste mit allen CTF Mitgliedern ist intern zugänglich</text:p>
      <text:p text:style-name="P2"><text:span text:style-name="T14"><text:tab/>(1.1)<text:tab/></text:span>Zugriff auf die Liste haben CTF, AGSK, Delis und AGs</text:p>
      <text:p text:style-name="P2"><text:tab/><text:span text:style-name="T14">(1.2)<text:tab/></text:span>Die Liste enthält die Vornamen, AG und wenn vom CTF Mitglied gewünscht, eine <text:tab/><text:tab/><text:tab/><text:tab/>direkte Kontaktmöglichkeit</text:p>
      <text:p text:style-name="P2"><text:span text:style-name="T14">(2)<text:tab/><text:tab/></text:span>Um ihre Aufgaben erfüllen zu können, benötigt die CTF Zugriff auf die internen Deli- und <text:tab/><text:tab/>OG Listen der AG Regionalgruppenbetreuung <text:a xlink:type="simple" xlink:href="#_if8nrbn3kt1s" text:style-name="ListLabel_20_2" text:visited-style-name="ListLabel_20_2"><text:span text:style-name="T7">(vgl. </text:span></text:a><text:a xlink:type="simple" xlink:href="#_if8nrbn3kt1s" text:style-name="ListLabel_20_3" text:visited-style-name="ListLabel_20_3"><text:span text:style-name="T8">2.1 Der Delegierte</text:span></text:a><text:a xlink:type="simple" xlink:href="#_if8nrbn3kt1s" text:style-name="ListLabel_20_2" text:visited-style-name="ListLabel_20_2"><text:span text:style-name="T7">, §2,3)</text:span></text:a>, <text:a xlink:type="simple" xlink:href="#_c9gx54ichr48" text:style-name="ListLabel_20_2" text:visited-style-name="ListLabel_20_2"><text:span text:style-name="T7">(vgl. </text:span></text:a><text:a xlink:type="simple" xlink:href="#_c9gx54ichr48" text:style-name="ListLabel_20_3" text:visited-style-name="ListLabel_20_3"><text:span text:style-name="T8">2.4 <text:tab/><text:tab/>Transparenz</text:span></text:a><text:a xlink:type="simple" xlink:href="#_c9gx54ichr48" text:style-name="ListLabel_20_2" text:visited-style-name="ListLabel_20_2"><text:span text:style-name="T7">, §2)</text:span></text:a></text:p>
      <text:p text:style-name="P2"><text:span text:style-name="T14">(3)<text:tab/><text:tab/></text:span>Selbstkontrolle der CTF durch die anschließende Deli-TK → systemimmanente Kontrolle</text:p>
      <text:p text:style-name="P42"><text:bookmark text:name="_ugtp40qz8l1f"/>4.5 Neue Mitglieder</text:p>
      <text:p text:style-name="P2"><text:span text:style-name="T14">(1)</text:span><text:tab/><text:tab/>Die Akquisition muss transparent sein</text:p>
      <text:p text:style-name="P2"><text:soft-page-break/><text:span text:style-name="T14">(2)<text:tab/><text:tab/></text:span>Neue Mitglieder werden durch den Konsens der alten Mitglieder gewählt </text:p>
      <text:p text:style-name="P2"><text:span text:style-name="T14"><text:tab/>(2.1)<text:tab/></text:span>Neue Mitglieder können sowohl durch Vorschlag als auch durch Eigeninitiative <text:tab/><text:tab/><text:tab/><text:tab/>akquiriert werden</text:p>
      <text:p text:style-name="P2"><text:span text:style-name="T14">(3)<text:tab/><text:tab/></text:span>AGSK kann einstimmig Einspruch gegen die Akquisition eines neuen Mitglieds der CTF <text:tab/><text:tab/><text:tab/>einlegen, damit kann diese Person für die nächsten vier Wochen kein Mitglied der CTF <text:tab/><text:tab/><text:tab/>werden </text:p>
      <text:p text:style-name="P2"><text:span text:style-name="T14">(4)<text:tab/><text:tab/></text:span>Die AGSK kann einstimmig die Akquisition eines neuen Mitglieds der CTF beschließen</text:p>
      <text:p text:style-name="P2"><text:span text:style-name="T14"><text:tab/>(4.1)<text:tab/></text:span>Sollte die CTF sich nicht mit einem Konsens zu diesem neuen Mitglied aussprechen, <text:tab/><text:tab/><text:tab/>entscheidet die nächste Deli-TK über die Aufnahme des Mitglieds (einfache Mehrheit, <text:tab/><text:tab/><text:tab/>50%+1) <text:a xlink:type="simple" xlink:href="#_aopnuv9ka53o" text:style-name="ListLabel_20_2" text:visited-style-name="ListLabel_20_2"><text:span text:style-name="T7">(vgl. 3.3 </text:span></text:a><text:a xlink:type="simple" xlink:href="#_aopnuv9ka53o" text:style-name="ListLabel_20_3" text:visited-style-name="ListLabel_20_3"><text:span text:style-name="T8">Durchführung / Entscheidungsfindung</text:span></text:a><text:a xlink:type="simple" xlink:href="#_aopnuv9ka53o" text:style-name="ListLabel_20_2" text:visited-style-name="ListLabel_20_2"><text:span text:style-name="T7">, §4.6)</text:span></text:a></text:p>
      <text:p text:style-name="P2"><text:span text:style-name="T14"><text:tab/>(4.2)<text:tab/></text:span>Diese Entscheidung wird von den Delegierten persönlich getroffen</text:p>
      <text:p text:style-name="P42"><text:bookmark text:name="_ahift7wu2sb6"/></text:p>
      <text:p text:style-name="P42"><text:bookmark text:name="_slikitsj17g7"/>4.6 Ausschließen/Entmachten von Mitgliedern</text:p>
      <text:p text:style-name="P2"><text:span text:style-name="T14">(1)<text:tab/><text:tab/></text:span>bei leichten Vergehen ist eine einmalige Verwarnung auszusprechen, bei einer Häufung <text:tab/><text:tab/>von Verwarnungen ist ein Ausschluss die Folge</text:p>
      <text:p text:style-name="P2"><text:span text:style-name="T14">(2)<text:tab/><text:tab/></text:span>bei schweren Vergehen, wie Missbrauch der anvertrauten Informationen/ <text:tab/><text:tab/><text:tab/><text:tab/><text:tab/>Verantwortlichkeit ist die betroffene Person unverzüglich aus der CTF auszuschließen</text:p>
      <text:p text:style-name="P2"><text:span text:style-name="T14">(3)<text:tab/><text:tab/></text:span>Die AGSK kann mit einer absoluten ¾ Mehrheit über Verwarnungen und Ausschluss von <text:tab/><text:tab/>CTF Mitgliedern entscheiden <text:a xlink:type="simple" xlink:href="#_ggcv0014xucz" text:style-name="ListLabel_20_2" text:visited-style-name="ListLabel_20_2"><text:span text:style-name="T7">(vgl. </text:span></text:a><text:a xlink:type="simple" xlink:href="#_ggcv0014xucz" text:style-name="ListLabel_20_3" text:visited-style-name="ListLabel_20_3"><text:span text:style-name="T8">6.3 Aufgaben</text:span></text:a><text:a xlink:type="simple" xlink:href="#_ggcv0014xucz" text:style-name="ListLabel_20_2" text:visited-style-name="ListLabel_20_2"><text:span text:style-name="T7">, §2.2)</text:span></text:a> </text:p>
      <text:p text:style-name="P2"><text:span text:style-name="T14">(4)<text:tab/><text:tab/></text:span>Die Deli-TK kann mit einer einfachen ⅔ Mehrheit über Verwarnungen und mit einer <text:tab/><text:tab/><text:tab/>einfachen ¾ Mehrheit über Ausschluss von CTF Mitgliedern entscheiden <text:a xlink:type="simple" xlink:href="#_ggcv0014xucz" text:style-name="ListLabel_20_2" text:visited-style-name="ListLabel_20_2"><text:span text:style-name="T7">(vgl. </text:span></text:a><text:a xlink:type="simple" xlink:href="#_ggcv0014xucz" text:style-name="ListLabel_20_3" text:visited-style-name="ListLabel_20_3"><text:span text:style-name="T8">6.3 <text:tab/><text:tab/><text:tab/>Aufgaben</text:span></text:a><text:a xlink:type="simple" xlink:href="#_ggcv0014xucz" text:style-name="ListLabel_20_2" text:visited-style-name="ListLabel_20_2"><text:span text:style-name="T7">, §2.2)</text:span></text:a> </text:p>
      <text:p text:style-name="P2"><text:span text:style-name="T14">(5)<text:tab/><text:tab/></text:span>Die Einordnung des Fehlers obliegt dem handelnden Organ </text:p>
      <text:p text:style-name="P2"><text:span text:style-name="T14"><text:tab/>(5.1)<text:tab/></text:span>Die Einordnung muss begründet sein</text:p>
      <text:p text:style-name="P34"><text:bookmark text:name="_foel929qbi8a"/>5. Arbeitsgruppen (AGs)</text:p>
      <text:p text:style-name="P42"><text:bookmark text:name="_lyf8unczja2g"/>5.1 Legitimierung</text:p>
      <text:p text:style-name="P2"><text:span text:style-name="T14">(1)<text:tab/><text:tab/></text:span>Bereits bestehende AGs müssen zuerst ihren Handlungsspielraum selbstständig definieren</text:p>
      <text:p text:style-name="P2"><text:span text:style-name="T14">(2)<text:tab/><text:tab/></text:span>Dieser muss anschließend durch die Deli-TK bestätigt werden</text:p>
      <text:p text:style-name="P42"><text:bookmark text:name="_3htqpo78dakt"/>5.2 Neubildung einer AG</text:p>
      <text:p text:style-name="P2"><text:span text:style-name="T14">(1)<text:tab/><text:tab/></text:span>Jede potentielle AG legt ihre Kompetenzen, bzw. Entscheidungsspielräume selbstständig, <text:tab/><text:tab/>schriftlich fest (das Formular dafür wird von der CTF bereitgestellt) <text:a xlink:type="simple" xlink:href="#_lyf8unczja2g" text:style-name="ListLabel_20_2" text:visited-style-name="ListLabel_20_2"><text:span text:style-name="T7">(vgl. </text:span></text:a><text:a xlink:type="simple" xlink:href="#_lyf8unczja2g" text:style-name="ListLabel_20_3" text:visited-style-name="ListLabel_20_3"><text:span text:style-name="T8">5.1 <text:tab/><text:tab/><text:tab/><text:tab/>Legitimierung</text:span></text:a><text:a xlink:type="simple" xlink:href="#_lyf8unczja2g" text:style-name="ListLabel_20_2" text:visited-style-name="ListLabel_20_2"><text:span text:style-name="T7">, §2)</text:span></text:a></text:p>
      <text:p text:style-name="P2"><text:span text:style-name="T14">(2)<text:tab/><text:tab/></text:span>Der Entwurf des Handlungsspielraums wird von jeder potentiellen AG in der Deli- TK <text:tab/><text:tab/><text:tab/>vorgestellt <text:a xlink:type="simple" xlink:href="#_9b1eep65mpcp" text:style-name="ListLabel_20_2" text:visited-style-name="ListLabel_20_2"><text:span text:style-name="T7">(vgl. </text:span></text:a><text:a xlink:type="simple" xlink:href="#_9b1eep65mpcp" text:style-name="ListLabel_20_3" text:visited-style-name="ListLabel_20_3"><text:span text:style-name="T8">3.2 Vorbereitung</text:span></text:a><text:a xlink:type="simple" xlink:href="#_9b1eep65mpcp" text:style-name="ListLabel_20_2" text:visited-style-name="ListLabel_20_2"><text:span text:style-name="T7">, §2)</text:span></text:a></text:p>
      <text:p text:style-name="P2"><text:soft-page-break/><text:span text:style-name="T14"><text:tab/>(2.1)<text:tab/></text:span>Für die Durchführung der Abstimmung, <text:a xlink:type="simple" xlink:href="#_aopnuv9ka53o" text:style-name="ListLabel_20_2" text:visited-style-name="ListLabel_20_2"><text:span text:style-name="T7">(vgl. 3.3 </text:span></text:a><text:a xlink:type="simple" xlink:href="#_aopnuv9ka53o" text:style-name="ListLabel_20_3" text:visited-style-name="ListLabel_20_3"><text:span text:style-name="T8">Durchführung / <text:tab/><text:tab/><text:tab/><text:tab/><text:tab/><text:tab/>Entscheidungsfindung</text:span></text:a><text:a xlink:type="simple" xlink:href="#_aopnuv9ka53o" text:style-name="ListLabel_20_2" text:visited-style-name="ListLabel_20_2"><text:span text:style-name="T7">, §4)</text:span></text:a> </text:p>
      <text:p text:style-name="P2"><text:span text:style-name="T14">(3)<text:tab/><text:tab/></text:span>Auswertung des Abstimmungsergebnisses</text:p>
      <text:p text:style-name="P2"><text:span text:style-name="T14"><text:tab/>(3.1)<text:tab/></text:span>Die potentielle AG wird bestätigt und kann ihre Arbeit aufnehmen</text:p>
      <text:p text:style-name="P2"><text:span text:style-name="T14"><text:tab/>(3.2)<text:tab/></text:span>Die potentielle AG wird nicht bestätigt und muss mithilfe des Feedbacks ihren Entwurf <text:tab/><text:tab/><text:tab/>überarbeiten (weiter mit <text:a xlink:type="simple" xlink:href="#_3htqpo78dakt" text:style-name="ListLabel_20_3" text:visited-style-name="ListLabel_20_3"><text:span text:style-name="T8">5.2 Neubildung einer AG</text:span></text:a><text:a xlink:type="simple" xlink:href="#_3htqpo78dakt" text:style-name="ListLabel_20_2" text:visited-style-name="ListLabel_20_2"><text:span text:style-name="T7">, §1)</text:span></text:a></text:p>
      <text:p text:style-name="P2"><text:span text:style-name="T14"><text:tab/>(3.3)<text:tab/></text:span>Die potentielle AG wird nicht bestätigt und verwirft das AG-Konzept</text:p>
      <text:p text:style-name="P2"><text:span text:style-name="T14">(4)<text:tab/><text:tab/></text:span>Jede AG erhält eine eigene Email Adresse ([arbeitsgruppe]@fridaysforfuture.de)</text:p>
      <text:p text:style-name="P2"><text:span text:style-name="T14"><text:tab/>(4.1)<text:tab/></text:span>Wenn eine Email auf Bundesebene beantragt wird, muss diese von mindestens drei <text:tab/><text:tab/><text:tab/>Ansprechpartner*innen registriert werden</text:p>
      <text:p text:style-name="P2"><text:span text:style-name="T14"><text:tab/>(4.2)<text:tab/></text:span>Die Zugangsdaten werden parallel an die Ansprechpartner*innen ausgegeben</text:p>
      <text:p text:style-name="P42"><text:bookmark text:name="_xnd4c8oy4jfs"/>5.3 Rechenschaft</text:p>
      <text:p text:style-name="P2"><text:span text:style-name="T14">(1)<text:tab/><text:tab/></text:span>Die AGs müssen nach Aufforderung durch die Deli-TK ausführlich Rechenschaft ablegen</text:p>
      <text:p text:style-name="P2"><text:span text:style-name="T14">(2)<text:tab/><text:tab/></text:span>Die AGs legen regelmäßig alle zwei Wochen einen kurzen Bericht über ihre Arbeit vor</text:p>
      <text:p text:style-name="P2"><text:span text:style-name="T14"><text:tab/>(2.1)<text:tab/></text:span>Produkte einer AG, die sich immer wiederholen, können ebenfalls als Bericht fungieren</text:p>
      <text:p text:style-name="P2"><text:span text:style-name="T14"><text:tab/>(2.2)<text:tab/></text:span>Dieser Bericht wird als PDF an die CTF gesendet </text:p>
      <text:p text:style-name="P2"><text:span text:style-name="T14"><text:tab/>(2.3)<text:tab/></text:span>Die CTF verbreitet den Bericht über die CTF News und den Deli- Infostream <text:a xlink:type="simple" xlink:href="#_j15bhuiv1o78" text:style-name="ListLabel_20_2" text:visited-style-name="ListLabel_20_2"><text:span text:style-name="T7">(vgl. </text:span></text:a><text:a xlink:type="simple" xlink:href="#_j15bhuiv1o78" text:style-name="ListLabel_20_3" text:visited-style-name="ListLabel_20_3"><text:span text:style-name="T8">7.2.1 <text:tab/><text:tab/><text:tab/>CTF zu OGs</text:span></text:a><text:a xlink:type="simple" xlink:href="#_j15bhuiv1o78" text:style-name="ListLabel_20_2" text:visited-style-name="ListLabel_20_2"><text:span text:style-name="T7">, §2)</text:span></text:a>, <text:a xlink:type="simple" xlink:href="#_z21r7xu0ma8s" text:style-name="ListLabel_20_2" text:visited-style-name="ListLabel_20_2"><text:span text:style-name="T7">(vgl. </text:span></text:a><text:a xlink:type="simple" xlink:href="#_z21r7xu0ma8s" text:style-name="ListLabel_20_3" text:visited-style-name="ListLabel_20_3"><text:span text:style-name="T8">7.2.2 CTF zu AGSK</text:span></text:a><text:a xlink:type="simple" xlink:href="#_z21r7xu0ma8s" text:style-name="ListLabel_20_2" text:visited-style-name="ListLabel_20_2"><text:span text:style-name="T7">, §1)</text:span></text:a>, <text:a xlink:type="simple" xlink:href="#_uxu6f8kh5lyj" text:style-name="ListLabel_20_2" text:visited-style-name="ListLabel_20_2"><text:span text:style-name="T7">(vgl. </text:span></text:a><text:a xlink:type="simple" xlink:href="#_uxu6f8kh5lyj" text:style-name="ListLabel_20_3" text:visited-style-name="ListLabel_20_3"><text:span text:style-name="T8">7.2.3 CTF zu AGs</text:span></text:a><text:a xlink:type="simple" xlink:href="#_uxu6f8kh5lyj" text:style-name="ListLabel_20_2" text:visited-style-name="ListLabel_20_2"><text:span text:style-name="T7">, §1,1.1)</text:span></text:a> <text:a xlink:type="simple" xlink:href="#_vh8ci9j63j0k" text:style-name="ListLabel_20_2" text:visited-style-name="ListLabel_20_2"><text:span text:style-name="T7">(vgl. <text:tab/><text:tab/><text:tab/></text:span></text:a><text:a xlink:type="simple" xlink:href="#_vh8ci9j63j0k" text:style-name="ListLabel_20_3" text:visited-style-name="ListLabel_20_3"><text:span text:style-name="T8">7.2.4 CTF zu Delis</text:span></text:a><text:a xlink:type="simple" xlink:href="#_vh8ci9j63j0k" text:style-name="ListLabel_20_2" text:visited-style-name="ListLabel_20_2"><text:span text:style-name="T7">, §2)</text:span></text:a></text:p>
      <text:p text:style-name="P2"><text:span text:style-name="T14">(3)<text:tab/><text:tab/></text:span>Nachfragen und Kritik können in der nächsten Deli-TK vorgebracht werden</text:p>
      <text:p text:style-name="P2"><text:span text:style-name="T14"><text:tab/>(3.1)<text:tab/></text:span>Die reguläre Frist <text:a xlink:type="simple" xlink:href="#_9b1eep65mpcp" text:style-name="ListLabel_20_2" text:visited-style-name="ListLabel_20_2"><text:span text:style-name="T7">(vgl. </text:span></text:a><text:a xlink:type="simple" xlink:href="#_9b1eep65mpcp" text:style-name="ListLabel_20_3" text:visited-style-name="ListLabel_20_3"><text:span text:style-name="T8">3.2 Vorbereitung</text:span></text:a><text:a xlink:type="simple" xlink:href="#_9b1eep65mpcp" text:style-name="ListLabel_20_2" text:visited-style-name="ListLabel_20_2"><text:span text:style-name="T7">, §2)</text:span></text:a> ist dabei zu wahren </text:p>
      <text:p text:style-name="P42"><text:bookmark text:name="_ioq0dwlmshsl"/>5.4 Zugänglichkeit</text:p>
      <text:p text:style-name="P2"><text:span text:style-name="T14">(1)<text:tab/><text:tab/></text:span>AGs sollten gegenüber allen potentiellen neuen Teilnehmer*innen offen sein</text:p>
      <text:p text:style-name="P2"><text:span text:style-name="T14"><text:tab/>(1.1)<text:tab/></text:span>Jede*r der engagiert ist, kann einer AG betreten</text:p>
      <text:p text:style-name="P2"><text:span text:style-name="T14"><text:tab/>(1.2)<text:tab/></text:span>Eine Person sollte nur in maximal vier AGs Mitglied sein</text:p>
      <text:p text:style-name="P2"><text:span text:style-name="T15"><text:tab/></text:span><text:span text:style-name="T14">(1.3)</text:span><text:tab/>Wer AG-Sprecher*in ist, kann in keiner anderen AG Sprecher*in sein</text:p>
      <text:p text:style-name="P2"><text:soft-page-break/><text:span text:style-name="T14">(2)<text:tab/><text:tab/></text:span>Erfahrung durch die aktive Mitarbeit in der eigenen OG ist von Vorteil, aber keine <text:tab/><text:tab/><text:tab/>zwingende Voraussetzung. Ohne Vorerfahrung kann es für den einzelnen allerdings sehr <text:tab/><text:tab/>schwierig sein die übertragenen Aufgaben in einer (Bundes) AG zu erfüllen</text:p>
      <text:p text:style-name="P2"><text:span text:style-name="T14"><text:tab/>(2.1)<text:tab/></text:span>Unabhängig von der Vorerfahrung sollte es in jeder AG eine Probezeit geben</text:p>
      <text:p text:style-name="P2"><text:span text:style-name="T14"><text:tab/>(2.2)<text:tab/></text:span>Die Länge dieser wird von der AG selbst festgelegt, maximal jedoch 14 Tage</text:p>
      <text:p text:style-name="P2"><text:span text:style-name="T14"><text:tab/>(2.3)<text:tab/></text:span>Sollte eine Person nach der Probezeit von der AG abgelehnt werden, ist dies durch die <text:tab/><text:tab/><text:tab/>AG zu begründen</text:p>
      <text:p text:style-name="P2"><text:span text:style-name="T14"><text:tab/>(2.4)<text:tab/></text:span>Wenn sich ein*e abgelehnte*r Bewerber*in ungerecht behandelt fühlen, kann er*sie <text:tab/><text:tab/><text:tab/>sich bei der CTF beschweren. Die Feedback AG (<text:a xlink:type="simple" xlink:href="mailto:feedback@fridaysforfuture.de" text:style-name="ListLabel_20_3" text:visited-style-name="ListLabel_20_3"><text:span text:style-name="T8">feedback@fridaysforfuture.de</text:span></text:a>) oder <text:tab/><text:tab/><text:tab/>die CTF kann hierbei vermitteln </text:p>
      <text:p text:style-name="P2"><text:span text:style-name="T14"><text:tab/>(2.5)<text:tab/></text:span>Sollten sich solche Vorfälle vor der CTF häufen, muss sich diese AG vor der AGSK und <text:tab/><text:tab/><text:tab/>der CTF dazu rechtfertigen</text:p>
      <text:p text:style-name="P2"><text:span text:style-name="T14">(3)<text:tab/><text:tab/></text:span>Eine Mitarbeit in einer AG muss ohne fachspezifische Vorkenntnisse in diesem Bereich <text:tab/><text:tab/><text:tab/>ermöglicht werden</text:p>
      <text:p text:style-name="P2"><text:span text:style-name="T14"><text:tab/>(3.1)<text:tab/></text:span>Nötige Kenntnisse müssen sich von jedem neuen AG Mitglied angeeignet werden <text:tab/><text:tab/><text:tab/><text:tab/>können, die AG muss dafür geeignete Hilfestellungen zur Verfügung stellen</text:p>
      <text:p text:style-name="P2"><text:span text:style-name="T14"><text:tab/>(3.2)<text:tab/></text:span>Geeignete Hilfestellungen sind interne Protokolle, Berichte oder persönliche Gespräche</text:p>
      <text:p text:style-name="P42"><text:bookmark text:name="_n6l69kydtuu8"/>5.5 Auflösen von AGs</text:p>
      <text:p text:style-name="P2"><text:span text:style-name="T14">(1)<text:tab/><text:tab/></text:span>Die Auflösung einer AG muss von der Deli-TK beschlossen werden</text:p>
      <text:p text:style-name="P2"><text:span text:style-name="T14"><text:tab/>(1.1)<text:tab/></text:span>Dafür wird eine einfache ⅔ Mehrheit in der Deli-TK benötigt <text:a xlink:type="simple" xlink:href="#_aopnuv9ka53o" text:style-name="ListLabel_20_2" text:visited-style-name="ListLabel_20_2"><text:span text:style-name="T7">(vgl. </text:span></text:a><text:a xlink:type="simple" xlink:href="#_aopnuv9ka53o" text:style-name="ListLabel_20_3" text:visited-style-name="ListLabel_20_3"><text:span text:style-name="T8">3.3 Durchführung / <text:tab/><text:tab/><text:tab/>Entscheidungsfindung</text:span></text:a><text:a xlink:type="simple" xlink:href="#_aopnuv9ka53o" text:style-name="ListLabel_20_2" text:visited-style-name="ListLabel_20_2"><text:span text:style-name="T7">)</text:span></text:a></text:p>
      <text:p text:style-name="P2"><text:span text:style-name="T14">(2)<text:tab/><text:tab/></text:span>Die AG besitzt ebenfalls das Recht sich selbst aufzulösen</text:p>
      <text:p text:style-name="P2"><text:span text:style-name="T14"><text:tab/>(2.1)<text:tab/></text:span>Die Auflösung muss der Deli-TK vermittelt werden</text:p>
      <text:p text:style-name="P42"><text:bookmark text:name="_r1ob9iwnlobq"/></text:p>
      <text:p text:style-name="P42"><text:bookmark text:name="_yj0h7o4nmeph"/>5.6 Transparenz</text:p>
      <text:p text:style-name="P2"><text:span text:style-name="T14">(1)<text:tab/><text:tab/></text:span>Protokolle und Pads der AG bleiben AG intern, da sonst die Arbeitsweise und die <text:tab/><text:tab/><text:tab/>Produktivität leidet </text:p>
      <text:p text:style-name="P2"><text:span text:style-name="T14">(2)<text:tab/><text:tab/></text:span>Berichte müssen zugänglich gemacht werden <text:a xlink:type="simple" xlink:href="#_xnd4c8oy4jfs" text:style-name="ListLabel_20_2" text:visited-style-name="ListLabel_20_2"><text:span text:style-name="T7">(vgl. </text:span></text:a><text:a xlink:type="simple" xlink:href="#_xnd4c8oy4jfs" text:style-name="ListLabel_20_3" text:visited-style-name="ListLabel_20_3"><text:span text:style-name="T8">5.3 Rechenschaft</text:span></text:a><text:a xlink:type="simple" xlink:href="#_xnd4c8oy4jfs" text:style-name="ListLabel_20_2" text:visited-style-name="ListLabel_20_2"><text:span text:style-name="T7">, §1-3)</text:span></text:a></text:p>
      <text:p text:style-name="P2"><text:span text:style-name="T14">(3)<text:tab/><text:tab/></text:span>Protokolle müssen in der AG immer geführt werden (nicht öffentlich zugänglich)</text:p>
      <text:p text:style-name="P2"><text:span text:style-name="T14"><text:tab/>(3.1)<text:tab/></text:span>Die Protokolle können Deli-TK und AGSK auf Anfrage zur Verfügung gestellt werden</text:p>
      <text:p text:style-name="P2"><text:span text:style-name="T14">(4)<text:tab/><text:tab/></text:span>Jede Arbeitsgruppe muss mindestens einen bis maximal vier Sprecher*innen zur <text:tab/><text:tab/><text:tab/>Verfügung stellen</text:p>
      <text:p text:style-name="P2"><text:soft-page-break/><text:span text:style-name="T14"><text:tab/>(4.1)<text:tab/></text:span>Die Wahl des Sprechers, der Sprecherin bleibt den Arbeitsgruppen selber überlassen; <text:tab/><text:tab/><text:tab/>eine demokratische Wahl der AG Sprecher*in ist angeraten</text:p>
      <text:p text:style-name="P42"><text:bookmark text:name="_v26rg2vtks8o"/>5.7 Entscheidungsfindung</text:p>
      <text:p text:style-name="P2"><text:span text:style-name="T14">(1)<text:tab/><text:tab/></text:span>Wie innerhalb der AG eine Aufgabe oder ein Problem bearbeitet wird, bleibt der AG selbst <text:tab/><text:tab/>überlassen</text:p>
      <text:p text:style-name="P2"><text:tab/><text:span text:style-name="T14">(1.1)<text:tab/></text:span>Demokratische Entscheidungsbildung ist dabei dringend empfohlen</text:p>
      <text:p text:style-name="P2"><text:span text:style-name="T14">(2)<text:tab/><text:tab/></text:span>AGSK Entscheidungen stehen über AG Entscheidungen</text:p>
      <text:p text:style-name="P2"><text:span text:style-name="T14">(3)<text:tab/><text:tab/></text:span>Das Ergebnis muss nachvollziehbar sein <text:a xlink:type="simple" xlink:href="#_xnd4c8oy4jfs" text:style-name="ListLabel_20_2" text:visited-style-name="ListLabel_20_2"><text:span text:style-name="T7">(vgl. </text:span></text:a><text:a xlink:type="simple" xlink:href="#_xnd4c8oy4jfs" text:style-name="ListLabel_20_3" text:visited-style-name="ListLabel_20_3"><text:span text:style-name="T8">5.3 Rechenschaft</text:span></text:a><text:a xlink:type="simple" xlink:href="#_xnd4c8oy4jfs" text:style-name="ListLabel_20_2" text:visited-style-name="ListLabel_20_2"><text:span text:style-name="T7">, §1-3)</text:span></text:a></text:p>
      <text:p text:style-name="P34"><text:bookmark text:name="_qa6td9wghoqp"/>6. AG - Sprecher*innen Konferenz </text:p>
      <text:p text:style-name="P42"><text:bookmark text:name="_298289dd3la"/>6.1 Die AG - Sprecher*innen Konferenz</text:p>
      <text:p text:style-name="P2"><text:span text:style-name="T14">(1)<text:tab/><text:tab/></text:span>Die Mitgliederliste der AG Sprecher*in Konferenz ist intern zugänglich</text:p>
      <text:p text:style-name="P2"><text:span text:style-name="T14"><text:tab/>(1.1)<text:tab/></text:span>Zugriff auf die Liste haben CTF, AGSK, Delis und AGs</text:p>
      <text:p text:style-name="P2"><text:span text:style-name="T14"><text:tab/>(1.2)<text:tab/></text:span>Diese Liste wird von der CTF verwaltet und aktualisiert</text:p>
      <text:p text:style-name="P2"><text:tab/><text:span text:style-name="T14">(1.3)<text:tab/></text:span>Die Liste enthält die Vornamen, AG, AG Email und, wenn der*die Sprecher*in <text:tab/><text:tab/><text:tab/><text:tab/>dieses wünscht, eine direkte Kontaktmöglichkeit</text:p>
      <text:p text:style-name="P2"><text:span text:style-name="T14">(2)<text:tab/><text:tab/></text:span>Von der AGSK zu treffende Entscheidungen sind immer absolute Abstimmungen<text:span text:style-name="T43"><text:tab/><text:tab/><text:tab/><text:tab/></text:span><text:a xlink:type="simple" xlink:href="#_mn18i6t4ownn" text:style-name="ListLabel_20_2" text:visited-style-name="ListLabel_20_2"><text:span text:style-name="T7">(vgl. </text:span></text:a><text:a xlink:type="simple" xlink:href="#_mn18i6t4ownn" text:style-name="ListLabel_20_3" text:visited-style-name="ListLabel_20_3"><text:span text:style-name="T8">Allgemeine und terminologische Abkürzungen - Glossar</text:span></text:a><text:a xlink:type="simple" xlink:href="#_mn18i6t4ownn" text:style-name="ListLabel_20_2" text:visited-style-name="ListLabel_20_2"><text:span text:style-name="T7">, "absolute <text:tab/><text:tab/><text:tab/><text:tab/><text:tab/>Mehrheit")</text:span></text:a></text:p>
      <text:p text:style-name="P2"><text:span text:style-name="T14">(3)<text:tab/><text:tab/></text:span>In der AGSK können Stellungnahmen (zwischen den AGs) abgesprochen werden</text:p>
      <text:p text:style-name="P2"><text:span text:style-name="T14">(4)<text:tab/><text:tab/></text:span>Die AGSK dient als gemeinsames Sprachrohr der AGs</text:p>
      <text:p text:style-name="P2"><text:span text:style-name="T16"><text:tab/></text:span><text:span text:style-name="T14">(4.1)<text:tab/></text:span>Nur hier kann ein Veto, ausgehend von den AGs, besprochen werden <text:a xlink:type="simple" xlink:href="#_nczqq8jbxw3" text:style-name="ListLabel_20_2" text:visited-style-name="ListLabel_20_2"><text:span text:style-name="T7">(vgl. </text:span></text:a><text:a xlink:type="simple" xlink:href="#_nczqq8jbxw3" text:style-name="ListLabel_20_3" text:visited-style-name="ListLabel_20_3"><text:span text:style-name="T8">6.4 <text:tab/><text:tab/><text:tab/><text:tab/>Vetorecht</text:span></text:a><text:a xlink:type="simple" xlink:href="#_nczqq8jbxw3" text:style-name="ListLabel_20_2" text:visited-style-name="ListLabel_20_2"><text:span text:style-name="T7">, §1-6)</text:span></text:a></text:p>
      <text:p text:style-name="P2"><text:span text:style-name="T14"><text:tab/>(4.2)<text:tab/></text:span>AG-Sprecher*innen sind überall gleichgestellt, so haben sie z.B. alle Zugriff auf die <text:tab/><text:tab/><text:tab/>AGSK Email</text:p>
      <text:p text:style-name="P2"><text:span text:style-name="T14">(5)<text:tab/><text:tab/></text:span>AGSK Entscheidungen sind bindend für AGs</text:p>
      <text:p text:style-name="P42"><text:bookmark text:name="_dxkrfxq9edme"/>6.2 Zusammensetzung</text:p>
      <text:p text:style-name="P2"><text:span text:style-name="T14">(1)<text:tab/><text:tab/></text:span>Jede legitimierte AG ist hier vertreten <text:a xlink:type="simple" xlink:href="#_3htqpo78dakt" text:style-name="ListLabel_20_2" text:visited-style-name="ListLabel_20_2"><text:span text:style-name="T7">(vgl. </text:span></text:a><text:a xlink:type="simple" xlink:href="#_3htqpo78dakt" text:style-name="ListLabel_20_3" text:visited-style-name="ListLabel_20_3"><text:span text:style-name="T8">5.2 Neubildung einer AG</text:span></text:a><text:a xlink:type="simple" xlink:href="#_3htqpo78dakt" text:style-name="ListLabel_20_2" text:visited-style-name="ListLabel_20_2"><text:span text:style-name="T7">, §3.1)</text:span></text:a></text:p>
      <text:p text:style-name="P2"><text:span text:style-name="T14">(2)<text:tab/><text:tab/></text:span>Jede AG entsendet mindestens eine*n (maximal vier) Sprecher*in</text:p>
      <text:p text:style-name="P2"><text:soft-page-break/><text:span text:style-name="T14"><text:tab/>(2.1)<text:tab/></text:span>Jede AG besitzt <text:span text:style-name="T24">eine, gemeinsame</text:span> Stimme</text:p>
      <text:p text:style-name="P2"><text:span text:style-name="T14">(3)<text:tab/><text:tab/></text:span>Für die Kommunikation ist eine interne Gruppe im Messenger vorgesehen</text:p>
      <text:p text:style-name="P2"><text:span text:style-name="T14"><text:tab/>(3.1)<text:tab/></text:span>Diese Gruppe ist ausschließlich für die AG Sprecher*innen, andere Teilnehmer*innen <text:tab/><text:tab/><text:tab/>(vor allem CTF) sind hier nicht zugelassen</text:p>
      <text:p text:style-name="P42"><text:bookmark text:name="_ggcv0014xucz"/>6.3 Aufgaben</text:p>
      <text:p text:style-name="P2"><text:span text:style-name="T14">(1)<text:tab/><text:tab/></text:span>Überprüfen ob ein Sachverhalt in den Zuständigkeitsbereich einer AG fällt <text:a xlink:type="simple" xlink:href="#_1xxosztl5f3w" text:style-name="ListLabel_20_2" text:visited-style-name="ListLabel_20_2"><text:span text:style-name="T7">(vgl. </text:span></text:a><text:a xlink:type="simple" xlink:href="#_1xxosztl5f3w" text:style-name="ListLabel_20_3" text:visited-style-name="ListLabel_20_3"><text:span text:style-name="T8">3.6 <text:tab/><text:tab/><text:tab/>Zuständigkeit von AGs, bei Themen für die Deli-TK</text:span></text:a><text:a xlink:type="simple" xlink:href="#_1xxosztl5f3w" text:style-name="ListLabel_20_2" text:visited-style-name="ListLabel_20_2"><text:span text:style-name="T7">, §2.1)</text:span></text:a></text:p>
      <text:p text:style-name="P2"><text:span text:style-name="T14">(2)<text:tab/><text:tab/></text:span>Kontrolle der CTF Mitglieder, durch die folgenden Möglichkeiten</text:p>
      <text:p text:style-name="P2"><text:span text:style-name="T14"><text:tab/>(2.1)<text:tab/></text:span>Die AGSK kann die Aufnahme eines neuen Mitgliedes in die CTF verhindern, als auch <text:tab/><text:tab/><text:tab/>neue Mitglieder einstimmig in die CTF wählen <text:a xlink:type="simple" xlink:href="#_ugtp40qz8l1f" text:style-name="ListLabel_20_2" text:visited-style-name="ListLabel_20_2"><text:span text:style-name="T7">(vgl. </text:span></text:a><text:a xlink:type="simple" xlink:href="#_ugtp40qz8l1f" text:style-name="ListLabel_20_3" text:visited-style-name="ListLabel_20_3"><text:span text:style-name="T8">4.5 Neue Mitglieder</text:span></text:a><text:a xlink:type="simple" xlink:href="#_ugtp40qz8l1f" text:style-name="ListLabel_20_2" text:visited-style-name="ListLabel_20_2"><text:span text:style-name="T7">, §3-4.1)</text:span></text:a></text:p>
      <text:p text:style-name="P2"><text:span text:style-name="T14"><text:tab/>(2.2)</text:span><text:tab/>Die Verwarnung, bzw. der Ausschluss eines CTF Mitgliedes liegt im Kompetenzbereich <text:tab/><text:tab/><text:tab/>der AGSK <text:a xlink:type="simple" xlink:href="#_ahift7wu2sb6" text:style-name="ListLabel_20_2" text:visited-style-name="ListLabel_20_2"><text:span text:style-name="T7">(4.6 </text:span></text:a><text:a xlink:type="simple" xlink:href="#_ahift7wu2sb6" text:style-name="ListLabel_20_3" text:visited-style-name="ListLabel_20_3"><text:span text:style-name="T8">Ausschließen / Entmachten von Mitgliedern</text:span></text:a><text:a xlink:type="simple" xlink:href="#_ahift7wu2sb6" text:style-name="ListLabel_20_2" text:visited-style-name="ListLabel_20_2"><text:span text:style-name="T7">, §3)</text:span></text:a></text:p>
      <text:p text:style-name="P2"><text:span text:style-name="T14">(3)<text:tab/><text:tab/></text:span>Bereitstellen von drei Admins für die Deli Chats (Telegram/WA, pro Chatgruppe)</text:p>
      <text:p text:style-name="P2"><text:span text:style-name="T14">(4)<text:tab/><text:tab/></text:span>gemeinsames Veto <text:a xlink:type="simple" xlink:href="#_nczqq8jbxw3" text:style-name="ListLabel_20_2" text:visited-style-name="ListLabel_20_2"><text:span text:style-name="T7">(vgl. </text:span></text:a><text:a xlink:type="simple" xlink:href="#_nczqq8jbxw3" text:style-name="ListLabel_20_3" text:visited-style-name="ListLabel_20_3"><text:span text:style-name="T8">6.4 Vetorecht</text:span></text:a><text:a xlink:type="simple" xlink:href="#_nczqq8jbxw3" text:style-name="ListLabel_20_2" text:visited-style-name="ListLabel_20_2"><text:span text:style-name="T7">, §1-6)</text:span></text:a> </text:p>
      <text:p text:style-name="P42"><text:bookmark text:name="_nczqq8jbxw3"/>6.4 Vetorecht</text:p>
      <text:p text:style-name="P2"><text:span text:style-name="T14">(1)<text:tab/><text:tab/></text:span>Die <text:span text:style-name="T32">AGSK </text:span>kann gegen Beschlüsse der Deli-TK ein aufschiebendes Veto einlegen, dafür <text:tab/><text:tab/><text:tab/>müssen die Begründungen aus <text:a xlink:type="simple" xlink:href="#_nczqq8jbxw3" text:style-name="ListLabel_20_2" text:visited-style-name="ListLabel_20_2"><text:span text:style-name="T7">(</text:span></text:a><text:a xlink:type="simple" xlink:href="#_nczqq8jbxw3" text:style-name="ListLabel_20_3" text:visited-style-name="ListLabel_20_3"><text:span text:style-name="T8">6.4 Vetorecht</text:span></text:a><text:a xlink:type="simple" xlink:href="#_nczqq8jbxw3" text:style-name="ListLabel_20_2" text:visited-style-name="ListLabel_20_2"><text:span text:style-name="T7">, §2)</text:span></text:a> erfüllt werden</text:p>
      <text:p text:style-name="P2"><text:span text:style-name="T14"><text:tab/>(1.1)<text:tab/></text:span>Das Aussprechen eines Vetos muss einstimmig von der AGSK beschlossen werden</text:p>
      <text:p text:style-name="P2"><text:span text:style-name="T14">(2)<text:tab/><text:tab/></text:span>Die AGSK muss das Veto in einer Stellungnahme begründen, diese muss mindestens <text:tab/><text:tab/><text:tab/>folgende Punkte enthalten</text:p>
      <text:p text:style-name="P2"><text:span text:style-name="T14"><text:tab/>(2.1)<text:tab/></text:span>Warum fällt der Beschluss in den Handlungsrahmen der AGs? </text:p>
      <text:p text:style-name="P2"><text:span text:style-name="T14"><text:tab/>(2.2)<text:tab/></text:span>Warum schränkt der Beschluss die Handlungsfähigkeit der einzelnen AGs ein, schädigt <text:tab/><text:tab/><text:tab/>die AG, oder welche anderen Bedenken hat die AGSK gegenüber dem Beschluss?</text:p>
      <text:p text:style-name="P2"><text:span text:style-name="T14">(3)<text:tab/><text:tab/></text:span>Das Veto sowie die Stellungnahme müssen bis Donnerstag, 21 Uhr der CTF vorliegen, <text:tab/><text:tab/><text:tab/>ansonsten ist das Veto ungültig </text:p>
      <text:p text:style-name="P2"><text:span text:style-name="T14">(4)<text:tab/><text:tab/></text:span>Der dem Veto zugrunde liegende Entwurf muss überarbeitet werden bis das Veto <text:tab/><text:tab/><text:tab/>aufgehoben wird, dieser Entwurf muss der Deli-TK erneut zur Abstimmung vorgelegt <text:tab/><text:tab/><text:tab/>werden</text:p>
      <text:p text:style-name="P2"><text:span text:style-name="T14"><text:tab/>(4.1)<text:tab/></text:span>Die Kompromissfindung wird durch die Moderation unterstützt. Diese wird durch die <text:tab/><text:tab/><text:tab/>CTF gestellt</text:p>
      <text:p text:style-name="P2"><text:span text:style-name="T14">(5)<text:tab/></text:span><text:tab/>Sollte eine Kompromissfindung gescheitert sein, ist die dem Veto zugrunde liegende <text:tab/><text:tab/><text:tab/>Abstimmung mit ¾ Mehrheit von der Deli-TK anzunehmen</text:p>
      <text:p text:style-name="P2"><text:span text:style-name="T14">(6)<text:tab/><text:tab/></text:span>Gegen die Entscheidung über die Aufnahme eines CTF Mitgliedes durch die Deli-TK <text:tab/><text:tab/><text:tab/>kann die AGSK <text:span text:style-name="T26">kein</text:span> Veto einlegen <text:a xlink:type="simple" xlink:href="#_ugtp40qz8l1f" text:style-name="ListLabel_20_2" text:visited-style-name="ListLabel_20_2"><text:span text:style-name="T7">(vgl. </text:span></text:a><text:a xlink:type="simple" xlink:href="#_ugtp40qz8l1f" text:style-name="ListLabel_20_3" text:visited-style-name="ListLabel_20_3"><text:span text:style-name="T8">4.5 Neue Mitglieder</text:span></text:a><text:a xlink:type="simple" xlink:href="#_ugtp40qz8l1f" text:style-name="ListLabel_20_2" text:visited-style-name="ListLabel_20_2"><text:span text:style-name="T7">, §4.1)</text:span></text:a></text:p>
      <text:p text:style-name="P2"><text:soft-page-break/></text:p>
      <text:p text:style-name="P2"/>
      <text:p text:style-name="P2"/>
      <text:p text:style-name="P34"><text:bookmark text:name="_7r3pf348qzjt"/></text:p>
      <text:p text:style-name="P2"/>
      <text:p text:style-name="P34"><text:bookmark text:name="_nwbe7m8m3b7k"/>7. Kommunikationswege</text:p>
      <text:p text:style-name="P42"><text:bookmark text:name="_4uqennt17b3k"/>7.1 Kontakt zur CTF</text:p>
      <text:p text:style-name="P2"><text:span text:style-name="T14">(1)<text:tab/><text:tab/></text:span>Jede*r kann die CTF per Email (<text:a xlink:type="simple" xlink:href="mailto:ctf@fridaysforfuture.de" text:style-name="ListLabel_20_3" text:visited-style-name="ListLabel_20_3"><text:span text:style-name="T8">ctf@fridaysforfuture.de</text:span></text:a>) kontaktieren</text:p>
      <text:p text:style-name="P2"><text:span text:style-name="T14">(2)<text:tab/><text:tab/></text:span>Für dringende Fragen ist die CTF per Notfallnummer zu erreichen <text:a xlink:type="simple" xlink:href="#_9ilkcaf6mdly" text:style-name="ListLabel_20_2" text:visited-style-name="ListLabel_20_2"><text:span text:style-name="T7">(vgl. </text:span></text:a><text:a xlink:type="simple" xlink:href="#_9ilkcaf6mdly" text:style-name="ListLabel_20_3" text:visited-style-name="ListLabel_20_3"><text:span text:style-name="T8">4.1 Die CTF</text:span></text:a><text:a xlink:type="simple" xlink:href="#_9ilkcaf6mdly" text:style-name="ListLabel_20_2" text:visited-style-name="ListLabel_20_2"><text:span text:style-name="T7">, §2)</text:span></text:a> </text:p>
      <text:p text:style-name="P42"><text:bookmark text:name="_gri6e72acm7s"/>7.2 Ausgehend von der CTF</text:p>
      <text:p text:style-name="P40"><text:bookmark text:name="_j15bhuiv1o78"/>7.2.1 CTF zu OGs</text:p>
      <text:p text:style-name="P2"><text:span text:style-name="T14">(1)<text:tab/><text:tab/></text:span>Die Kommunikation erfolgt primär über die CTF-News, der Absender ist: <text:tab/><text:tab/><text:tab/><text:tab/><text:tab/><text:a xlink:type="simple" xlink:href="mailto:ctf@fridaysforfuture.de" text:style-name="ListLabel_20_3" text:visited-style-name="ListLabel_20_3"><text:span text:style-name="T8">ctf@fridaysforfuture.de</text:span></text:a></text:p>
      <text:p text:style-name="P2"><text:span text:style-name="T14"><text:tab/>(1.1)<text:tab/></text:span>Empfänger*innen sind alle OGs, jede einzelne OG besitzt eine Email Adresse nach dem <text:tab/><text:tab/><text:tab/>Muster: [ortsgruppe]@fridaysforfuture.de</text:p>
      <text:p text:style-name="P2"><text:span text:style-name="T14"><text:tab/>(1.2)<text:tab/></text:span>Die Email Adressen können bei der AG Regionalgruppenbetreuung beantragt werden </text:p>
      <text:p text:style-name="P2"><text:span text:style-name="T14">(2)<text:tab/><text:tab/></text:span>Damit erhalten die OGs die Möglichkeit, abseits der regulären Informationsverbreitung, <text:tab/><text:tab/>durch die Delis, an Informationen zu gelangen</text:p>
      <text:p text:style-name="P40"><text:bookmark text:name="_z21r7xu0ma8s"/>7.2.2 CTF zu AGSK</text:p>
      <text:p text:style-name="P2"><text:span text:style-name="T14">(1)<text:tab/><text:tab/></text:span>Die Kommunikation zwischen AGSK und CTF erfolgt durch eine gemeinsame Gruppe auf <text:tab/><text:tab/>Telegram</text:p>
      <text:p text:style-name="P40"><text:bookmark text:name="_uxu6f8kh5lyj"/>7.2.3 CTF zu AGs</text:p>
      <text:p text:style-name="P2"><text:span text:style-name="T14">(1)<text:tab/><text:tab/></text:span>Die Information erfolgt primär über die CTF-News, der Absender ist: <text:tab/><text:tab/><text:tab/><text:tab/><text:tab/><text:a xlink:type="simple" xlink:href="mailto:ctf@fridaysforfuture.de" text:style-name="ListLabel_20_3" text:visited-style-name="ListLabel_20_3"><text:span text:style-name="T8">ctf@fridaysforfuture.de</text:span></text:a></text:p>
      <text:p text:style-name="P2"><text:span text:style-name="T14"><text:tab/>(1.1)<text:tab/></text:span>Empfänger*innen sind alle AGs, jede einzelne AG besitzt eine Email Adresse nach dem <text:tab/><text:tab/><text:tab/>Muster: [arbeitsgruppe]@fridaysforfuture.de</text:p>
      <text:p text:style-name="P2"><text:span text:style-name="T14"><text:tab/>(1.2)<text:tab/></text:span>Die Email Adressen können bei der AG Regionalgruppenbetreuung beantragt werden</text:p>
      <text:p text:style-name="P40"><text:bookmark text:name="_vh8ci9j63j0k"/><text:soft-page-break/>7.2.4 CTF zu Delis</text:p>
      <text:p text:style-name="P2"><text:span text:style-name="T14">(1)</text:span><text:tab/><text:tab/>Hierfür stellt die CTF die Telegramgruppe „Deli-Infostream" bereit, die Teilnahme an <text:tab/><text:tab/><text:tab/>dieser Gruppe ist für alle Delis verpflichtend</text:p>
      <text:p text:style-name="P2"><text:span text:style-name="T14"><text:tab/>(1.1)<text:tab/></text:span>Schreibrechte für diese Gruppe besitzt ausschließlich die CTF, bzw. deren Mitglieder, <text:tab/><text:tab/><text:tab/>die CTF stellt sechs Admins</text:p>
      <text:p text:style-name="P2"><text:span text:style-name="T14"><text:tab/>(1.2)<text:tab/></text:span>Des Weiteren stellt die AGSK ebenfalls drei Admins für die Gruppe bereit</text:p>
      <text:p text:style-name="P2"><text:span text:style-name="T14">(2)<text:tab/><text:tab/></text:span>Über diese Gruppe werden wichtige Infos, die für alle OG relevant sind, verbreitet</text:p>
      <text:p text:style-name="P42"><text:bookmark text:name="_tf2nh02qohms"/>7.3 Ausgehend von den Delis</text:p>
      <text:p text:style-name="P40"><text:bookmark text:name="_fsht5qr10jk1"/>7.3.1 Deli zu Deli</text:p>
      <text:p text:style-name="P2"><text:span text:style-name="T14">(1)<text:tab/><text:tab/></text:span>Die CTF stellt eine Diskussionsgruppe für alle Delegierten bereit</text:p>
      <text:p text:style-name="P2"><text:span text:style-name="T14"><text:tab/>(1.1)<text:tab/></text:span>Die Teilnahme an dieser Gruppe ist für die Delis freiwillig</text:p>
      <text:p text:style-name="P2"><text:span text:style-name="T14">(2)<text:tab/><text:tab/></text:span>In dieser Gruppe ist jede*r schreibberechtigt</text:p>
      <text:p text:style-name="P2"><text:span text:style-name="T14">(3)<text:tab/><text:tab/></text:span>Die Admins werden von der CTF (sechs), sowie der AGSK (drei) gestellt</text:p>
      <text:p text:style-name="P40"><text:bookmark text:name="_pj5g8c4bprfp"/>7.3.2 Deli zu CTF</text:p>
      <text:p text:style-name="P2"><text:span text:style-name="T14">(1)<text:tab/><text:tab/></text:span>Für die Aufnahme von TOPs für die Deli-TK, wird ein Formular durch die CTF <text:tab/><text:tab/><text:tab/><text:tab/>bereitgestellt</text:p>
      <text:p text:style-name="P2"><text:span text:style-name="T14">(2)<text:tab/><text:tab/></text:span>Die Delis sollten alle weiteren Anliegen über die Email (ctf@fridaysforfuture.de) mit der <text:tab/><text:tab/>CTF kommunizieren</text:p>
      <text:p text:style-name="P2"><text:span text:style-name="T14">(3)<text:tab/><text:tab/></text:span>Außerdem besteht durch die Notfallnummer eine weitere Kontaktmöglichkeit <text:a xlink:type="simple" xlink:href="#_9ilkcaf6mdly" text:style-name="ListLabel_20_2" text:visited-style-name="ListLabel_20_2"><text:span text:style-name="T7">(vgl. </text:span></text:a><text:a xlink:type="simple" xlink:href="#_9ilkcaf6mdly" text:style-name="ListLabel_20_3" text:visited-style-name="ListLabel_20_3"><text:span text:style-name="T8">4.1 Die <text:tab/><text:tab/>CTF</text:span></text:a><text:a xlink:type="simple" xlink:href="#_9ilkcaf6mdly" text:style-name="ListLabel_20_2" text:visited-style-name="ListLabel_20_2"><text:span text:style-name="T7">, §2)</text:span></text:a></text:p>
      <text:p text:style-name="P40"><text:bookmark text:name="_nlk7svkbe3dg"/>7.3.3 Deli zu AGs</text:p>
      <text:p text:style-name="P2"><text:span text:style-name="T14">(1)<text:tab/><text:tab/></text:span>Die Kontaktaufnahme hat per Email zu erfolgen</text:p>
      <text:p text:style-name="P40"><text:bookmark text:name="_xdju6o6e44bo"/>7.3.4 Delis zu AGSK</text:p>
      <text:p text:style-name="P2"><text:span text:style-name="T14">(1)<text:tab/><text:tab/></text:span>Die AGSK kann per Email (<text:a xlink:type="simple" xlink:href="mailto:ag.sprecherkonferenz@fridaysfuture.de" text:style-name="ListLabel_20_3" text:visited-style-name="ListLabel_20_3"><text:span text:style-name="T8">ag.sprecherkonferenz@fridaysfuture.de</text:span></text:a>) kontaktiert werden</text:p>
      <text:p text:style-name="P2"><text:span text:style-name="T14"><text:tab/>(1.1)<text:tab/></text:span>Diese Kontaktmöglichkeit besteht für Ausnahmesituationen <text:a xlink:type="simple" xlink:href="#_ggcv0014xucz" text:style-name="ListLabel_20_2" text:visited-style-name="ListLabel_20_2"><text:span text:style-name="T7">(vgl. </text:span></text:a><text:a xlink:type="simple" xlink:href="#_ggcv0014xucz" text:style-name="ListLabel_20_3" text:visited-style-name="ListLabel_20_3"><text:span text:style-name="T8">6.3 Aufgaben</text:span></text:a><text:a xlink:type="simple" xlink:href="#_ggcv0014xucz" text:style-name="ListLabel_20_2" text:visited-style-name="ListLabel_20_2"><text:span text:style-name="T7">, §2)</text:span></text:a>, <text:tab/><text:tab/><text:tab/>normalerweise ist eine direkte Kontaktaufnahme nicht notwendig</text:p>
      <text:p text:style-name="P42"><text:bookmark text:name="_8eg2kw1onqr9"/>7.4 Ausgehend von den AGs </text:p>
      <text:p text:style-name="P40"><text:bookmark text:name="_xfmhlrc9ufcd"/><text:soft-page-break/>7.4.1 AGs zu CTF</text:p>
      <text:p text:style-name="P2"><text:span text:style-name="T14">(1)<text:tab/><text:tab/></text:span>Für die Aufnahme von TOPs, sowie Stellungnahmen für die Deli-TK wird ein Formular <text:tab/><text:tab/><text:tab/>durch die CTF bereitgestellt, mit der Einschränkung <text:a xlink:type="simple" xlink:href="#_3t2ra8fwb7ch" text:style-name="ListLabel_20_2" text:visited-style-name="ListLabel_20_2"><text:span text:style-name="T7">(vgl. </text:span></text:a><text:a xlink:type="simple" xlink:href="#_3t2ra8fwb7ch" text:style-name="ListLabel_20_3" text:visited-style-name="ListLabel_20_3"><text:span text:style-name="T8">7.5.1 AGSK zu CTF</text:span></text:a><text:a xlink:type="simple" xlink:href="#_3t2ra8fwb7ch" text:style-name="ListLabel_20_2" text:visited-style-name="ListLabel_20_2"><text:span text:style-name="T7">, §2)</text:span></text:a></text:p>
      <text:p text:style-name="P2"><text:span text:style-name="T14">(2)<text:tab/><text:tab/></text:span>Die Kommunikation per Email (<text:a xlink:type="simple" xlink:href="mailto:ctf@fridaysfuture.de" text:style-name="ListLabel_20_3" text:visited-style-name="ListLabel_20_3"><text:span text:style-name="T8">ctf@fridaysfuture.de</text:span></text:a>) ist ebenfalls möglich</text:p>
      <text:p text:style-name="P2"><text:span text:style-name="T14">(3)<text:tab/><text:tab/></text:span>AGs können in dringende Fällen ebenfalls über die Notfallnummer mit der CTF <text:tab/><text:tab/><text:tab/><text:tab/>kommunizieren <text:a xlink:type="simple" xlink:href="#_9ilkcaf6mdly" text:style-name="ListLabel_20_2" text:visited-style-name="ListLabel_20_2"><text:span text:style-name="T7">(vgl. </text:span></text:a><text:a xlink:type="simple" xlink:href="#_9ilkcaf6mdly" text:style-name="ListLabel_20_3" text:visited-style-name="ListLabel_20_3"><text:span text:style-name="T8">4.1 Die CTF</text:span></text:a><text:a xlink:type="simple" xlink:href="#_9ilkcaf6mdly" text:style-name="ListLabel_20_2" text:visited-style-name="ListLabel_20_2"><text:span text:style-name="T7">, §2)</text:span></text:a></text:p>
      <text:p text:style-name="P40"><text:bookmark text:name="_2501qf778gub"/>7.4.2 AGs zu AGs</text:p>
      <text:p text:style-name="P2"><text:span text:style-name="T14">(1)<text:tab/><text:tab/></text:span>Die AGs können untereinander per Email kommunizieren <text:a xlink:type="simple" xlink:href="#_5cfiakh2kv99" text:style-name="ListLabel_20_2" text:visited-style-name="ListLabel_20_2"><text:span text:style-name="T7">(vgl. </text:span></text:a><text:a xlink:type="simple" xlink:href="#_5cfiakh2kv99" text:style-name="ListLabel_20_3" text:visited-style-name="ListLabel_20_3"><text:span text:style-name="T8">4.2 Aufgabenbereiche</text:span></text:a><text:a xlink:type="simple" xlink:href="#_5cfiakh2kv99" text:style-name="ListLabel_20_2" text:visited-style-name="ListLabel_20_2"><text:span text:style-name="T7">, <text:tab/><text:tab/><text:tab/>§3.1</text:span></text:a><text:a xlink:type="simple" xlink:href="#_5cfiakh2kv99" text:style-name="ListLabel_20_3" text:visited-style-name="ListLabel_20_3"><text:span text:style-name="T8">)</text:span></text:a></text:p>
      <text:p text:style-name="P2"><text:span text:style-name="T14">(2)<text:tab/><text:tab/></text:span>Die jeweiligen AG Sprecher*innen können sich über die AGSK austauschen</text:p>
      <text:p text:style-name="P42"><text:bookmark text:name="_vx70d3tpod4f"/>7.5 Ausgehend von der AGSK</text:p>
      <text:p text:style-name="P40"><text:bookmark text:name="_3t2ra8fwb7ch"/>7.5.1 <text:s/>AGSK zu CTF</text:p>
      <text:p text:style-name="P2"><text:span text:style-name="T14">(1)<text:tab/><text:tab/></text:span>Die Kommunikation zwischen AGSK und CTF erfolgt durch die gemeinsame <text:tab/><text:tab/><text:tab/><text:tab/>Telegramgruppe <text:a xlink:type="simple" xlink:href="#_z21r7xu0ma8s" text:style-name="ListLabel_20_2" text:visited-style-name="ListLabel_20_2"><text:span text:style-name="T7">(vgl. </text:span></text:a><text:a xlink:type="simple" xlink:href="#_z21r7xu0ma8s" text:style-name="ListLabel_20_3" text:visited-style-name="ListLabel_20_3"><text:span text:style-name="T8">7.2.2 CTF zu AGSK</text:span></text:a><text:a xlink:type="simple" xlink:href="#_z21r7xu0ma8s" text:style-name="ListLabel_20_2" text:visited-style-name="ListLabel_20_2"><text:span text:style-name="T7">, §1)</text:span></text:a></text:p>
      <text:p text:style-name="P2"><text:span text:style-name="T14">(2)<text:tab/><text:tab/></text:span>TOPs können von AG Sprechern*innen in der gemeinsamen Gruppe ohne Formular in die <text:tab/><text:tab/>Deli- TK eingebracht werden</text:p>
      <text:p text:style-name="P2"><text:span text:style-name="T14"><text:tab/>(2.1)<text:tab/></text:span>Die regulären Fristen sind auch hier zu wahren <text:a xlink:type="simple" xlink:href="#_9b1eep65mpcp" text:style-name="ListLabel_20_2" text:visited-style-name="ListLabel_20_2"><text:span text:style-name="T7">(vgl. </text:span></text:a><text:a xlink:type="simple" xlink:href="#_9b1eep65mpcp" text:style-name="ListLabel_20_3" text:visited-style-name="ListLabel_20_3"><text:span text:style-name="T8">3.2 Vorbereitung</text:span></text:a><text:a xlink:type="simple" xlink:href="#_9b1eep65mpcp" text:style-name="ListLabel_20_2" text:visited-style-name="ListLabel_20_2"><text:span text:style-name="T7">, §2)</text:span></text:a></text:p>
      <text:p text:style-name="P40"><text:bookmark text:name="_tlyjm4as8vj"/>7.5.2 AGSK zu Delis/OGs</text:p>
      <text:p text:style-name="P2"><text:span text:style-name="T14">(1)<text:tab/><text:tab/></text:span>Die Kommunikation läuft primär über die CTF, bei Unstimmigkeiten hat die AGSK das <text:tab/><text:tab/><text:tab/>Recht, direkt Kontakt per Email oder per Rundmail an die OGs/Delis aufzunehmen <text:a xlink:type="simple" xlink:href="#_c9gx54ichr48" text:style-name="ListLabel_20_2" text:visited-style-name="ListLabel_20_2"><text:span text:style-name="T7">(vgl. <text:tab/><text:tab/></text:span></text:a><text:a xlink:type="simple" xlink:href="#_c9gx54ichr48" text:style-name="ListLabel_20_3" text:visited-style-name="ListLabel_20_3"><text:span text:style-name="T8">2.4 Transparenz</text:span></text:a><text:a xlink:type="simple" xlink:href="#_c9gx54ichr48" text:style-name="ListLabel_20_2" text:visited-style-name="ListLabel_20_2"><text:span text:style-name="T7">, §1)</text:span></text:a></text:p>
      <text:p text:style-name="P2"/>
      <text:p text:style-name="P2"/>
      <text:p text:style-name="P34"><text:bookmark text:name="_objwu6htcscw"/>8. Task Forces (TFs)</text:p>
      <text:p text:style-name="P42"><text:bookmark text:name="_1m1pr0sxx876"/>8.1 Legitimierung</text:p>
      <text:p text:style-name="P2"><text:span text:style-name="T14">(1) <text:tab/></text:span>Die bereits bestehende TF oder eine neue muss zuerst ihren Handlungsspielraum <text:tab/><text:tab/> <text:tab/>selbstständig definieren.</text:p>
      <text:p text:style-name="P2"><text:span text:style-name="T14">(2)</text:span> <text:tab/>Dieser muss anschließend durch die Deli-TK bestätigt und legitimiert werden.</text:p>
      <text:p text:style-name="P42"><text:bookmark text:name="_9e1pgzodd9b8"/>8.2 Neubildung einer Task Force</text:p>
      <text:p text:style-name="P2"><text:soft-page-break/><text:span text:style-name="T14">(1)</text:span> <text:tab/>Jede neue TF legt ihre Kompetenzen bzw. Entscheidungsspielräume selbstständig <text:tab/><text:tab/> <text:tab/>(Protokoll Deli-TK) schriftlich fest <text:a xlink:type="simple" xlink:href="#_lyf8unczja2g" text:style-name="ListLabel_20_2" text:visited-style-name="ListLabel_20_2"><text:span text:style-name="T7">(vgl. </text:span></text:a><text:a xlink:type="simple" xlink:href="#_lyf8unczja2g" text:style-name="ListLabel_20_3" text:visited-style-name="ListLabel_20_3"><text:span text:style-name="T8">5.1 Legitimierung</text:span></text:a><text:a xlink:type="simple" xlink:href="#_lyf8unczja2g" text:style-name="ListLabel_20_2" text:visited-style-name="ListLabel_20_2"><text:span text:style-name="T7">, §2)</text:span></text:a>.</text:p>
      <text:p text:style-name="P2"><text:span text:style-name="T14">(2)</text:span> <text:tab/>Der Entwurf des Handlungsspielraums wird von jeder neuen TF in der Deli-TK vorgestellt <text:tab/> <text:tab/>(vgl. 3.2 Vorbereitung, §2).</text:p>
      <text:p text:style-name="P2"><text:tab/><text:span text:style-name="T14">(2.1)</text:span> <text:tab/>Für die Durchführung der Abstimmung reicht ein Stimmungsbild <text:a xlink:type="simple" xlink:href="#_msowmijwqf5d" text:style-name="ListLabel_20_2" text:visited-style-name="ListLabel_20_2"><text:span text:style-name="T7">(vgl. </text:span></text:a><text:a xlink:type="simple" xlink:href="#_msowmijwqf5d" text:style-name="ListLabel_20_3" text:visited-style-name="ListLabel_20_3"><text:span text:style-name="T8">Allgemeine und terminologische Abkürzungen - Glossar</text:span></text:a><text:a xlink:type="simple" xlink:href="#_msowmijwqf5d" text:style-name="ListLabel_20_2" text:visited-style-name="ListLabel_20_2"><text:span text:style-name="T7">, "einfache Mehrheit, 50%+1”)</text:span></text:a>.</text:p>
      <text:p text:style-name="P2"><text:span text:style-name="T14">(3)</text:span> <text:tab/>Jede <text:span text:style-name="T44">TF hat das Recht eine Email Adresse bei der AGSK zu beantragen.</text:span> <text:tab/><text:tab/><text:tab/><text:tab/>([taskforce]@fridaysforfuture.de).</text:p>
      <text:p text:style-name="P2"><text:s text:c="3"/><text:tab/><text:span text:style-name="T14">(3.1)</text:span> <text:tab/><text:span text:style-name="T44">Die AGSK muss dann über diesen Antrag entscheiden und die Entscheidung <text:tab/><text:tab/><text:tab/><text:tab/><text:tab/>umsetzen.</text:span></text:p>
      <text:p text:style-name="P2"><text:s text:c="3"/><text:tab/><text:span text:style-name="T14">(3.2)</text:span> <text:tab/>Wenn eine E-Mail auf Bundesebene beantragt wird, muss diese von mindestens drei <text:tab/><text:tab/><text:tab/>Ansprechpartner*innen registriert werden.</text:p>
      <text:p text:style-name="P2"><text:s text:c="4"/><text:span text:style-name="T14">(3.3)</text:span> <text:tab/>Die Zugangsdaten werden parallel an die Ansprechpartner*innen ausgegeben.</text:p>
      <text:p text:style-name="P42"><text:bookmark text:name="_7g1wmq6vmr5k"/>8.3 Rechenschaft</text:p>
      <text:p text:style-name="P2"><text:span text:style-name="T14">(1)</text:span> <text:tab/>Die TF muss nach Aufforderung durch die Deli-TK ausführlich Rechenschaft ablegen.</text:p>
      <text:p text:style-name="P2"><text:span text:style-name="T14">(2) <text:tab/></text:span>Nachfragen und Kritik können in der nächsten Deli-TK vorgebracht werden.</text:p>
      <text:p text:style-name="P2"><text:s text:c="4"/><text:span text:style-name="T14">(2.1)</text:span> <text:tab/>Die reguläre Frist <text:a xlink:type="simple" xlink:href="#_9b1eep65mpcp" text:style-name="ListLabel_20_2" text:visited-style-name="ListLabel_20_2"><text:span text:style-name="T7">(vgl. </text:span></text:a><text:a xlink:type="simple" xlink:href="#_9b1eep65mpcp" text:style-name="ListLabel_20_3" text:visited-style-name="ListLabel_20_3"><text:span text:style-name="T8">3.2 Vorbereitung</text:span></text:a><text:a xlink:type="simple" xlink:href="#_9b1eep65mpcp" text:style-name="ListLabel_20_2" text:visited-style-name="ListLabel_20_2"><text:span text:style-name="T7">, §2)</text:span></text:a> ist dabei zu wahren.</text:p>
      <text:p text:style-name="P42"><text:bookmark text:name="_x4yp1dqdymv0"/>8.4 Zugänglichkeit</text:p>
      <text:p text:style-name="P2"><text:span text:style-name="T14">(1)</text:span> <text:tab/>Die TF sollte gegenüber allen potentiellen neuen Teilnehmer*innen offen sein.</text:p>
      <text:p text:style-name="P2"><text:s text:c="3"/><text:tab/><text:span text:style-name="T14">(1.1) <text:tab/></text:span>Jede*r der*die engagiert ist, kann einer TF beitreten.</text:p>
      <text:p text:style-name="P2"><text:span text:style-name="T14">(2)</text:span> <text:tab/>Erfahrung durch die aktive Mitarbeit in der eigenen OG ist von Vorteil, aber keine <text:tab/><text:tab/> <text:tab/>zwingende Voraussetzung. Ohne Vorerfahrung kann es für den Einzelnen allerdings sehr <text:tab/> <text:tab/>schwierig sein, die übertragenen Aufgaben in einer TF zu erfüllen.</text:p>
      <text:p text:style-name="P2"><text:s text:c="4"/><text:span text:style-name="T14">(2.1)</text:span> <text:tab/>Wenn sich ein Engagierter ungerecht behandelt fühlt, kann er*sie sich bei der CTF <text:tab/><text:tab/><text:tab/> <text:tab/>beschweren. Die Feedback AG (feedback@fridaysforfuture.de) oder die CTF kann <text:tab/><text:tab/><text:tab/><text:tab/>hierbei vermitteln.</text:p>
      <text:p text:style-name="P2"><text:tab/> <text:span text:style-name="T14">(2.2)</text:span> <text:tab/>Sollten sich solche Vorfälle vor der CTF häufen, muss sich diese TF vor der AGSK und <text:tab/><text:tab/><text:tab/>der CTF dazu rechtfertigen.</text:p>
      <text:p text:style-name="P42"><text:bookmark text:name="_d6b9glnog36n"/>8.5 Auflösen einer Task Force</text:p>
      <text:p text:style-name="P2"><text:span text:style-name="T14">(1) <text:tab/></text:span>Die Auflösung einer TF kann von der Deli-TK beschlossen werden.</text:p>
      <text:p text:style-name="P2"><text:s text:c="4"/><text:span text:style-name="T14">(1.1)</text:span> <text:tab/>Dafür wird eine einfache Mehrheit (50%+1) in der Deli-TK benötigt <text:a xlink:type="simple" xlink:href="#_aopnuv9ka53o" text:style-name="ListLabel_20_2" text:visited-style-name="ListLabel_20_2"><text:span text:style-name="T7">(vgl. </text:span></text:a><text:a xlink:type="simple" xlink:href="#_aopnuv9ka53o" text:style-name="ListLabel_20_3" text:visited-style-name="ListLabel_20_3"><text:span text:style-name="T8">3.3 <text:tab/><text:tab/><text:tab/><text:tab/>Durchführung/Entscheidungsfindung</text:span></text:a><text:a xlink:type="simple" xlink:href="#_aopnuv9ka53o" text:style-name="ListLabel_20_2" text:visited-style-name="ListLabel_20_2"><text:span text:style-name="T7">, §5.6)</text:span></text:a>.</text:p>
      <text:p text:style-name="P2"><text:span text:style-name="T14">(2)</text:span> <text:tab/>Die TF besitzt ebenfalls das Recht, sich selbst aufzulösen.</text:p>
      <text:p text:style-name="P2"><text:soft-page-break/><text:span text:style-name="T14">(3)</text:span> <text:tab/><text:span text:style-name="T44">Die TF gibt ein Enddatum im Legitimierungsprozess an, dadurch wird die TF automatisch <text:tab/><text:tab/>aufgelöst. </text:span></text:p>
      <text:p text:style-name="P42"><text:bookmark text:name="_qwyffhny423a"/>8.6 Transparenz</text:p>
      <text:p text:style-name="P2"><text:span text:style-name="T14">(1)</text:span> <text:tab/>Protokolle und Pads der TF bleiben TF intern, da sonst die Arbeitsweise und die <text:tab/><text:tab/><text:tab/><text:tab/>Produktivität leidet.</text:p>
      <text:p text:style-name="P2"><text:span text:style-name="T14">(2)</text:span> <text:tab/>Berichte müssen für die Deli-TK zugänglich gemacht werden</text:p>
      <text:p text:style-name="P2"><text:span text:style-name="T14">(3)</text:span> <text:tab/>Protokolle sollten in der TF-TK möglichst regelmäßig geführt werden (nicht öffentlich <text:tab/><text:tab/><text:tab/>zugänglich).</text:p>
      <text:p text:style-name="P2"><text:tab/><text:span text:style-name="T14">(3.1)</text:span> <text:tab/>Die Protokolle müssen der Deli-TK und AGSK auf Anfrage zur Verfügung gestellt <text:tab/><text:tab/><text:tab/><text:tab/>werden.</text:p>
      <text:p text:style-name="P2"><text:span text:style-name="T14">(4)</text:span> <text:tab/>Jede TF muss mindestens zwei bis maximal vier Sprecher*innen zur Verfügung stellen.</text:p>
      <text:p text:style-name="P2"><text:s text:c="4"/><text:span text:style-name="T14">(4.1)</text:span> <text:tab/><text:span text:style-name="T44">Die Wahl des Sprechers, der Sprecher*in muss demokratisch erfolgen. </text:span></text:p>
      <text:p text:style-name="P42"><text:bookmark text:name="_70el879vdiu0"/>8.7 Entscheidungsfindung</text:p>
      <text:p text:style-name="P2"><text:span text:style-name="T14">(1)</text:span> <text:tab/>Wie innerhalb der TF eine Aufgabe oder ein Problem bearbeitet wird, bleibt der TF selbst <text:tab/> <text:tab/>überlassen.</text:p>
      <text:p text:style-name="P2"><text:tab/><text:span text:style-name="T14">(1.1)</text:span> <text:tab/><text:span text:style-name="T44">Die Taskforce muss eine demokratische Entscheidungsfindung nutzen. Wie diese im <text:tab/><text:tab/><text:tab/>Detail aussieht, bleibt der TF überlassen. </text:span></text:p>
      <text:p text:style-name="P2"><text:span text:style-name="T14">(2)</text:span> <text:tab/>AGSK Entscheidungen stehen über TF Entscheidungen.</text:p>
      <text:p text:style-name="P2"><text:tab/><text:span text:style-name="T14">(2.1) <text:tab/></text:span>Jede AG hat das Recht eine TF Entscheidung, vor allem wenn sie in ihre <text:tab/><text:tab/><text:tab/><text:tab/><text:tab/>Handlungskompetenz fällt, zu übernehmen und in Kooperation die Aufgabe zu <text:tab/><text:tab/><text:tab/><text:tab/>bewältigen.</text:p>
      <text:p text:style-name="P2"><text:span text:style-name="T14"><text:tab/>(2.2)</text:span> <text:tab/>Jede AG kann sich gegen TF Entscheidungen stellen, die in die Handlungskompetenz <text:tab/><text:tab/><text:tab/>der AG fällt.</text:p>
      <text:p text:style-name="P2"><text:span text:style-name="T14">(3)</text:span> <text:tab/>Das Ergebnis der Entscheidungsfindung muss nachvollziehbar sein <text:a xlink:type="simple" xlink:href="#_7g1wmq6vmr5k" text:style-name="ListLabel_20_2" text:visited-style-name="ListLabel_20_2"><text:span text:style-name="T7">(vgl. </text:span></text:a><text:a xlink:type="simple" xlink:href="#_7g1wmq6vmr5k" text:style-name="ListLabel_20_3" text:visited-style-name="ListLabel_20_3"><text:span text:style-name="T8">8.3 Rechenschaft</text:span></text:a><text:a xlink:type="simple" xlink:href="#_7g1wmq6vmr5k" text:style-name="ListLabel_20_2" text:visited-style-name="ListLabel_20_2"><text:span text:style-name="T7">, <text:tab/><text:tab/>§1-2.1)</text:span></text:a>.</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1pt" fo:language="de" fo:country="none" style:letter-kerning="false" style:font-name-asian="Verdana1" style:font-size-asian="11pt" style:language-asian="zh" style:country-asian="CN" style:font-name-complex="Verdan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1pt" fo:language="de" fo:country="none" style:letter-kerning="false" style:font-name-asian="Verdana1" style:font-size-asian="11pt" style:language-asian="zh" style:country-asian="CN" style:font-name-complex="Verdan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ab-stops>
          <style:tab-stop style:position="0.1965in"/>
          <style:tab-stop style:position="0.2945in"/>
          <style:tab-stop style:position="0.4917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972in" loext:contextual-spacing="false" fo:line-height="130%" fo:keep-together="always" fo:orphans="0" fo:widows="0" fo:keep-with-next="always">
        <style:tab-stops>
          <style:tab-stop style:position="0.1902in"/>
          <style:tab-stop style:position="0.2945in"/>
          <style:tab-stop style:position="0.5862in"/>
        </style:tab-stops>
      </style:paragraph-properties>
      <style:text-properties style:font-name="Calibri" fo:font-family="Calibri" style:font-family-generic="roman" style:font-pitch="variable" fo:font-size="26pt" fo:font-weight="bold" style:font-name-asian="Calibri1" style:font-family-asian="Calibri" style:font-family-generic-asian="system" style:font-pitch-asian="variable" style:font-size-asian="26pt" style:font-weight-asian="bold" style:font-name-complex="Calibri1" style:font-family-complex="Calibri" style:font-family-generic-complex="system" style:font-pitch-complex="variable" style:font-size-complex="26pt"/>
    </style:style>
    <style:style style:name="Heading_20_2" style:display-name="Heading 2" style:family="paragraph" style:parent-style-name="normal" style:next-style-name="Standard" style:default-outline-level="" style:class="text">
      <style:paragraph-properties fo:margin-top="0.1807in" fo:margin-bottom="0in" loext:contextual-spacing="false" fo:line-height="100%"/>
      <style:text-properties style:font-name="Calibri" fo:font-family="Calibri" style:font-family-generic="roman" style:font-pitch="variable" fo:font-size="20pt" fo:font-weight="bold" style:font-name-asian="Calibri1" style:font-family-asian="Calibri" style:font-family-generic-asian="system" style:font-pitch-asian="variable" style:font-size-asian="20pt" style:font-weight-asian="bold" style:font-name-complex="Calibri1" style:font-family-complex="Calibri"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top="0.139in" fo:margin-bottom="0.0417in" loext:contextual-spacing="false" fo:line-height="100%">
        <style:tab-stops>
          <style:tab-stop style:position="0.1902in"/>
          <style:tab-stop style:position="0.2945in"/>
          <style:tab-stop style:position="0.5862in"/>
        </style:tab-stops>
      </style:paragraph-properties>
      <style:text-properties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fo:font-size="40pt" fo:font-weight="bold" style:font-size-asian="40pt" style:font-weight-asian="bold" style:font-size-complex="40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 style:display-name="ListLabel 2" style:family="text">
      <style:text-properties fo:color="#1155cc"/>
    </style:style>
    <style:style style:name="ListLabel_20_3" style:display-name="ListLabel 3" style:family="text">
      <style:text-properties fo:color="#1155cc" style:text-underline-style="solid" style:text-underline-width="auto" style:text-underline-color="font-color"/>
    </style:style>
    <style:style style:name="ListLabel_20_4" style:display-name="ListLabel 4" style:family="text">
      <style:text-properties fo:color="#1155cc" fo:font-style="italic" style:font-style-asian="italic"/>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5in" fo:margin-right="0in" fo:margin-top="0.4165in" fo:margin-bottom="0in" loext:contextual-spacing="false" fo:line-height="100%" fo:text-align="end" style:justify-single-word="false" fo:text-indent="0in" style:auto-text-indent="false" fo:padding="0in" fo:border="none"/>
      <style:text-properties fo:color="#1da64a" fo:font-size="10pt" style:font-size-asian="10pt" style:font-size-complex="10pt"/>
    </style:style>
    <style:style style:name="MP2" style:family="paragraph" style:parent-style-name="Standard">
      <style:paragraph-properties fo:text-align="end" style:justify-single-word="false"/>
    </style:style>
    <style:style style:name="MP3" style:family="paragraph" style:parent-style-name="Standard">
      <style:paragraph-properties fo:margin-top="0.4165in" fo:margin-bottom="0in" loext:contextual-spacing="false" fo:line-height="100%" fo:text-align="start" style:justify-single-word="false" fo:padding="0in" fo:border="none"/>
    </style:style>
    <style:style style:name="MP4" style:family="paragraph" style:parent-style-name="Standard">
      <style:paragraph-properties fo:padding="0in" fo:border="none"/>
    </style:style>
    <style:style style:name="Mfr1" style:family="graphic" style:parent-style-name="Graphics">
      <style:graphic-properties fo:margin-left="0.0626in" fo:margin-right="0.0626in" fo:margin-top="0.0626in" fo:margin-bottom="0.0626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in" fo:margin-left="0.5902in" fo:margin-right="0.3929in" fo:background-color="#ffffff" style:writing-mode="lr-tb" style:layout-grid-color="#c0c0c0" style:layout-grid-lines="275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327in" fo:margin-left="0in" fo:margin-right="0in" fo:margin-bottom="0.3929in" style:dynamic-spacing="true"/>
      </style:header-style>
      <style:footer-style>
        <style:header-footer-properties fo:min-height="0.4327in" fo:margin-left="0in" fo:margin-right="0in" fo:margin-top="0.3929in" style:dynamic-spacing="true"/>
      </style:footer-style>
    </style:page-layout>
  </office:automatic-styles>
  <office:master-styles>
    <style:master-page style:name="Standard" style:page-layout-name="Mpm1">
      <style:header>
        <text:p text:style-name="MP1"><text:bookmark text:name="_9nvcibv3gama"/></text:p>
      </style:header>
      <style:footer>
        <text:p text:style-name="MP2"><text:page-number text:select-page="current">27</text:page-number></text:p>
        <text:p text:style-name="MP2"/>
      </style:footer>
    </style:master-page>
    <style:master-page style:name="First_20_Page" style:display-name="First Page" style:page-layout-name="Mpm1" style:next-style-name="Standard">
      <style:header>
        <text:p text:style-name="MP3"><draw:frame draw:style-name="Mfr1" draw:name="image1.png" text:anchor-type="char" svg:x="1.5366in" svg:y="0.2917in" svg:width="3.6307in" svg:height="3.6307in" draw:z-index="0"><draw:image xlink:href="Pictures/10000201000005DC000005DCFD38CB171F759DE5.png" xlink:type="simple" xlink:show="embed" xlink:actuate="onLoad" loext:mime-type="image/png"/><svg:desc>Platzhalterbild</svg:desc></draw:frame></text:p>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29" meta:paragraph-count="516" meta:word-count="6183" meta:character-count="43852" meta:non-whitespace-character-count="37007"/>
    <meta:generator>LibreOfficeDev/6.0.5.2$Linux_X86_64 LibreOffice_project/</meta:generator>
  </office:meta>
</office:document-meta>
</file>